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1.903cm"/>
    </style:style>
    <style:style style:name="co22" style:family="table-column">
      <style:table-column-properties fo:break-before="auto" style:column-width="1cm"/>
    </style:style>
    <style:style style:name="co23" style:family="table-column">
      <style:table-column-properties fo:break-before="auto" style:column-width="9.003cm"/>
    </style:style>
    <style:style style:name="co24" style:family="table-column">
      <style:table-column-properties fo:break-before="auto" style:column-width="6.431cm"/>
    </style:style>
    <style:style style:name="co25" style:family="table-column">
      <style:table-column-properties fo:break-before="auto" style:column-width="3.856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663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2.307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11cm"/>
    </style:style>
    <style:style style:name="co32" style:family="table-column">
      <style:table-column-properties fo:break-before="auto" style:column-width="2.581cm"/>
    </style:style>
    <style:style style:name="co33" style:family="table-column">
      <style:table-column-properties fo:break-before="auto" style:column-width="2.406cm"/>
    </style:style>
    <style:style style:name="co34" style:family="table-column">
      <style:table-column-properties fo:break-before="auto" style:column-width="2.399cm"/>
    </style:style>
    <style:style style:name="co35" style:family="table-column">
      <style:table-column-properties fo:break-before="auto" style:column-width="2.429cm"/>
    </style:style>
    <style:style style:name="co36" style:family="table-column">
      <style:table-column-properties fo:break-before="auto" style:column-width="1.974cm"/>
    </style:style>
    <style:style style:name="co37" style:family="table-column">
      <style:table-column-properties fo:break-before="auto" style:column-width="2.267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1.307cm"/>
    </style:style>
    <style:style style:name="co41" style:family="table-column">
      <style:table-column-properties fo:break-before="auto" style:column-width="1.205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1.304cm"/>
    </style:style>
    <style:style style:name="co44" style:family="table-column">
      <style:table-column-properties fo:break-before="auto" style:column-width="0.804cm"/>
    </style:style>
    <style:style style:name="co45" style:family="table-column">
      <style:table-column-properties fo:break-before="auto" style:column-width="1.686cm"/>
    </style:style>
    <style:style style:name="co46" style:family="table-column">
      <style:table-column-properties fo:break-before="auto" style:column-width="1.58cm"/>
    </style:style>
    <style:style style:name="co47" style:family="table-column">
      <style:table-column-properties fo:break-before="auto" style:column-width="1.178cm"/>
    </style:style>
    <style:style style:name="co48" style:family="table-column">
      <style:table-column-properties fo:break-before="auto" style:column-width="1.081cm"/>
    </style:style>
    <style:style style:name="co49" style:family="table-column">
      <style:table-column-properties fo:break-before="auto" style:column-width="1.261cm"/>
    </style:style>
    <style:style style:name="co50" style:family="table-column">
      <style:table-column-properties fo:break-before="auto" style:column-width="0.788cm"/>
    </style:style>
    <style:style style:name="co51" style:family="table-column">
      <style:table-column-properties fo:break-before="auto" style:column-width="3.829cm"/>
    </style:style>
    <style:style style:name="co52" style:family="table-column">
      <style:table-column-properties fo:break-before="auto" style:column-width="3.29cm"/>
    </style:style>
    <style:style style:name="co53" style:family="table-column">
      <style:table-column-properties fo:break-before="auto" style:column-width="3.411cm"/>
    </style:style>
    <style:style style:name="co54" style:family="table-column">
      <style:table-column-properties fo:break-before="auto" style:column-width="3.166cm"/>
    </style:style>
    <style:style style:name="co55" style:family="table-column">
      <style:table-column-properties fo:break-before="auto" style:column-width="4.002cm"/>
    </style:style>
    <style:style style:name="co56" style:family="table-column">
      <style:table-column-properties fo:break-before="auto" style:column-width="4.135cm"/>
    </style:style>
    <style:style style:name="co57" style:family="table-column">
      <style:table-column-properties fo:break-before="auto" style:column-width="0.947cm"/>
    </style:style>
    <style:style style:name="co58" style:family="table-column">
      <style:table-column-properties fo:break-before="auto" style:column-width="1.446cm"/>
    </style:style>
    <style:style style:name="co59" style:family="table-column">
      <style:table-column-properties fo:break-before="auto" style:column-width="15.18cm"/>
    </style:style>
    <style:style style:name="co60" style:family="table-column">
      <style:table-column-properties fo:break-before="auto" style:column-width="5.53cm"/>
    </style:style>
    <style:style style:name="co61" style:family="table-column">
      <style:table-column-properties fo:break-before="auto" style:column-width="0.981cm"/>
    </style:style>
    <style:style style:name="co62" style:family="table-column">
      <style:table-column-properties fo:break-before="auto" style:column-width="4.59cm"/>
    </style:style>
    <style:style style:name="co63" style:family="table-column">
      <style:table-column-properties fo:break-before="auto" style:column-width="2.635cm"/>
    </style:style>
    <style:style style:name="co64" style:family="table-column">
      <style:table-column-properties fo:break-before="auto" style:column-width="4.404cm"/>
    </style:style>
    <style:style style:name="co65" style:family="table-column">
      <style:table-column-properties fo:break-before="auto" style:column-width="1.81cm"/>
    </style:style>
    <style:style style:name="co66" style:family="table-column">
      <style:table-column-properties fo:break-before="auto" style:column-width="0.953cm"/>
    </style:style>
    <style:style style:name="co67" style:family="table-column">
      <style:table-column-properties fo:break-before="auto" style:column-width="5.914cm"/>
    </style:style>
    <style:style style:name="co68" style:family="table-column">
      <style:table-column-properties fo:break-before="auto" style:column-width="0.697cm"/>
    </style:style>
    <style:style style:name="co69" style:family="table-column">
      <style:table-column-properties fo:break-before="auto" style:column-width="6.128cm"/>
    </style:style>
    <style:style style:name="co70" style:family="table-column">
      <style:table-column-properties fo:break-before="auto" style:column-width="1.905cm"/>
    </style:style>
    <style:style style:name="co71" style:family="table-column">
      <style:table-column-properties fo:break-before="auto" style:column-width="0.958cm"/>
    </style:style>
    <style:style style:name="co72" style:family="table-column">
      <style:table-column-properties fo:break-before="auto" style:column-width="6.082cm"/>
    </style:style>
    <style:style style:name="co73" style:family="table-column">
      <style:table-column-properties fo:break-before="auto" style:column-width="0.893cm"/>
    </style:style>
    <style:style style:name="co74" style:family="table-column">
      <style:table-column-properties fo:break-before="auto" style:column-width="5.235cm"/>
    </style:style>
    <style:style style:name="co75" style:family="table-column">
      <style:table-column-properties fo:break-before="auto" style:column-width="9.627cm"/>
    </style:style>
    <style:style style:name="co76" style:family="table-column">
      <style:table-column-properties fo:break-before="auto" style:column-width="0.827cm"/>
    </style:style>
    <style:style style:name="co77" style:family="table-column">
      <style:table-column-properties fo:break-before="auto" style:column-width="4.974cm"/>
    </style:style>
    <style:style style:name="co78" style:family="table-column">
      <style:table-column-properties fo:break-before="auto" style:column-width="0.764cm"/>
    </style:style>
    <style:style style:name="co79" style:family="table-column">
      <style:table-column-properties fo:break-before="auto" style:column-width="8.664cm"/>
    </style:style>
    <style:style style:name="co80" style:family="table-column">
      <style:table-column-properties fo:break-before="auto" style:column-width="0.683cm"/>
    </style:style>
    <style:style style:name="co81" style:family="table-column">
      <style:table-column-properties fo:break-before="auto" style:column-width="3.17cm"/>
    </style:style>
    <style:style style:name="co82" style:family="table-column">
      <style:table-column-properties fo:break-before="auto" style:column-width="2.464cm"/>
    </style:style>
    <style:style style:name="co83" style:family="table-column">
      <style:table-column-properties fo:break-before="auto" style:column-width="26.658cm"/>
    </style:style>
    <style:style style:name="co84" style:family="table-column">
      <style:table-column-properties fo:break-before="auto" style:column-width="27.531cm"/>
    </style:style>
    <style:style style:name="co85" style:family="table-column">
      <style:table-column-properties fo:break-before="auto" style:column-width="0.543cm"/>
    </style:style>
    <style:style style:name="co86" style:family="table-column">
      <style:table-column-properties fo:break-before="auto" style:column-width="5.2cm"/>
    </style:style>
    <style:style style:name="co87" style:family="table-column">
      <style:table-column-properties fo:break-before="auto" style:column-width="1.954cm"/>
    </style:style>
    <style:style style:name="co88" style:family="table-column">
      <style:table-column-properties fo:break-before="auto" style:column-width="1.386cm"/>
    </style:style>
    <style:style style:name="co89" style:family="table-column">
      <style:table-column-properties fo:break-before="auto" style:column-width="1.249cm"/>
    </style:style>
    <style:style style:name="co90" style:family="table-column">
      <style:table-column-properties fo:break-before="auto" style:column-width="1.448cm"/>
    </style:style>
    <style:style style:name="co91" style:family="table-column">
      <style:table-column-properties fo:break-before="auto" style:column-width="1.478cm"/>
    </style:style>
    <style:style style:name="co92" style:family="table-column">
      <style:table-column-properties fo:break-before="auto" style:column-width="1.63cm"/>
    </style:style>
    <style:style style:name="co93" style:family="table-column">
      <style:table-column-properties fo:break-before="auto" style:column-width="1.593cm"/>
    </style:style>
    <style:style style:name="co94" style:family="table-column">
      <style:table-column-properties fo:break-before="auto" style:column-width="1.39cm"/>
    </style:style>
    <style:style style:name="co95" style:family="table-column">
      <style:table-column-properties fo:break-before="auto" style:column-width="1.692cm"/>
    </style:style>
    <style:style style:name="co96" style:family="table-column">
      <style:table-column-properties fo:break-before="auto" style:column-width="3.231cm"/>
    </style:style>
    <style:style style:name="co97" style:family="table-column">
      <style:table-column-properties fo:break-before="auto" style:column-width="2.036cm"/>
    </style:style>
    <style:style style:name="co98" style:family="table-column">
      <style:table-column-properties fo:break-before="auto" style:column-width="1.201cm"/>
    </style:style>
    <style:style style:name="co99" style:family="table-column">
      <style:table-column-properties fo:break-before="auto" style:column-width="4.316cm"/>
    </style:style>
    <style:style style:name="co100" style:family="table-column">
      <style:table-column-properties fo:break-before="auto" style:column-width="1.498cm"/>
    </style:style>
    <style:style style:name="co101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579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631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157cm" fo:break-before="auto" style:use-optimal-row-height="true"/>
    </style:style>
    <style:style style:name="ro18" style:family="table-row">
      <style:table-row-properties style:row-height="1.526cm" fo:break-before="auto" style:use-optimal-row-height="true"/>
    </style:style>
    <style:style style:name="ro19" style:family="table-row">
      <style:table-row-properties style:row-height="0.788cm" fo:break-before="auto" style:use-optimal-row-height="tru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1.711cm" fo:break-before="auto" style:use-optimal-row-height="true"/>
    </style:style>
    <style:style style:name="ro22" style:family="table-row">
      <style:table-row-properties style:row-height="1.605cm" fo:break-before="auto" style:use-optimal-row-height="tru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2.579cm" fo:break-before="auto" style:use-optimal-row-height="true"/>
    </style:style>
    <style:style style:name="ro25" style:family="table-row">
      <style:table-row-properties style:row-height="0.841cm" fo:break-before="auto" style:use-optimal-row-height="true"/>
    </style:style>
    <style:style style:name="ro26" style:family="table-row">
      <style:table-row-properties style:row-height="1.131cm" fo:break-before="auto" style:use-optimal-row-height="true"/>
    </style:style>
    <style:style style:name="ro27" style:family="table-row">
      <style:table-row-properties style:row-height="0.684cm" fo:break-before="auto" style:use-optimal-row-height="true"/>
    </style:style>
    <style:style style:name="ro28" style:family="table-row">
      <style:table-row-properties style:row-height="1.078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1.21cm" fo:break-before="auto" style:use-optimal-row-height="true"/>
    </style:style>
    <style:style style:name="ro31" style:family="table-row">
      <style:table-row-properties style:row-height="2.027cm" fo:break-before="auto" style:use-optimal-row-height="true"/>
    </style:style>
    <style:style style:name="ro32" style:family="table-row">
      <style:table-row-properties style:row-height="1.236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1.632cm" fo:break-before="auto" style:use-optimal-row-height="true"/>
    </style:style>
    <style:style style:name="ro35" style:family="table-row">
      <style:table-row-properties style:row-height="1cm" fo:break-before="auto" style:use-optimal-row-height="true"/>
    </style:style>
    <style:style style:name="ro36" style:family="table-row">
      <style:table-row-properties style:row-height="0.947cm" fo:break-before="auto" style:use-optimal-row-height="true"/>
    </style:style>
    <style:style style:name="ro37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" fo:font-weight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style="normal"/>
    </style:style>
    <style:style style:name="ce3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4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2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45" style:family="table-cell" style:parent-style-name="Default">
      <style:table-cell-properties fo:border-bottom="0.74pt solid #000000" fo:background-color="#ffffd7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5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58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5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0pt" fo:font-weight="bold"/>
    </style:style>
    <style:style style:name="ce5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style:font-name="Avenir" fo:font-size="9pt" fo:font-style="normal" fo:font-weight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5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5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69" style:family="table-cell" style:parent-style-name="Default">
      <style:table-cell-properties fo:background-color="#ffffd7" fo:border="0.74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83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style="normal" fo:font-weight="bold"/>
    </style:style>
    <style:style style:name="ce100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10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1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style:font-name="Avenir" fo:font-size="8pt" fo:font-style="normal" fo:font-weight="normal" style:font-style-asian="normal" style:font-style-complex="normal"/>
    </style:style>
    <style:style style:name="ce12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2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9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42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  <style:map style:condition="cell-content()&gt;[$Alapértékek.$C51]" style:apply-style-name="Warning_5f_foktúllépés" style:base-cell-address="Alapértékek.D51"/>
    </style:style>
    <style:style style:name="ce164" style:family="table-cell" style:parent-style-name="Default" style:data-style-name="N17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tyle="normal" fo:font-weight="bold" style:font-style-asian="normal" style:font-style-complex="normal"/>
    </style:style>
    <style:style style:name="ce1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90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7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" fo:font-weight="bold"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17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8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8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85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8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2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7pt" fo:font-weight="normal" style:font-size-asian="7pt" style:font-size-complex="7pt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21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/>
    </style:style>
    <style:style style:name="ce21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15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6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21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2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253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2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weight="bold"/>
    </style:style>
    <style:style style:name="ce242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43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2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7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7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88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" fo:font-weight="bold"/>
    </style:style>
    <style:style style:name="ce2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290" style:family="table-cell" style:parent-style-name="Default">
      <style:table-cell-properties fo:border="0.74pt solid #000000" style:vertical-align="middle"/>
      <style:text-properties style:font-name="Avenir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306" style:family="table-cell" style:parent-style-name="Default">
      <style:table-cell-properties style:vertical-align="middle"/>
      <style:text-properties style:font-name="Avenir"/>
      <style:map style:condition="cell-content()&gt;[$Alapértékek.$J$9]" style:apply-style-name="Warning_5f_szinttúlépés" style:base-cell-address="Alapértékek.J16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J16"/>
    </style:style>
    <style:style style:name="ce29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9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29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4"/>
    </style:style>
    <style:style style:name="ce32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" fo:font-size="9pt" fo:font-weight="bold" style:font-size-asian="9pt" style:font-size-complex="9pt"/>
    </style:style>
    <style:style style:name="ce32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4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34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" fo:font-size="9pt" fo:font-weight="bold" style:font-size-asian="9pt" style:font-size-complex="9pt"/>
    </style:style>
    <style:style style:name="ce3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34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  <style:map style:condition="cell-content()&gt;[$Alapértékek.$J$9]" style:apply-style-name="Warning_5f_szinttúlépés" style:base-cell-address="Alapértékek.J1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34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/>
    </style:style>
    <style:style style:name="ce68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/>
      <style:map style:condition="cell-content()&gt;[$Alapértékek.$J$9]" style:apply-style-name="Warning_5f_szinttúlépés" style:base-cell-address="Alapértékek.J16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73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424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c4c4c" style:font-name="Avenir" fo:font-size="10pt" fo:font-weight="normal" style:font-size-asian="10pt" style:font-size-complex="10pt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9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style:font-name="Avenir" fo:font-size="10pt" fo:font-weight="bold" style:font-size-asian="10pt" style:font-size-complex="10pt"/>
    </style:style>
    <style:style style:name="ce4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29]&gt;[$Hátterek.$D29])" style:apply-style-name="Warning_5f_Fortély" style:base-cell-address="Hátterek.F29"/>
    </style:style>
    <style:style style:name="ce4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$Hátterek.$E22]&gt;[$Hátterek.$D22])" style:apply-style-name="Warning_5f_Fortély" style:base-cell-address="Hátterek.F22"/>
    </style:style>
    <style:style style:name="ce47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536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45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46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5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55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6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/>
    </style:style>
    <style:style style:name="ce57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"/>
    </style:style>
    <style:style style:name="ce577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57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"/>
    </style:style>
    <style:style style:name="ce51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60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/>
    </style:style>
    <style:style style:name="ce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5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6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6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31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</style:style>
    <style:style style:name="ce634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642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43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"/>
    </style:style>
    <style:style style:name="ce5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"/>
    </style:style>
    <style:style style:name="ce646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48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58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09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659" style:family="table-cell" style:parent-style-name="Default">
      <style:text-properties style:font-name="Avenir1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767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6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tyle="normal" style:font-style-asian="normal" style:font-style-complex="normal"/>
    </style:style>
    <style:style style:name="ce74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7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4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7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82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3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61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9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98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95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9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51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4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108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8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9" style:family="table-cell" style:parent-style-name="Default">
      <style:table-cell-properties fo:border-bottom="none" fo:border-left="none" fo:border-right="2.24pt solid #000000" fo:border-top="none"/>
    </style:style>
    <style:style style:name="ce109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S$32])                                                                                                                                      AND ([$Alapértékek.C18]&lt;[$Data.S33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6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11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2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14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13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7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175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176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38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81" style:family="table-cell" style:parent-style-name="Default">
      <style:table-cell-properties fo:border="none"/>
      <style:text-properties style:font-name="Avenir1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"/>
    </style:style>
    <style:style style:name="ce1194" style:family="table-cell" style:parent-style-name="Default">
      <style:table-cell-properties fo:background-color="#23ff23" style:text-align-source="fix" style:repeat-content="false" fo:border="none" style:vertical-align="middle"/>
      <style:paragraph-properties fo:text-align="center" fo:margin-left="0cm"/>
      <style:text-properties style:font-name="Avenir1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19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6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9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style:font-size-asian="10pt" style:font-size-complex="10pt"/>
    </style:style>
    <style:style style:name="ce121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0]&gt;[.$D$20])" style:apply-style-name="Warning_5f_Fortély" style:base-cell-address="Misztikus.F20"/>
    </style:style>
    <style:style style:name="ce121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1]&gt;[.$D$21])" style:apply-style-name="Warning_5f_Fortély" style:base-cell-address="Misztikus.F21"/>
    </style:style>
    <style:style style:name="ce121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2]&gt;[.$D$22])" style:apply-style-name="Warning_5f_Fortély" style:base-cell-address="Misztikus.F22"/>
    </style:style>
    <style:style style:name="ce121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3]&gt;[.$D$23])" style:apply-style-name="Warning_5f_Fortély" style:base-cell-address="Misztikus.F23"/>
    </style:style>
    <style:style style:name="ce121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4]&gt;[.$D$24])" style:apply-style-name="Warning_5f_Fortély" style:base-cell-address="Misztikus.F24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5]&gt;[.$D$25])" style:apply-style-name="Warning_5f_Fortély" style:base-cell-address="Misztikus.F25"/>
    </style:style>
    <style:style style:name="ce121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E26]&gt;[.$D$26])" style:apply-style-name="Warning_5f_Fortély" style:base-cell-address="Misztikus.F26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Fortély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Fortély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Fortély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Fortély" style:base-cell-address="Misztikus.M2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79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483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85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48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4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9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4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50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7pt" fo:font-weight="bold" style:font-size-asian="7pt" style:font-weight-asian="bold" style:font-size-complex="7pt" style:font-weight-complex="bold"/>
    </style:style>
    <style:style style:name="ce15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" fo:font-size="9pt"/>
    </style:style>
    <style:style style:name="ce15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6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6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6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6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7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" fo:font-size="9pt" fo:font-weight="bold" style:font-size-asian="9pt" style:font-weight-asian="bold" style:font-size-complex="9pt" style:font-weight-complex="bold"/>
    </style:style>
    <style:style style:name="ce176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="none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1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818" style:family="table-cell" style:parent-style-name="Default">
      <style:table-cell-properties style:vertical-align="middle"/>
      <style:text-properties style:font-name="Avenir1"/>
    </style:style>
    <style:style style:name="ce1819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2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style:vertical-align="middle"/>
      <style:text-properties style:font-name="Avenir6"/>
    </style:style>
    <style:style style:name="ce18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8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1"/>
    </style:style>
    <style:style style:name="ce18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1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868" style:family="table-cell" style:parent-style-name="Default">
      <style:table-cell-properties fo:background-color="transparent" style:vertical-align="middle"/>
      <style:text-properties style:font-name="Avenir1"/>
    </style:style>
    <style:style style:name="ce186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70" style:family="table-cell" style:parent-style-name="Default">
      <style:table-cell-properties style:vertical-align="middle"/>
      <style:text-properties style:use-window-font-color="true" style:font-name="Avenir1"/>
    </style:style>
    <style:style style:name="ce187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75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76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77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1" style:family="table-cell" style:parent-style-name="Default">
      <style:text-properties fo:font-size="8pt" style:font-size-asian="8pt" style:font-size-complex="8pt"/>
    </style:style>
    <style:style style:name="ce18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84" style:family="table-cell" style:parent-style-name="Default">
      <style:table-cell-properties fo:wrap-option="no-wrap" style:vertical-align="middle"/>
    </style:style>
    <style:style style:name="ce1885" style:family="table-cell" style:parent-style-name="Default">
      <style:table-cell-properties fo:wrap-option="wrap" style:vertical-align="middle"/>
    </style:style>
    <style:style style:name="ce1886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8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88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89" style:family="table-cell" style:parent-style-name="Default" style:data-style-name="N100">
      <style:text-properties style:font-name="Avenir" fo:font-weight="bold"/>
    </style:style>
    <style:style style:name="ce1890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91" style:family="table-cell" style:parent-style-name="Default" style:data-style-name="N100">
      <style:text-properties style:font-name="Avenir" fo:font-weight="normal"/>
    </style:style>
    <style:style style:name="ce1892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93" style:family="table-cell" style:parent-style-name="Default" style:data-style-name="N100">
      <style:text-properties fo:color="#ff0000" style:font-name="Avenir" fo:font-weight="bold"/>
    </style:style>
    <style:style style:name="ce1894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9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9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7pt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6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69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732" style:family="table-cell" style:parent-style-name="Default">
      <style:table-cell-properties fo:border="0.06pt solid #000000" style:vertical-align="middle"/>
      <style:text-properties style:font-name="Avenir1"/>
    </style:style>
    <style:style style:name="ce17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4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7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7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7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ffffff" style:font-name="Avenir1" fo:font-weight="bold"/>
    </style:style>
    <style:style style:name="ce16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1" fo:font-style="normal" style:font-style-asian="normal" style:font-style-complex="normal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color="#ffffff" style:font-name="Avenir1" fo:font-weight="bold"/>
    </style:style>
    <style:style style:name="ce1272" style:family="table-cell" style:parent-style-name="Default" style:data-style-name="N168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1" fo:font-size="6pt"/>
    </style:style>
    <style:style style:name="ce17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1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3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1" fo:font-style="normal" style:font-style-asian="normal" style:font-style-complex="normal"/>
    </style:style>
    <style:style style:name="ce2043" style:family="table-cell" style:parent-style-name="Default">
      <style:table-cell-properties fo:wrap-option="wrap"/>
    </style:style>
    <style:style style:name="T1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" style:family="text">
      <style:text-properties fo:font-size="7pt"/>
    </style:style>
    <style:style style:name="T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0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2" style:family="text">
      <style:text-properties style:font-name="Avenir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size="10pt" fo:font-weight="bold" style:font-size-asian="10pt" style:font-size-complex="10pt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fo:font-size="10pt" style:font-size-asian="10pt" style:font-size-complex="10pt" fo:font-weight="bold" style:font-weight-asian="bold" style:font-weight-complex="bold"/>
    </style:style>
    <style:style style:name="T2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5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2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41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5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1)" table:allow-empty-cell="true" table:base-cell-address="Háttere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0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0" table:allow-empty-cell="true" table:base-cell-address="Hátterek.D25"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D64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3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1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3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4" table:base-cell-address="Háttere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5" table:condition="of:cell-content-is-whole-number() and cell-content-is-between(1,10)" table:allow-empty-cell="true" table:base-cell-address="Alapértékek.E66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6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7" table:condition="of:cell-content-is-in-list(kepzettseg_szekunder)" table:allow-empty-cell="true" table:display-list="unsorted" table:base-cell-address="Alapértékek.G47">
          <table:error-message table:message-type="stop" table:display="true"/>
        </table:content-validation>
        <table:content-validation table:name="val58" table:base-cell-address="Alapértékek.G63">
          <table:error-message table:message-type="stop" table:display="true"/>
        </table:content-validation>
        <table:content-validation table:name="val59" table:condition="of:cell-content-is-in-list(nyelvek)" table:allow-empty-cell="true" table:display-list="unsorted" table:base-cell-address="Alapértékek.G66">
          <table:error-message table:message-type="stop" table:display="true"/>
        </table:content-validation>
        <table:content-validation table:name="val60" table:condition="of:cell-content-is-in-list(nyelvek)" table:allow-empty-cell="true" table:display-list="unsorted" table:base-cell-address="Alapértékek.G73">
          <table:error-message table:message-type="stop" table:display="true"/>
        </table:content-validation>
        <table:content-validation table:name="val61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3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4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5" table:condition="of:cell-content-is-in-list(szakmak)" table:allow-empty-cell="true" table:display-list="unsorted" table:base-cell-address="Alapértékek.H61">
          <table:error-message table:message-type="stop" table:display="true"/>
        </table:content-validation>
        <table:content-validation table:name="val66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8" table:condition="of:cell-content-is-in-list(&quot;alap&quot;;&quot;udvari&quot;)" table:allow-empty-cell="true" table:display-list="unsorted" table:base-cell-address="Alapértékek.J73">
          <table:error-message table:message-type="stop" table:display="true"/>
        </table:content-validation>
        <table:content-validation table:name="val69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kepzettseg_szekunder)" table:allow-empty-cell="true" table:display-list="unsorted" table:base-cell-address="Hátterek.A26">
          <table:error-message table:message-type="stop" table:display="true"/>
        </table:content-validation>
        <table:content-validation table:name="val71" table:condition="of:cell-content-is-in-list(kepzettseg_szekunder)" table:allow-empty-cell="true" table:display-list="unsorted" table:base-cell-address="Hátterek.A40">
          <table:error-message table:message-type="stop" table:display="true"/>
        </table:content-validation>
        <table:content-validation table:name="val72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7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4" table:base-cell-address="Alapértékek.A5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5" table:condition="of:cell-content-is-in-list(hatterek_karmak)" table:allow-empty-cell="true" table:display-list="unsorted" table:base-cell-address="Hátterek.A45">
          <table:error-message table:message-type="stop" table:display="true"/>
        </table:content-validation>
        <table:content-validation table:name="val76" table:condition="of:cell-content-is-in-list(hatterek_karmak)" table:allow-empty-cell="true" table:display-list="unsorted" table:base-cell-address="Hátterek.A50">
          <table:error-message table:message-type="stop" table:display="true"/>
        </table:content-validation>
        <table:content-validation table:name="val77" table:condition="of:cell-content-is-in-list(#NAME?)" table:allow-empty-cell="true" table:display-list="unsorted" table:base-cell-address="Hátterek.A26">
          <table:error-message table:message-type="stop" table:display="true"/>
        </table:content-validation>
        <table:content-validation table:name="val78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9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&gt;0" table:allow-empty-cell="true" table:base-cell-address="Alapértékek.D55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2" table:condition="of:cell-content-is-whole-number() and cell-content-is-between(0,1)" table:allow-empty-cell="true" table:base-cell-address="Alapértékek.D5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3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5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condition="of:cell-content-is-whole-number() and cell-content-is-between(0,1)" table:allow-empty-cell="true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1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átterek.A25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0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4" table:base-cell-address="Hátterek.D26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1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Háttere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3" table:base-cell-address="Harcértékek.E60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1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2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59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8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1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2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3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4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5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6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8" table:base-cell-address="Harcértékek.G7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59" table:base-cell-address="Harcértékek.H7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1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5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6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7" table:base-cell-address="Harcértékek.I7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69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0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1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2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3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6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7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79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Jaffar ibn al-Abbas, dzsenn, ateista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opportunista, sznob, dandy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cselédandalító modor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<text:s/>Külső: Feri Jafarnak öltözve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85"/>
          <table:table-cell table:style-name="ce5" table:number-columns-repeated="5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21" calcext:value-type="float" table:number-columns-spanned="2" table:number-rows-spanned="1">
            <text:p>21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1])&gt;[Data.I20];15;[.$D$8]+[$Data.$C$11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2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685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K14]+[.K26]+[.K42]+[.E30]+[.E50]+[$Harcértékek.E10]+[$Misztikus.E3]+[$Misztikus.E4])" office:value-type="float" office:value="0" calcext:value-type="float">
            <text:p>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4]+[.K26]+[.K42]+[$Misztikus.E3]" office:value-type="float" office:value="1525" calcext:value-type="float" table:number-columns-spanned="2" table:number-rows-spanned="1">
            <text:p>1525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C$6]+([.$D$8]*(   ([.C22]+[$Data.$C7])  +   ([.$C23]+[Data.$C8]) )  )" office:value-type="float" office:value="1591" calcext:value-type="float">
            <text:p>159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0]+[$Misztikus.E4]" office:value-type="float" office:value="66" calcext:value-type="float" table:number-columns-spanned="2" table:number-rows-spanned="1">
            <text:p>66</text:p>
          </table:table-cell>
          <table:covered-table-cell table:style-name="ce317"/>
          <table:table-cell table:style-name="ce685"/>
          <table:table-cell table:style-name="ce5" table:number-columns-repeated="5"/>
        </table:table-row>
        <table:table-row table:style-name="ro2">
          <table:table-cell table:style-name="ce16"/>
          <table:table-cell/>
          <table:table-cell table:style-name="ce5" table:number-columns-repeated="4"/>
          <table:table-cell table:style-name="ce226"/>
          <table:table-cell table:style-name="ce5" table:number-columns-repeated="4"/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0" table:formula="of:=[.K14]+[.K26]+[.E30]+[$Harcértékek.E10]+[$Misztikus.E3]+[$Misztikus.E4]" office:value-type="float" office:value="1103" calcext:value-type="float">
            <text:p>1103</text:p>
          </table:table-cell>
          <table:table-cell table:style-name="ce5"/>
          <table:table-cell table:style-name="ce211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70"/>
          <table:covered-table-cell table:style-name="ce340"/>
          <table:table-cell table:style-name="ce685" table:number-columns-repeated="2"/>
          <table:table-cell table:style-name="ce5" table:number-columns-repeated="4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93" table:content-validation-name="val51" table:formula="of:=([$Data.$C$6]+ ([.$D$8]*  ([.$C22]+[$Data.$C7]) ) )" office:value-type="float" office:value="1108" calcext:value-type="float">
            <text:p>1108</text:p>
          </table:table-cell>
          <table:table-cell table:style-name="ce5"/>
          <table:table-cell table:style-name="ce212" office:value-type="string" calcext:value-type="string" table:number-columns-spanned="4" table:number-rows-spanned="1">
            <text:p><text:span text:style-name="T3">Harcmodor képzettségek </text:span><text:span text:style-name="T4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41" table:content-validation-name="val53" table:formula="of:=SUM([.K16:.K24])" office:value-type="float" office:value="107" calcext:value-type="float">
            <text:p>107</text:p>
          </table:table-cell>
          <table:table-cell table:style-name="ce685"/>
          <table:table-cell table:style-name="Default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74"/>
          <table:table-cell table:style-name="ce286" office:value-type="string" calcext:value-type="string">
            <text:p>MP</text:p>
          </table:table-cell>
          <table:table-cell table:style-name="ce274" office:value-type="string" calcext:value-type="string">
            <text:p>Szint</text:p>
          </table:table-cell>
          <table:table-cell table:style-name="ce342" office:value-type="string" calcext:value-type="string">
            <text:p>KP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3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5" office:value-type="string" calcext:value-type="string" table:number-columns-spanned="2" table:number-rows-spanned="1">
            <text:p>Közelharc</text:p>
          </table:table-cell>
          <table:covered-table-cell table:style-name="ce277" table:content-validation-name="val61"/>
          <table:table-cell table:style-name="ce287" table:content-validation-name="val66" table:formula="of:=[.$J16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Kardvívás</text:p>
          </table:table-cell>
          <table:covered-table-cell table:style-name="ce277" table:content-validation-name="val61"/>
          <table:table-cell table:style-name="ce287" table:content-validation-name="val66" table:formula="of:=[.$J17]+ROUNDDOWN([$Harcértékek.$I$3]/10)" office:value-type="float" office:value="3" calcext:value-type="float">
            <text:p>3</text:p>
          </table:table-cell>
          <table:table-cell table:style-name="ce292" table:content-validation-name="val67" office:value-type="float" office:value="3" calcext:value-type="float">
            <text:p>3</text:p>
          </table:table-cell>
          <table:table-cell table:style-name="ce344" table:content-validation-name="val48" table:formula="of:=IF([.$J17]&gt;0;VLOOKUP([.$J17];Képzettség_táblázat;MATCH(&quot;KP&quot;;Képzettség_fejléc;0);0);0)" office:value-type="float" office:value="6" calcext:value-type="float">
            <text:p>6</text:p>
          </table:table-cell>
          <table:table-cell table:style-name="ce685" table:number-columns-repeated="2"/>
          <table:table-cell table:style-name="ce267"/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9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Zúzás</text:p>
          </table:table-cell>
          <table:covered-table-cell table:style-name="ce277" table:content-validation-name="val61"/>
          <table:table-cell table:style-name="ce287" table:content-validation-name="val66" table:formula="of:=[.$J18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96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34"/>
          <table:table-cell table:style-name="ce154" table:content-validation-name="val52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ándzsavívás</text:p>
          </table:table-cell>
          <table:covered-table-cell table:style-name="ce277" table:content-validation-name="val61"/>
          <table:table-cell table:style-name="ce287" table:content-validation-name="val66" table:formula="of:=[.$J19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9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4"/>
          <table:table-cell table:style-name="ce154" table:content-validation-name="val5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Hajítás</text:p>
          </table:table-cell>
          <table:covered-table-cell table:style-name="ce277" table:content-validation-name="val62"/>
          <table:table-cell table:style-name="ce287" table:content-validation-name="val66" table:formula="of:=[.$J20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85" table:number-columns-repeated="2"/>
          <table:table-cell table:style-name="ce5" table:number-columns-repeated="4"/>
        </table:table-row>
        <table:table-row table:style-name="ro2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96" table:content-validation-name="val16" office:value-type="float" office:value="-1" calcext:value-type="float" table:number-columns-spanned="2" table:number-rows-spanned="1">
            <text:p>-1</text:p>
          </table:table-cell>
          <table:covered-table-cell table:style-name="ce134" table:content-validation-name="val34"/>
          <table:table-cell table:style-name="ce154" table:content-validation-name="val52" table:formula="of:=VLOOKUP([.C21];tulajdonsagok;2)" office:value-type="float" office:value="4" calcext:value-type="float">
            <text:p>4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Íjászat</text:p>
          </table:table-cell>
          <table:covered-table-cell table:style-name="ce277" table:content-validation-name="val62"/>
          <table:table-cell table:style-name="ce287" table:content-validation-name="val66" table:formula="of:=[.$J21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6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Lövészet</text:p>
          </table:table-cell>
          <table:covered-table-cell table:style-name="ce277" table:content-validation-name="val62"/>
          <table:table-cell table:style-name="ce287" table:content-validation-name="val66" table:formula="of:=[.$J22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96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34"/>
          <table:table-cell table:style-name="ce154" table:content-validation-name="val52" table:formula="of:=VLOOKUP([.C23];tulajdonsagok;2)" office:value-type="float" office:value="11" calcext:value-type="float">
            <text:p>11</text:p>
          </table:table-cell>
          <table:table-cell table:style-name="ce5"/>
          <table:table-cell table:style-name="ce215" office:value-type="string" calcext:value-type="string" table:number-columns-spanned="2" table:number-rows-spanned="1">
            <text:p>Ostromlövészet</text:p>
          </table:table-cell>
          <table:covered-table-cell table:style-name="ce277" table:content-validation-name="val62"/>
          <table:table-cell table:style-name="ce287" table:content-validation-name="val66" table:formula="of:=[.$J23]+ROUNDDOWN([$Harcértékek.$I$3]/10)" office:value-type="float" office:value="0" calcext:value-type="float">
            <text:p>0</text:p>
          </table:table-cell>
          <table:table-cell table:style-name="ce292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85" office:value-type="string" calcext:value-type="string">
            <text:p>Harcmodor képzettségek</text:p>
          </table:table-cell>
          <table:table-cell table:style-name="ce685" table:formula="of:=[.K14]" office:value-type="float" office:value="107" calcext:value-type="float">
            <text:p>107</text:p>
          </table:table-cell>
          <table:table-cell table:style-name="ce698" table:formula="of:=([.$M23]/[.$E$13])*100" office:value-type="float" office:value="9.70081595648232" calcext:value-type="float">
            <text:p>9,7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96" table:content-validation-name="val19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4];tulajdonsagok;2)" office:value-type="float" office:value="15" calcext:value-type="float">
            <text:p>15</text:p>
          </table:table-cell>
          <table:table-cell table:style-name="ce5"/>
          <table:table-cell table:style-name="ce216" office:value-type="string" calcext:value-type="string" table:number-columns-spanned="2" table:number-rows-spanned="1">
            <text:p>Mágikus célzás</text:p>
          </table:table-cell>
          <table:covered-table-cell table:style-name="ce277" table:content-validation-name="val62"/>
          <table:table-cell table:style-name="ce287" table:content-validation-name="val66" table:formula="of:=[.$J24]+ROUNDDOWN([$Harcértékek.$I$3]/10)" office:value-type="float" office:value="15" calcext:value-type="float">
            <text:p>15</text:p>
          </table:table-cell>
          <table:table-cell table:style-name="ce292" table:content-validation-name="val67" office:value-type="float" office:value="15" calcext:value-type="float">
            <text:p>15</text:p>
          </table:table-cell>
          <table:table-cell table:style-name="ce344" table:content-validation-name="val48" table:formula="of:=IF([.$J24]&gt;0;VLOOKUP([.$J24];Képzettség_táblázat;MATCH(&quot;KP&quot;;Képzettség_fejléc;0);0);0)" office:value-type="float" office:value="101" calcext:value-type="float">
            <text:p>101</text:p>
          </table:table-cell>
          <table:table-cell table:style-name="ce358" table:content-validation-name="val69" office:value-type="string" calcext:value-type="string">
            <text:p>Misztikus képzettségek</text:p>
          </table:table-cell>
          <table:table-cell table:style-name="ce685" table:formula="of:=[$Misztikus.E3]" office:value-type="float" office:value="523" calcext:value-type="float">
            <text:p>523</text:p>
          </table:table-cell>
          <table:table-cell table:style-name="ce698" table:formula="of:=([.$M24]/[.$E$13])*100" office:value-type="float" office:value="47.4161378059837" calcext:value-type="float">
            <text:p>47,42 %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6" table:content-validation-name="val20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34"/>
          <table:table-cell table:style-name="ce154" table:content-validation-name="val52" table:formula="of:=VLOOKUP([.C25];tulajdonsagok;2)" office:value-type="float" office:value="15" calcext:value-type="float">
            <text:p>15</text:p>
          </table:table-cell>
          <table:table-cell table:style-name="ce5"/>
          <table:table-cell table:style-name="ce217" table:number-columns-spanned="5" table:number-rows-spanned="1"/>
          <table:covered-table-cell table:number-columns-repeated="2" table:style-name="ce6"/>
          <table:covered-table-cell table:style-name="ce306"/>
          <table:covered-table-cell table:style-name="ce345"/>
          <table:table-cell table:style-name="ce685" table:content-validation-name="val69" office:value-type="string" calcext:value-type="string">
            <text:p>Primer világi képzettség</text:p>
          </table:table-cell>
          <table:table-cell table:style-name="ce685" table:formula="of:=[.K26]" office:value-type="float" office:value="431" calcext:value-type="float">
            <text:p>431</text:p>
          </table:table-cell>
          <table:table-cell table:style-name="ce698" table:formula="of:=([.$M25]/[.$E$13])*100" office:value-type="float" office:value="39.0752493200363" calcext:value-type="float">
            <text:p>39,08 %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6"/>
          <table:table-cell table:style-name="ce130"/>
          <table:table-cell table:style-name="ce5"/>
          <table:table-cell table:style-name="ce219" office:value-type="string" calcext:value-type="string" table:number-columns-spanned="4" table:number-rows-spanned="1">
            <text:p><text:span text:style-name="T3">Primer világi képzettségek</text:span><text:span text:style-name="T5"> </text:span><text:span text:style-name="T6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28:.K40])" office:value-type="float" office:value="431" calcext:value-type="float">
            <text:p>431</text:p>
          </table:table-cell>
          <table:table-cell table:style-name="ce685" office:value-type="string" calcext:value-type="string">
            <text:p>Harci Fortélyok</text:p>
          </table:table-cell>
          <table:table-cell table:style-name="ce685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685" office:value-type="string" calcext:value-type="string">
            <text:p>Misztikus fortélyok</text:p>
          </table:table-cell>
          <table:table-cell table:style-name="ce685" table:formula="of:=[$Misztikus.E4]" office:value-type="float" office:value="42" calcext:value-type="float">
            <text:p>42</text:p>
          </table:table-cell>
          <table:table-cell table:style-name="ce698" table:formula="of:=([.$M27]/[.$E$13])*100" office:value-type="float" office:value="3.80779691749773" calcext:value-type="float">
            <text:p>3,81 %</text:p>
          </table:table-cell>
          <table:table-cell table:style-name="ce5" table:number-columns-repeated="3"/>
        </table:table-row>
        <table:table-row table:style-name="ro2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190"/>
          <table:table-cell table:style-name="ce5"/>
          <table:table-cell table:style-name="ce22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15" calcext:value-type="float">
            <text:p>15</text:p>
          </table:table-cell>
          <table:table-cell table:style-name="ce344" table:content-validation-name="val48" table:formula="of:=IF([.$J28]&gt;0;VLOOKUP([.$J28];Képzettség_táblázat;MATCH(&quot;KP&quot;;Képzettség_fejléc;0);0);0)" office:value-type="float" office:value="101" calcext:value-type="float">
            <text:p>101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2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0" table:content-validation-name="val62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103" calcext:value-type="float">
            <text:p>1103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 table:number-columns-repeated="3"/>
        </table:table-row>
        <table:table-row table:style-name="ro1">
          <table:table-cell table:style-name="ce38" office:value-type="string" calcext:value-type="string" table:number-columns-spanned="4" table:number-rows-spanned="1">
            <text:p><text:span text:style-name="T1">Harci fortélyok  </text:span><text:span text:style-name="T2">🅿️</text:span></text:p>
          </table:table-cell>
          <table:covered-table-cell table:style-name="ce78"/>
          <table:covered-table-cell table:style-name="ce100"/>
          <table:covered-table-cell table:style-name="ce139"/>
          <table:table-cell table:style-name="ce177" table:content-validation-name="val53" table:formula="of:=SUM([.E32:.E48])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3"/>
        </table:table-row>
        <table:table-row table:style-name="ro2">
          <table:table-cell table:style-name="ce40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2" calcext:value-type="float">
            <text:p>2</text:p>
          </table:table-cell>
          <table:table-cell table:style-name="ce349" table:content-validation-name="val48" table:formula="of:=IF([.$J31]&gt;0;VLOOKUP([.$J31];Képzettség_táblázat;MATCH(&quot;KP&quot;;Képzettség_fejléc;0);0);0)"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table:style-name="ce39" office:value-type="string" calcext:value-type="string" table:number-columns-spanned="2" table:number-rows-spanned="1">
            <text:p>Vértviselet</text:p>
          </table:table-cell>
          <table:covered-table-cell/>
          <table:table-cell table:style-name="ce109" table:content-validation-name="val24" office:value-type="float" office:value="3" calcext:value-type="float">
            <text:p>3</text:p>
          </table:table-cell>
          <table:table-cell table:style-name="ce140" table:content-validation-name="val35"/>
          <table:table-cell table:style-name="ce179" table:content-validation-name="val48" table:formula="of:=[.$D32]*[$Data.$C$13]" office:value-type="float" office:value="0" calcext:value-type="float">
            <text:p>0</text:p>
          </table:table-cell>
          <table:table-cell table:style-name="ce5"/>
          <table:table-cell table:style-name="ce22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3"/>
          <table:table-cell table:style-name="ce294" table:content-validation-name="val67" office:value-type="float" office:value="12" calcext:value-type="float">
            <text:p>12</text:p>
          </table:table-cell>
          <table:table-cell table:style-name="ce349" table:content-validation-name="val48" table:formula="of:=IF([.$J32]&gt;0;VLOOKUP([.$J32];Képzettség_táblázat;MATCH(&quot;KP&quot;;Képzettség_fejléc;0);0);0)" office:value-type="float" office:value="65" calcext:value-type="float">
            <text:p>65</text:p>
          </table:table-cell>
          <table:table-cell table:number-columns-repeated="3"/>
          <table:table-cell table:style-name="ce310"/>
          <table:table-cell table:number-columns-repeated="2"/>
        </table:table-row>
        <table:table-row table:style-name="ro2">
          <table:table-cell table:style-name="ce39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109" table:content-validation-name="val25" office:value-type="float" office:value="4" calcext:value-type="float">
            <text:p>4</text:p>
          </table:table-cell>
          <table:table-cell table:style-name="ce140" table:content-validation-name="val36"/>
          <table:table-cell table:style-name="ce179" table:content-validation-name="val48" table:formula="of:=[.$D33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Orvoslás 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15" calcext:value-type="float">
            <text:p>15</text:p>
          </table:table-cell>
          <table:table-cell table:style-name="ce344" table:content-validation-name="val48" table:formula="of:=IF([.$J33]&gt;0;VLOOKUP([.$J33];Képzettség_táblázat;MATCH(&quot;KP&quot;;Képzettség_fejléc;0);0);0)" office:value-type="float" office:value="101" calcext:value-type="float">
            <text:p>101</text:p>
          </table:table-cell>
          <table:table-cell table:number-columns-repeated="2"/>
          <table:table-cell table:style-name="ce310"/>
          <table:table-cell table:style-name="ce311" table:content-validation-name="val62"/>
          <table:table-cell table:number-columns-repeated="2"/>
        </table:table-row>
        <table:table-row table:style-name="ro2">
          <table:table-cell table:style-name="ce39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109" table:content-validation-name="val26" office:value-type="float" office:value="1" calcext:value-type="float">
            <text:p>1</text:p>
          </table:table-cell>
          <table:table-cell table:style-name="ce140" table:content-validation-name="val37"/>
          <table:table-cell table:style-name="ce179" table:content-validation-name="val48" table:formula="of:=[.$D3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10" calcext:value-type="float">
            <text:p>10</text:p>
          </table:table-cell>
          <table:table-cell table:style-name="ce344" table:content-validation-name="val48" table:formula="of:=IF([.$J34]&gt;0;VLOOKUP([.$J34];Képzettség_táblázat;MATCH(&quot;KP&quot;;Képzettség_fejléc;0);0);0)" office:value-type="float" office:value="46" calcext:value-type="float">
            <text:p>46</text:p>
          </table:table-cell>
          <table:table-cell/>
          <table:table-cell table:style-name="Default"/>
          <table:table-cell table:style-name="ce311" table:content-validation-name="val62"/>
          <table:table-cell table:style-name="ce310"/>
          <table:table-cell table:number-columns-repeated="2"/>
        </table:table-row>
        <table:table-row table:style-name="ro2">
          <table:table-cell table:style-name="ce39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109" table:content-validation-name="val27" office:value-type="float" office:value="2" calcext:value-type="float">
            <text:p>2</text:p>
          </table:table-cell>
          <table:table-cell table:style-name="ce140" table:content-validation-name="val38"/>
          <table:table-cell table:style-name="ce179" table:content-validation-name="val48" table:formula="of:=[.$D3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15" calcext:value-type="float">
            <text:p>15</text:p>
          </table:table-cell>
          <table:table-cell table:style-name="ce344" table:content-validation-name="val48" table:formula="of:=IF([.$J35]&gt;0;VLOOKUP([.$J35];Képzettség_táblázat;MATCH(&quot;KP&quot;;Képzettség_fejléc;0);0);0)" office:value-type="float" office:value="101" calcext:value-type="float">
            <text:p>101</text:p>
          </table:table-cell>
          <table:table-cell table:number-columns-repeated="2"/>
          <table:table-cell table:style-name="ce310"/>
          <table:table-cell table:number-columns-repeated="3"/>
        </table:table-row>
        <table:table-row table:style-name="ro2">
          <table:table-cell table:style-name="ce39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109" table:content-validation-name="val28" office:value-type="float" office:value="2" calcext:value-type="float">
            <text:p>2</text:p>
          </table:table-cell>
          <table:table-cell table:style-name="ce140" table:content-validation-name="val39"/>
          <table:table-cell table:style-name="ce179" table:content-validation-name="val48" table:formula="of:=[.$D3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280" table:content-validation-name="val64"/>
          <table:table-cell table:style-name="ce293" table:content-validation-name="val67" office:value-type="float" office:value="5" calcext:value-type="float">
            <text:p>5</text:p>
          </table:table-cell>
          <table:table-cell table:style-name="ce344" table:content-validation-name="val48" table:formula="of:=IF([.$J36]&gt;0;VLOOKUP([.$J36];Képzettség_táblázat;MATCH(&quot;KP&quot;;Képzettség_fejléc;0);0);0)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table:style-name="ce39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109" table:content-validation-name="val29" office:value-type="float" office:value="3" calcext:value-type="float">
            <text:p>3</text:p>
          </table:table-cell>
          <table:table-cell table:style-name="ce140" table:content-validation-name="val40"/>
          <table:table-cell table:style-name="ce179" table:content-validation-name="val48" table:formula="of:=[.$D3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1"/>
          <table:table-cell table:style-name="ce181" table:content-validation-name="val48" table:formula="of:=[.$D3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2" table:content-validation-name="val42"/>
          <table:table-cell table:style-name="ce182" table:content-validation-name="val48" table:formula="of:=[.$D3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6" table:number-columns-spanned="3" table:number-rows-spanned="1"/>
          <table:covered-table-cell table:number-columns-repeated="2" table:style-name="ce280" table:content-validation-name="val64"/>
          <table:table-cell table:style-name="ce293" table:content-validation-name="val67" office:value-type="float" office:value="0" calcext:value-type="float">
            <text:p>0</text:p>
          </table:table-cell>
          <table:table-cell table:style-name="ce344" table:content-validation-name="val48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1]*[$Data.$C$13]" office:value-type="float" office:value="0" calcext:value-type="float">
            <text:p>0</text:p>
          </table:table-cell>
          <table:table-cell table:style-name="ce5"/>
          <table:table-cell table:style-name="ce22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2]*[$Data.$C$13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41" table:content-validation-name="val53" table:formula="of:=SUM([.K44:.K63])+SUM([$Hátterek.F5:.F18])" office:value-type="float" office:value="464" calcext:value-type="float">
            <text:p>464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3]*[$Data.$C$13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4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Alkímia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15" calcext:value-type="float">
            <text:p>15</text:p>
          </table:table-cell>
          <table:table-cell table:style-name="ce344" table:content-validation-name="val48" table:formula="of:=IF([.$J44]&gt;0;VLOOKUP([.$J44];Képzettség_táblázat;MATCH(&quot;KP&quot;;Képzettség_fejléc;0);0);0)"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15" calcext:value-type="float">
            <text:p>15</text:p>
          </table:table-cell>
          <table:table-cell table:style-name="ce344" table:content-validation-name="val48" table:formula="of:=IF([.$J45]&gt;0;VLOOKUP([.$J45];Képzettség_táblázat;MATCH(&quot;KP&quot;;Képzettség_fejléc;0);0);0)" office:value-type="float" office:value="101" calcext:value-type="float">
            <text:p>101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Művészetismeret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6" calcext:value-type="float">
            <text:p>6</text:p>
          </table:table-cell>
          <table:table-cell table:style-name="ce344" table:content-validation-name="val48" table:formula="of:=IF([.$J46]&gt;0;VLOOKUP([.$J46];Képzettség_táblázat;MATCH(&quot;KP&quot;;Képzettség_fejléc;0);0);0)"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table:style-name="ce45" table:content-validation-name="val8" table:number-columns-spanned="2" table:number-rows-spanned="1"/>
          <table:covered-table-cell table:style-name="ce69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43" table:content-validation-name="val42"/>
          <table:table-cell table:style-name="ce179" table:content-validation-name="val48" table:formula="of:=[.$D4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Etikett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12" calcext:value-type="float">
            <text:p>12</text:p>
          </table:table-cell>
          <table:table-cell table:style-name="ce344" table:content-validation-name="val48" table:formula="of:=IF([.$J47]&gt;0;VLOOKUP([.$J47];Képzettség_táblázat;MATCH(&quot;KP&quot;;Képzettség_fejléc;0);0);0)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5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3" table:formula="of:=[$Harcértékek.C31]" office:value-type="float" office:value="0" calcext:value-type="float">
            <text:p>0 fok</text:p>
          </table:table-cell>
          <table:table-cell table:style-name="ce183" table:content-validation-name="val54" table:formula="of:=[.$D$4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5" calcext:value-type="float">
            <text:p>5</text:p>
          </table:table-cell>
          <table:table-cell table:style-name="ce344" table:content-validation-name="val48" table:formula="of:=IF([.$J48]&gt;0;VLOOKUP([.$J48];Képzettség_táblázat;MATCH(&quot;KP&quot;;Képzettség_fejléc;0);0);0)"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table:style-name="ce57" table:number-columns-spanned="5" table:number-rows-spanned="1"/>
          <table:covered-table-cell table:number-columns-repeated="3" table:style-name="ce409"/>
          <table:covered-table-cell table:style-name="ce184"/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12" calcext:value-type="float">
            <text:p>12</text:p>
          </table:table-cell>
          <table:table-cell table:style-name="ce344" table:content-validation-name="val48" table:formula="of:=IF([.$J49]&gt;0;VLOOKUP([.$J49];Képzettség_táblázat;MATCH(&quot;KP&quot;;Képzettség_fejléc;0);0);0)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58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85" table:content-validation-name="val53" table:formula="of:=SUM([.E51:.E61])+SUM([$Hátterek.F22:.F36])" office:value-type="float" office:value="24" calcext:value-type="float">
            <text:p>24</text:p>
          </table:table-cell>
          <table:table-cell table:style-name="ce5"/>
          <table:table-cell table:style-name="ce253" table:content-validation-name="val57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280" table:content-validation-name="val64"/>
          <table:table-cell table:style-name="ce295" table:content-validation-name="val67" office:value-type="float" office:value="15" calcext:value-type="float">
            <text:p>15</text:p>
          </table:table-cell>
          <table:table-cell table:style-name="ce344" table:content-validation-name="val48" table:formula="of:=IF([.$J50]&gt;0;VLOOKUP([.$J50];Képzettség_táblázat;MATCH(&quot;KP&quot;;Képzettség_fejléc;0);0);0)" office:value-type="float" office:value="101" calcext:value-type="float">
            <text:p>101</text:p>
          </table:table-cell>
          <table:table-cell table:number-columns-repeated="6"/>
        </table:table-row>
        <table:table-row table:style-name="ro5">
          <table:table-cell table:style-name="ce39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4" office:value-type="float" office:value="1" calcext:value-type="float">
            <text:p>1</text:p>
          </table:table-cell>
          <table:table-cell table:style-name="ce179" table:content-validation-name="val48" table:formula="of:=IF(([Misztikus.E8]&gt;2);0;[.$D51]*[$Data.$C$13])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2" calcext:value-type="float">
            <text:p>2</text:p>
          </table:table-cell>
          <table:table-cell table:style-name="ce127" table:content-validation-name="val45" office:value-type="float" office:value="2" calcext:value-type="float">
            <text:p>2</text:p>
          </table:table-cell>
          <table:table-cell table:style-name="ce179" table:content-validation-name="val48" table:formula="of:=[.$D52]*[$Data.$C$13]" office:value-type="float" office:value="12" calcext:value-type="float">
            <text:p>12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Hidegvér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3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39" table:content-validation-name="val11" office:value-type="string" calcext:value-type="string" table:number-columns-spanned="2" table:number-rows-spanned="1">
            <text:p>Tiszta fej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5" office:value-type="float" office:value="1" calcext:value-type="float">
            <text:p>1</text:p>
          </table:table-cell>
          <table:table-cell table:style-name="ce179" table:content-validation-name="val48" table:formula="of:=[.$D54]*[$Data.$C$13]" office:value-type="float" office:value="6" calcext:value-type="float">
            <text:p>6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5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6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7]) ;&quot;&quot;;VLOOKUP([.$A57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7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8]) ;&quot;&quot;;VLOOKUP([.$A58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8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59]) ;&quot;&quot;;VLOOKUP([.$A59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59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9" table:content-validation-name="val11" table:number-columns-spanned="2" table:number-rows-spanned="1"/>
          <table:covered-table-cell/>
          <table:table-cell table:style-name="ce123" table:content-validation-name="val32" table:formula="of:=IF(ISBLANK([.$A60]) ;&quot;&quot;;VLOOKUP([.$A60];fortelyok_altalanos_full;2;0))">
            <text:p/>
          </table:table-cell>
          <table:table-cell table:style-name="ce127" table:content-validation-name="val45"/>
          <table:table-cell table:style-name="ce179" table:content-validation-name="val48" table:formula="of:=[.$D60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7" table:number-columns-spanned="3" table:number-rows-spanned="1"/>
          <table:covered-table-cell table:number-columns-repeated="2" table:style-name="ce280" table:content-validation-name="val64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63" table:content-validation-name="val11" table:number-columns-spanned="2" table:number-rows-spanned="1"/>
          <table:covered-table-cell table:style-name="ce83"/>
          <table:table-cell table:style-name="ce119" table:content-validation-name="val32" table:formula="of:=IF(ISBLANK([.$A61]) ;&quot;&quot;;VLOOKUP([.$A61];fortelyok_altalanos_full;2;0))">
            <text:p/>
          </table:table-cell>
          <table:table-cell table:style-name="ce155" table:content-validation-name="val45"/>
          <table:table-cell table:style-name="ce186" table:content-validation-name="val48" table:formula="of:=[.$D61]*[$Data.$C$13]" office:value-type="float" office:value="0" calcext:value-type="float">
            <text:p>0</text:p>
          </table:table-cell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Default" table:number-columns-repeated="5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1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3" table:content-validation-name="val58" office:value-type="string" calcext:value-type="string">
            <text:p>Szakma:</text:p>
          </table:table-cell>
          <table:table-cell table:style-name="ce288" table:content-validation-name="val65" table:number-columns-spanned="2" table:number-rows-spanned="1"/>
          <table:covered-table-cell table:style-name="ce288" table:content-validation-name="val65"/>
          <table:table-cell table:style-name="ce296" table:content-validation-name="val67" office:value-type="float" office:value="0" calcext:value-type="float">
            <text:p>0</text:p>
          </table:table-cell>
          <table:table-cell table:style-name="ce349" table:content-validation-name="val48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59" office:value-type="string" calcext:value-type="string" table:number-columns-spanned="3" table:number-rows-spanned="1">
            <text:p>Felvehető Manőver fokok</text:p>
          </table:table-cell>
          <table:covered-table-cell/>
          <table:covered-table-cell table:style-name="ce128"/>
          <table:table-cell table:style-name="ce164" table:content-validation-name="val46" table:formula="of:=(ROUNDDOWN(SUM([.J16:.J19])/[Data.C15]))-SUM([.C66:.C73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31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6"/>
        </table:table-row>
        <table:table-row table:style-name="ro2">
          <table:table-cell table:style-name="ce53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2" office:value-type="string" calcext:value-type="string">
            <text:p>Fok</text:p>
          </table:table-cell>
          <table:table-cell table:style-name="ce167" office:value-type="string" calcext:value-type="string">
            <text:p>Bónusz</text:p>
          </table:table-cell>
          <table:table-cell table:style-name="ce208" office:value-type="string" calcext:value-type="string">
            <text:p>Nehézség</text:p>
          </table:table-cell>
          <table:table-cell table:style-name="ce5"/>
          <table:table-cell table:style-name="ce242" office:value-type="string" calcext:value-type="string" table:number-columns-spanned="3" table:number-rows-spanned="1">
            <text:p>Nyelv</text:p>
          </table:table-cell>
          <table:covered-table-cell table:style-name="ce122"/>
          <table:covered-table-cell table:style-name="Default"/>
          <table:table-cell table:style-name="ce323" office:value-type="string" calcext:value-type="string" table:number-columns-spanned="2" table:number-rows-spanned="1">
            <text:p>Fok</text:p>
          </table:table-cell>
          <table:covered-table-cell table:style-name="ce323"/>
          <table:table-cell table:number-columns-repeated="6"/>
        </table:table-row>
        <table:table-row table:style-name="ro2">
          <table:table-cell table:style-name="ce55" office:value-type="string" calcext:value-type="string" table:number-columns-spanned="2" table:number-rows-spanned="1">
            <text:p>Lefegyverzés</text:p>
          </table:table-cell>
          <table:covered-table-cell/>
          <table:table-cell table:style-name="ce124" table:content-validation-name="val33" office:value-type="float" office:value="1" calcext:value-type="float">
            <text:p>1</text:p>
          </table:table-cell>
          <table:table-cell table:style-name="ce124" table:content-validation-name="val47" office:value-type="float" office:value="2" calcext:value-type="float">
            <text:p>2</text:p>
          </table:table-cell>
          <table:table-cell table:style-name="ce209" table:content-validation-name="val55" office:value-type="float" office:value="10" calcext:value-type="float">
            <text:p>10</text:p>
          </table:table-cell>
          <table:table-cell table:style-name="ce5"/>
          <table:table-cell table:style-name="ce243" table:content-validation-name="val58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udvari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dzsad/dzsenn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udvari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erv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udvari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shadoni/gorviki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number-columns-repeated="6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toroni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 table:style-name="ce5"/>
          <table:table-cell table:style-name="ce245" table:content-validation-name="val59" office:value-type="string" calcext:value-type="string" table:number-columns-spanned="3" table:number-rows-spanned="1">
            <text:p>aszisz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5" table:number-columns-spanned="2" table:number-rows-spanned="1"/>
          <table:covered-table-cell/>
          <table:table-cell table:style-name="ce124" table:content-validation-name="val33"/>
          <table:table-cell table:style-name="ce124" table:content-validation-name="val47"/>
          <table:table-cell table:style-name="ce209" table:content-validation-name="val55"/>
          <table:table-cell/>
          <table:table-cell table:style-name="ce245" table:content-validation-name="val59" office:value-type="string" calcext:value-type="string" table:number-columns-spanned="3" table:number-rows-spanned="1">
            <text:p>elf</text:p>
          </table:table-cell>
          <table:covered-table-cell table:number-columns-repeated="2" table:style-name="ce261"/>
          <table:table-cell table:style-name="ce324" table:content-validation-name="val68" office:value-type="string" calcext:value-type="string" table:number-columns-spanned="2" table:number-rows-spanned="1">
            <text:p>alap</text:p>
          </table:table-cell>
          <table:covered-table-cell table:style-name="ce324" table:content-validation-name="val68"/>
          <table:table-cell table:style-name="Default"/>
          <table:table-cell table:number-columns-repeated="5"/>
        </table:table-row>
        <table:table-row table:style-name="ro2">
          <table:table-cell table:style-name="ce56" table:number-columns-spanned="2" table:number-rows-spanned="1"/>
          <table:covered-table-cell/>
          <table:table-cell table:style-name="ce125" table:content-validation-name="val33"/>
          <table:table-cell table:style-name="ce125" table:content-validation-name="val47"/>
          <table:table-cell table:style-name="ce210" table:content-validation-name="val55"/>
          <table:table-cell/>
          <table:table-cell table:style-name="ce249" table:content-validation-name="val60" table:number-columns-spanned="3" table:number-rows-spanned="1"/>
          <table:covered-table-cell table:number-columns-repeated="2" table:style-name="ce297"/>
          <table:table-cell table:style-name="ce325" table:content-validation-name="val68" table:number-columns-spanned="2" table:number-rows-spanned="1"/>
          <table:covered-table-cell table:style-name="ce325" table:content-validation-name="val68"/>
          <table:table-cell table:style-name="Default"/>
          <table:table-cell table:number-columns-repeated="5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5"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6"/>
          <table:table-cell table:number-columns-repeated="5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 table:number-columns-repeated="6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2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2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8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2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54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43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39">
          <table:table-cell table:number-columns-repeated="17"/>
        </table:table-row>
        <table:table-row table:style-name="ro2" table:number-rows-repeated="4">
          <table:table-cell table:style-name="Default" table:number-columns-repeated="5"/>
          <table:table-cell table:number-columns-repeated="12"/>
        </table:table-row>
        <table:table-row table:style-name="ro2" table:number-rows-repeated="93">
          <table:table-cell table:number-columns-repeated="17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number-columns-repeated="12"/>
          <table:table-cell table:style-name="Default" table:number-columns-repeated="5"/>
        </table:table-row>
        <table:table-row table:style-name="ro2">
          <table:table-cell table:number-columns-repeated="14"/>
          <table:table-cell table:style-name="Default" table:number-columns-repeated="3"/>
        </table:table-row>
        <table:table-row table:style-name="ro2" table:number-rows-repeated="1048045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 Alapértékek.J25:Alapértékek.K25 Alapértékek.J26:Alapértékek.J26 Alapértékek.L24:Alapértékek.L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4:Alapértékek.J63">
            <calcext:condition calcext:apply-style-name="Warning_szinttúlépés" calcext:value="&gt;[$Alapértékek.$J$8]" calcext:base-cell-address="Alapértékek.J44"/>
          </calcext:conditional-format>
          <calcext:conditional-format calcext:target-range-address="Alapértékek.D51:Alapértékek.D61">
            <calcext:condition calcext:apply-style-name="Warning_foktúllépés" calcext:value="&gt;[$Alapértékek.$C51]" calcext:base-cell-address="Alapértékek.D51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6:Alapértékek.J24 Alapértékek.J28:Alapértékek.J40 Alapértékek.J44:Alapértékek.J63">
            <calcext:condition calcext:apply-style-name="Szürke_szám" calcext:value="=0" calcext:base-cell-address="Alapértékek.J16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1"/>
        <table:table-column table:style-name="co23" table:default-cell-style-name="ce1189"/>
        <table:table-column table:style-name="co24" table:default-cell-style-name="ce1189"/>
        <table:table-column table:style-name="co14" table:number-columns-repeated="16371" table:default-cell-style-name="ce1189"/>
        <table:table-row table:style-name="ro3">
          <table:table-cell table:style-name="ce318" table:content-validation-name="val58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8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3">
          <table:table-cell table:style-name="ce331" table:content-validation-name="val58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8"/>
          <table:covered-table-cell table:style-name="ce373" table:content-validation-name="val58"/>
          <table:covered-table-cell table:style-name="ce434"/>
          <table:table-cell table:style-name="ce302" table:content-validation-name="val58"/>
          <table:table-cell table:style-name="ce536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340"/>
          <table:table-cell table:number-columns-repeated="16372"/>
        </table:table-row>
        <table:table-row table:style-name="ro2">
          <table:table-cell table:style-name="ce332" table:content-validation-name="val58" office:value-type="string" calcext:value-type="string" table:number-columns-spanned="4" table:number-rows-spanned="1">
            <text:p>Név</text:p>
          </table:table-cell>
          <table:covered-table-cell table:number-columns-repeated="2" table:style-name="ce279" table:content-validation-name="val58"/>
          <table:covered-table-cell/>
          <table:table-cell table:style-name="ce279" table:content-validation-name="val58" office:value-type="string" calcext:value-type="string">
            <text:p>Szint</text:p>
          </table:table-cell>
          <table:table-cell table:style-name="ce463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45" table:content-validation-name="val58" office:value-type="string" calcext:value-type="string" table:number-columns-spanned="2" table:number-rows-spanned="1">
            <text:p>Faj</text:p>
          </table:table-cell>
          <table:covered-table-cell/>
          <table:table-cell table:style-name="ce601" office:value-type="string" calcext:value-type="string" table:number-columns-spanned="3" table:number-rows-spanned="1">
            <text:p>Származás jellege, helye</text:p>
          </table:table-cell>
          <table:covered-table-cell table:style-name="ce61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46" table:content-validation-name="val84" office:value-type="string" calcext:value-type="string" table:number-columns-spanned="2" table:number-rows-spanned="1">
            <text:p>Ember</text:p>
          </table:table-cell>
          <table:covered-table-cell/>
          <table:table-cell table:style-name="ce602" table:content-validation-name="val58" table:number-columns-spanned="3" table:number-rows-spanned="1"/>
          <table:covered-table-cell table:style-name="ce55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5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631" table:content-validation-name="val48" table:formula="of:=[$Alapértékek.D8]*[$Data.C14]" office:value-type="float" office:value="21" calcext:value-type="float">
            <text:p>21</text:p>
          </table:table-cell>
          <table:table-cell table:number-columns-repeated="16372"/>
        </table:table-row>
        <table:table-row table:style-name="ro5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0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34" table:content-validation-name="val90" table:formula="of:=[.L7]-SUM([.K11:.K24])-SUM([.K28:.K34])-SUM([.K38:.K46])" office:value-type="float" office:value="7" calcext:value-type="float">
            <text:p>7</text:p>
          </table:table-cell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224" table:number-columns-spanned="5" table:number-rows-spanned="1"/>
          <table:covered-table-cell table:number-columns-repeated="2"/>
          <table:covered-table-cell table:style-name="ce611"/>
          <table:covered-table-cell table:style-name="ce626"/>
          <table:table-cell table:number-columns-repeated="16372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23"/>
          <table:table-cell table:style-name="ce544" office:value-type="string" calcext:value-type="string">
            <text:p>SzP</text:p>
          </table:table-cell>
          <table:table-cell table:style-name="ce642" office:value-type="string" calcext:value-type="string">
            <text:p>Kiterjeszti ezt a képzettséget / egyebet:</text:p>
          </table:table-cell>
          <table:table-cell table:style-name="ce642" office:value-type="string" calcext:value-type="string">
            <text:p>Megjegyzés</text:p>
          </table:table-cell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Alkudoz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1]); &quot;-&quot;; VLOOKUP([.$H11];hatterek_szabad_all; 2; 0))" office:value-type="string" office:string-value="Befolyásolás, Emberismeret" calcext:value-type="string">
            <text:p>Befolyásolás, Ember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Csábít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2]); &quot;-&quot;; VLOOKUP([.$H12];hatterek_szabad_all; 2; 0))" office:value-type="string" office:string-value="Befolyásolás, Emberismeret" calcext:value-type="string">
            <text:p>Befolyásolás, Ember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Hazudoz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3]); &quot;-&quot;; VLOOKUP([.$H13];hatterek_szabad_all; 2; 0))" office:value-type="string" office:string-value="Befolyásolás, Emberismeret, Nyomozás" calcext:value-type="string">
            <text:p>Befolyásolás, Emberismeret, Nyomozás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Szónokl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4]); &quot;-&quot;; VLOOKUP([.$H14];hatterek_szabad_all; 2; 0))" office:value-type="string" office:string-value="Befolyásolás, Emberismeret" calcext:value-type="string">
            <text:p>Befolyásolás, Ember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Megfélemlíté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5]); &quot;-&quot;; VLOOKUP([.$H15];hatterek_szabad_all; 2; 0))" office:value-type="string" office:string-value="Befolyásolás, Emberismeret" calcext:value-type="string">
            <text:p>Befolyásolás, Ember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Fejlett tapint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6]); &quot;-&quot;; VLOOKUP([.$H16];hatterek_szabad_all; 2; 0))" office:value-type="string" office:string-value="Érzékenység Tulajdonságodat segíti tapintás esetén" calcext:value-type="string">
            <text:p>Érzékenység Tulajdonságodat segíti tapintás esetén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2" table:content-validation-name="val70" table:number-columns-spanned="4" table:number-rows-spanned="1"/>
          <table:covered-table-cell table:number-columns-repeated="2" table:style-name="ce739" table:content-validation-name="val77"/>
          <table:covered-table-cell table:content-validation-name="val77"/>
          <table:table-cell table:style-name="ce430" table:content-validation-name="val67" office:value-type="float" office:value="0" calcext:value-type="float">
            <text:p>0</text:p>
          </table:table-cell>
          <table:table-cell table:style-name="ce421" table:content-validation-name="val83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Fejlett ízlelé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7]); &quot;-&quot;; VLOOKUP([.$H17];hatterek_szabad_all; 2; 0))" office:value-type="string" office:string-value="Érzékenység Tulajdonságodat segíti ízlelés esetén" calcext:value-type="string">
            <text:p>Érzékenység Tulajdonságodat segíti ízlelés esetén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65" table:content-validation-name="val71" table:number-columns-spanned="4" table:number-rows-spanned="1"/>
          <table:covered-table-cell table:number-columns-repeated="2" table:style-name="ce362" table:content-validation-name="val58"/>
          <table:covered-table-cell table:style-name="ce406"/>
          <table:table-cell table:style-name="ce439" table:content-validation-name="val67" office:value-type="float" office:value="0" calcext:value-type="float">
            <text:p>0</text:p>
          </table:table-cell>
          <table:table-cell table:style-name="ce480" table:content-validation-name="val83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Éneklé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8]); &quot;-&quot;; VLOOKUP([.$H18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Festészet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19]); &quot;-&quot;; VLOOKUP([.$H19];hatterek_szabad_all; 2; 0))" office:value-type="string" office:string-value="Képzőművészet, Művészetismeret" calcext:value-type="string">
            <text:p>Képzőművészet, Művészetismeret</text:p>
          </table:table-cell>
          <table:table-cell table:style-name="ce424"/>
          <table:table-cell table:number-columns-repeated="16371"/>
        </table:table-row>
        <table:table-row table:style-name="ro3">
          <table:table-cell table:style-name="ce315" table:content-validation-name="val58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8"/>
          <table:covered-table-cell table:style-name="ce339" table:content-validation-name="val58"/>
          <table:covered-table-cell table:style-name="ce329" table:content-validation-name="val58"/>
          <table:covered-table-cell table:style-name="ce346" table:content-validation-name="val58"/>
          <table:covered-table-cell table:style-name="ce6"/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Irodalom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20]); &quot;-&quot;; VLOOKUP([.$H20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65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8"/>
          <table:covered-table-cell table:style-name="ce560"/>
          <table:table-cell table:style-name="ce62" table:content-validation-name="val58" office:value-type="string" calcext:value-type="string">
            <text:p>Max</text:p>
          </table:table-cell>
          <table:table-cell table:style-name="ce62" table:content-validation-name="val58" office:value-type="string" calcext:value-type="string">
            <text:p>Fok</text:p>
          </table:table-cell>
          <table:table-cell table:style-name="ce158" table:content-validation-name="val58" office:value-type="string" calcext:value-type="string">
            <text:p>KP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Kalligráfia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21]); &quot;-&quot;; VLOOKUP([.$H21];hatterek_szabad_all; 2; 0))" office:value-type="string" office:string-value="Képzőművészet, Művészetismeret" calcext:value-type="string">
            <text:p>Képzőművészet, Művészet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272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2]) ;&quot;&quot;;VLOOKUP([.$A2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2]*[$Data.$C$13]" office:value-type="float" office:value="0" calcext:value-type="float">
            <text:p>0</text:p>
          </table:table-cell>
          <table:table-cell table:style-name="ce355" table:content-validation-name="val58"/>
          <table:table-cell table:style-name="ce557" table:content-validation-name="val85" office:value-type="string" calcext:value-type="string" table:number-columns-spanned="3" table:number-rows-spanned="1">
            <text:p>Színjátszás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22]); &quot;-&quot;; VLOOKUP([.$H22];hatterek_szabad_all; 2; 0))" office:value-type="string" office:string-value="Előadóművészet, Művészetismeret" calcext:value-type="string">
            <text:p>Előadóművészet, Művészet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3]) ;&quot;&quot;;VLOOKUP([.$A2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3]*[$Data.$C$13]" office:value-type="float" office:value="0" calcext:value-type="float">
            <text:p>0</text:p>
          </table:table-cell>
          <table:table-cell table:style-name="ce705"/>
          <table:table-cell table:style-name="ce557" table:content-validation-name="val85" office:value-type="string" calcext:value-type="string" table:number-columns-spanned="3" table:number-rows-spanned="1">
            <text:p>Szobrászat</text:p>
          </table:table-cell>
          <table:covered-table-cell table:style-name="ce518" table:content-validation-name="val85"/>
          <table:covered-table-cell table:style-name="ce518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23]); &quot;-&quot;; VLOOKUP([.$H23];hatterek_szabad_all; 2; 0))" office:value-type="string" office:string-value="Képzőművészet, Művészetismeret" calcext:value-type="string">
            <text:p>Képzőművészet, Művészetismere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4]) ;&quot;&quot;;VLOOKUP([.$A24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4]*[$Data.$C$13]" office:value-type="float" office:value="0" calcext:value-type="float">
            <text:p>0</text:p>
          </table:table-cell>
          <table:table-cell/>
          <table:table-cell table:style-name="ce566" table:content-validation-name="val85" office:value-type="string" calcext:value-type="string" table:number-columns-spanned="3" table:number-rows-spanned="1">
            <text:p>Titkos szervezeti kultúra 🔁</text:p>
          </table:table-cell>
          <table:covered-table-cell table:style-name="ce519" table:content-validation-name="val85"/>
          <table:covered-table-cell table:style-name="ce519" table:content-validation-name="val87"/>
          <table:table-cell table:style-name="ce261" table:content-validation-name="val88" office:value-type="float" office:value="1" calcext:value-type="float">
            <text:p>1</text:p>
          </table:table-cell>
          <table:table-cell table:style-name="ce643" table:content-validation-name="val91" table:formula="of:=IF(ISBLANK([.$H24]); &quot;-&quot;; VLOOKUP([.$H24];hatterek_szabad_all; 2; 0))" office:value-type="string" office:string-value="Etikett" calcext:value-type="string">
            <text:p>Etikett</text:p>
          </table:table-cell>
          <table:table-cell table:style-name="ce424"/>
          <table:table-cell table:number-columns-repeated="16371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5]) ;&quot;&quot;;VLOOKUP([.$A25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5]*[$Data.$C$13]" office:value-type="float" office:value="0" calcext:value-type="float">
            <text:p>0</text:p>
          </table:table-cell>
          <table:table-cell/>
          <table:table-cell table:style-name="ce536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626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6]) ;&quot;&quot;;VLOOKUP([.$A26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6]*[$Data.$C$13]" office:value-type="float" office:value="0" calcext:value-type="float">
            <text:p>0</text:p>
          </table:table-cell>
          <table:table-cell/>
          <table:table-cell table:style-name="ce568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75" table:content-validation-name="val89" table:formula="of:=ROUNDUP([$Alapértékek.D8]/2)-COUNTA([.H27:.J34])" office:value-type="float" office:value="3" calcext:value-type="float">
            <text:p>3</text:p>
          </table:table-cell>
          <table:table-cell table:style-name="ce644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7]) ;&quot;&quot;;VLOOKUP([.$A27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7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ibara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8]) ;&quot;&quot;;VLOOKUP([.$A28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28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erv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29]) ;&quot;&quot;;VLOOKUP([.$A29];fortelyok_altalanos_full;2;0))">
            <text:p/>
          </table:table-cell>
          <table:table-cell table:style-name="ce140" table:content-validation-name="val58"/>
          <table:table-cell table:style-name="ce465" table:content-validation-name="val48" table:formula="of:=[.$E29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pyar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0]) ;&quot;&quot;;VLOOKUP([.$A30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0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tor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1]) ;&quot;&quot;;VLOOKUP([.$A31];fortelyok_altalanos_full;2;0))">
            <text:p/>
          </table:table-cell>
          <table:table-cell table:style-name="ce140" table:content-validation-name="val58"/>
          <table:table-cell table:style-name="ce467" table:content-validation-name="val48" table:formula="of:=[.$E31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shado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2]) ;&quot;&quot;;VLOOKUP([.$A32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2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elf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5" table:content-validation-name="val72" table:number-columns-spanned="3" table:number-rows-spanned="1"/>
          <table:covered-table-cell table:style-name="ce283" table:content-validation-name="val58"/>
          <table:covered-table-cell table:style-name="ce560"/>
          <table:table-cell table:style-name="ce291" table:content-validation-name="val79" table:formula="of:=IF(ISBLANK([.$A33]) ;&quot;&quot;;VLOOKUP([.$A33];fortelyok_altalanos_full;2;0))">
            <text:p/>
          </table:table-cell>
          <table:table-cell table:style-name="ce140" table:content-validation-name="val58"/>
          <table:table-cell table:style-name="ce466" table:content-validation-name="val48" table:formula="of:=[.$E33]*[$Data.$C$13]" office:value-type="float" office:value="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kráni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99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9" office:value-type="float" office:value="5" calcext:value-type="float">
            <text:p>5</text:p>
          </table:table-cell>
          <table:table-cell table:style-name="ce140" table:content-validation-name="val80"/>
          <table:table-cell table:style-name="ce471" table:content-validation-name="val48" table:formula="of:=-[.$E34]*[$Data.$C$29]" office:value-type="float" office:value="-0" calcext:value-type="float">
            <text:p>0</text:p>
          </table:table-cell>
          <table:table-cell/>
          <table:table-cell table:style-name="ce572" table:content-validation-name="val86" office:value-type="string" calcext:value-type="string" table:number-columns-spanned="3" table:number-rows-spanned="1">
            <text:p>törpe</text:p>
          </table:table-cell>
          <table:covered-table-cell table:style-name="ce587"/>
          <table:covered-table-cell table:style-name="ce606" table:content-validation-name="val58"/>
          <table:table-cell table:style-name="ce616" table:content-validation-name="val58" table:number-columns-spanned="2" table:number-rows-spanned="1"/>
          <table:covered-table-cell table:style-name="ce570"/>
          <table:table-cell table:number-columns-repeated="16372"/>
        </table:table-row>
        <table:table-row table:style-name="ro2">
          <table:table-cell table:style-name="ce399" table:content-validation-name="val73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1"/>
          <table:table-cell table:style-name="ce471" table:content-validation-name="val48" table:formula="of:=-[.$E35]*[$Data.$C$27]" office:value-type="float" office:value="-0" calcext:value-type="float">
            <text:p>0</text:p>
          </table:table-cell>
          <table:table-cell/>
          <table:table-cell table:style-name="ce577" office:value-type="string" calcext:value-type="string" table:number-columns-spanned="5" table:number-rows-spanned="1">
            <text:p>Helyismeret Szabad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46"/>
          <table:table-cell table:number-columns-repeated="16372"/>
        </table:table-row>
        <table:table-row table:style-name="ro2">
          <table:table-cell table:style-name="ce399" table:content-validation-name="val74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8"/>
          <table:covered-table-cell table:style-name="ce560"/>
          <table:table-cell table:style-name="ce121" table:content-validation-name="val79" office:value-type="float" office:value="1" calcext:value-type="float">
            <text:p>1</text:p>
          </table:table-cell>
          <table:table-cell table:style-name="ce140" table:content-validation-name="val82"/>
          <table:table-cell table:style-name="ce471" table:content-validation-name="val48" table:formula="of:=-[.$E36]*[$Data.$C$28]" office:value-type="float" office:value="-0" calcext:value-type="float">
            <text:p>0</text:p>
          </table:table-cell>
          <table:table-cell/>
          <table:table-cell table:style-name="ce55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423" table:content-validation-name="val58"/>
          <table:table-cell table:style-name="ce544" table:content-validation-name="val58"/>
          <table:table-cell table:style-name="ce642" office:value-type="string" calcext:value-type="string">
            <text:p>Megjegyzés, eredet</text:p>
          </table:table-cell>
          <table:table-cell table:number-columns-repeated="16372"/>
        </table:table-row>
        <table:table-row table:style-name="ro2">
          <table:table-cell table:style-name="ce385" table:number-columns-spanned="6" table:number-rows-spanned="1"/>
          <table:covered-table-cell table:number-columns-repeated="5" table:style-name="Default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570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23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84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51" table:content-validation-name="val75" table:number-columns-spanned="2" table:number-rows-spanned="1"/>
          <table:covered-table-cell table:style-name="ce424" table:content-validation-name="val75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78" table:content-validation-name="val58" table:number-columns-spanned="4" table:number-rows-spanned="1"/>
          <table:covered-table-cell table:style-name="ce424"/>
          <table:covered-table-cell table:style-name="ce607" table:content-validation-name="val58"/>
          <table:covered-table-cell table:style-name="ce261" table:content-validation-name="val58"/>
          <table:table-cell table:style-name="ce647"/>
          <table:table-cell table:number-columns-repeated="16372"/>
        </table:table-row>
        <table:table-row table:style-name="ro2">
          <table:table-cell table:style-name="ce366" table:content-validation-name="val76" table:number-columns-spanned="2" table:number-rows-spanned="1"/>
          <table:covered-table-cell table:style-name="ce390" table:content-validation-name="val75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85" table:content-validation-name="val58" table:number-columns-spanned="4" table:number-rows-spanned="1"/>
          <table:covered-table-cell table:style-name="ce594" table:content-validation-name="val58"/>
          <table:covered-table-cell table:number-columns-repeated="2" table:style-name="ce608" table:content-validation-name="val58"/>
          <table:table-cell table:style-name="ce648"/>
          <table:table-cell table:number-columns-repeated="16372"/>
        </table:table-row>
        <table:table-row table:style-name="ro2" table:number-rows-repeated="4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4">
          <table:table-cell table:number-columns-repeated="16384"/>
        </table:table-row>
        <table:table-row table:style-name="ro2" table:number-rows-repeated="15">
          <table:table-cell table:style-name="Default" table:number-columns-repeated="6"/>
          <table:table-cell table:number-columns-repeated="16378"/>
        </table:table-row>
        <table:table-row table:style-name="ro2" table:number-rows-repeated="9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/>
          <table:table-cell table:number-columns-repeated="16377"/>
        </table:table-row>
        <table:table-row table:style-name="ro2" table:number-rows-repeated="11">
          <table:table-cell/>
          <table:table-cell table:style-name="Default" table:number-columns-repeated="6"/>
          <table:table-cell table:number-columns-repeated="16377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16378"/>
        </table:table-row>
        <table:table-row table:style-name="ro2" table:number-rows-repeated="7">
          <table:table-cell table:number-columns-repeated="16384"/>
        </table:table-row>
        <table:table-row table:style-name="ro2" table:number-rows-repeated="4">
          <table:table-cell table:number-columns-repeated="6"/>
          <table:table-cell table:style-name="Default" table:number-columns-repeated="3"/>
          <table:table-cell table:number-columns-repeated="16375"/>
        </table:table-row>
        <table:table-row table:style-name="ro2" table:number-rows-repeated="11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 table:number-rows-repeated="4">
          <table:table-cell table:number-columns-repeated="3"/>
          <table:table-cell table:style-name="Default" table:number-columns-repeated="3"/>
          <table:table-cell table:number-columns-repeated="16378"/>
        </table:table-row>
        <table:table-row table:style-name="ro2" table:number-rows-repeated="104842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  <calcext:conditional-format calcext:target-range-address="Hátterek.E5:Hátterek.E18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18">
            <calcext:condition calcext:apply-style-name="Szürke_szám" calcext:value="=0" calcext:base-cell-address="Hátterek.E5"/>
          </calcext:conditional-format>
          <calcext:conditional-format calcext:target-range-address="Hátterek.F30:Hátterek.F33 Hátterek.F22:Hátterek.F28">
            <calcext:condition calcext:apply-style-name="Warning_Fortély" calcext:value="formula-is([$Hátterek.$E22]&gt;[$Hátterek.$D22])" calcext:base-cell-address="Hátterek.F22"/>
          </calcext:conditional-format>
          <calcext:conditional-format calcext:target-range-address="Hátterek.F29:Hátterek.F31">
            <calcext:condition calcext:apply-style-name="Warning_Fortély" calcext:value="formula-is([$Hátterek.$E29]&gt;[$Hátterek.$D29])" calcext:base-cell-address="Hátterek.F29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number-columns-repeated="5" table:default-cell-style-name="ce659"/>
        <table:table-column table:style-name="co30" table:default-cell-style-name="ce659"/>
        <table:table-column table:style-name="co14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59"/>
        <table:table-column table:style-name="co14" table:number-columns-repeated="16128" table:default-cell-style-name="ce659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82"/>
          <table:covered-table-cell table:number-columns-repeated="5" table:style-name="ce680"/>
          <table:covered-table-cell table:number-columns-repeated="2" table:style-name="ce582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4">
          <table:table-cell table:style-name="ce582"/>
          <table:table-cell table:style-name="ce582" table:number-columns-spanned="6" table:number-rows-spanned="1"/>
          <table:covered-table-cell table:number-columns-repeated="5" table:style-name="ce582"/>
          <table:table-cell table:style-name="ce582" table:number-columns-repeated="8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60" table:content-validation-name="val100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60" table:content-validation-name="val127" office:value-type="string" calcext:value-type="string">
            <text:p>Módosítók</text:p>
          </table:table-cell>
          <table:table-cell table:style-name="ce660" table:content-validation-name="val134" office:value-type="string" calcext:value-type="string">
            <text:p>Összesen</text:p>
          </table:table-cell>
          <table:table-cell table:style-name="ce582"/>
          <table:table-cell table:style-name="ce764" office:value-type="string" calcext:value-type="string" table:number-columns-spanned="2" table:number-rows-spanned="1">
            <text:p>Összesen felvett HM:</text:p>
          </table:table-cell>
          <table:covered-table-cell table:style-name="ce582"/>
          <table:table-cell table:style-name="ce790" table:content-validation-name="val160" table:formula="of:=SUM([.B5:.B6])" office:value-type="float" office:value="0" calcext:value-type="float">
            <text:p>0 HM</text:p>
          </table:table-cell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8" table:content-validation-name="val116" office:value-type="float" office:value="10" calcext:value-type="float">
            <text:p>10</text:p>
          </table:table-cell>
          <table:table-cell table:style-name="ce738" table:content-validation-name="val128" table:formula="of:=([Alapértékek.C21])+([Alapértékek.C22])+[Alapértékek.$D$8]+(4*[Alapértékek.D34])" office:value-type="float" office:value="23" calcext:value-type="float">
            <text:p>23</text:p>
          </table:table-cell>
          <table:table-cell table:style-name="ce818" table:content-validation-name="val135" table:formula="of:=[.C4]+[.D4]" office:value-type="float" office:value="33" calcext:value-type="float">
            <text:p>33</text:p>
          </table:table-cell>
          <table:table-cell table:style-name="ce582"/>
          <table:table-cell table:style-name="ce764" office:value-type="string" calcext:value-type="string" table:number-columns-spanned="2" table:number-rows-spanned="1">
            <text:p>Max felvehető HM:</text:p>
          </table:table-cell>
          <table:covered-table-cell table:style-name="ce582"/>
          <table:table-cell table:style-name="ce985" table:content-validation-name="val161" table:formula="of:=[Data.C19]*[Alapértékek.D8]" office:value-type="float" office:value="126" calcext:value-type="float">
            <text:p>126 HM</text:p>
          </table:table-cell>
          <table:table-cell table:style-name="ce582" table:number-columns-repeated="3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975" table:content-validation-name="val101" office:value-type="float" office:value="0" calcext:value-type="float">
            <text:p>0</text:p>
          </table:table-cell>
          <table:table-cell table:style-name="ce738" table:content-validation-name="val116" office:value-type="float" office:value="20" calcext:value-type="float">
            <text:p>20</text:p>
          </table:table-cell>
          <table:table-cell table:style-name="ce738" table:content-validation-name="val129" table:formula="of:=2*([Alapértékek.$C$18]+[Alapértékek.$C$20]+[Alapértékek.$C$21])" office:value-type="float" office:value="-2" calcext:value-type="float">
            <text:p>-2</text:p>
          </table:table-cell>
          <table:table-cell table:style-name="ce818" table:content-validation-name="val136" table:formula="of:=[.C5]+[.B5]+[.D5]" office:value-type="float" office:value="18" calcext:value-type="float">
            <text:p>18</text:p>
          </table:table-cell>
          <table:table-cell table:style-name="ce582" table:number-columns-repeated="5"/>
          <table:table-cell/>
          <table:table-cell table:style-name="ce582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497" table:content-validation-name="val102" office:value-type="float" office:value="0" calcext:value-type="float">
            <text:p>0</text:p>
          </table:table-cell>
          <table:table-cell table:style-name="ce738" table:content-validation-name="val116" office:value-type="float" office:value="120" calcext:value-type="float">
            <text:p>120</text:p>
          </table:table-cell>
          <table:table-cell table:style-name="ce738" table:content-validation-name="val130" table:formula="of:=2*([Alapértékek.$C$20]+[Alapértékek.$C$21])" office:value-type="float" office:value="-2" calcext:value-type="float">
            <text:p>-2</text:p>
          </table:table-cell>
          <table:table-cell table:style-name="ce818" table:content-validation-name="val137" table:formula="of:=[.C6]+[.B6]+[.D6]" office:value-type="float" office:value="118" calcext:value-type="float">
            <text:p>118</text:p>
          </table:table-cell>
          <table:table-cell table:style-name="ce582" table:number-columns-repeated="5"/>
          <table:table-cell/>
          <table:table-cell table:style-name="ce582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6">
          <table:table-cell table:style-name="ce582" table:number-columns-repeated="6"/>
          <table:table-cell table:style-name="ce764" office:value-type="string" calcext:value-type="string" table:number-columns-spanned="2" table:number-rows-spanned="1">
            <text:p>Össz felvett CM:</text:p>
          </table:table-cell>
          <table:covered-table-cell table:style-name="ce582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582"/>
          <table:table-cell/>
          <table:table-cell table:style-name="ce582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500" table:content-validation-name="val103" office:value-type="float" office:value="0" calcext:value-type="float">
            <text:p>0</text:p>
          </table:table-cell>
          <table:table-cell table:style-name="ce738" table:content-validation-name="val117" table:formula="of:=[Data.C16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8" calcext:value-type="float">
            <text:p>8</text:p>
          </table:table-cell>
          <table:table-cell table:style-name="ce818" table:content-validation-name="val138" table:formula="of:=[.C8]+[.B8]+[.D8]" office:value-type="float" office:value="-22" calcext:value-type="float">
            <text:p>-22</text:p>
          </table:table-cell>
          <table:table-cell table:style-name="ce582"/>
          <table:table-cell table:style-name="ce764" office:value-type="string" calcext:value-type="string" table:number-columns-spanned="2" table:number-rows-spanned="1">
            <text:p>Max felvehető CM:</text:p>
          </table:table-cell>
          <table:covered-table-cell table:style-name="ce582"/>
          <table:table-cell table:style-name="ce985" table:content-validation-name="val162" table:formula="of:=[Data.C22]*[Alapértékek.$D$8]" office:value-type="float" office:value="84" calcext:value-type="float">
            <text:p>84 HM</text:p>
          </table:table-cell>
          <table:table-cell table:style-name="ce582" table:number-columns-repeated="3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582" table:number-columns-spanned="9" table:number-rows-spanned="1"/>
          <table:covered-table-cell table:number-columns-repeated="5" table:style-name="ce680"/>
          <table:covered-table-cell table:number-columns-repeated="3" table:style-name="ce582"/>
          <table:table-cell table:style-name="ce582" table:number-columns-repeated="3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0" calcext:value-type="float">
            <text:p>0</text:p>
          </table:table-cell>
          <table:table-cell table:style-name="ce582"/>
          <table:table-cell table:style-name="ce764" office:value-type="string" calcext:value-type="string">
            <text:p>KP HM-re:</text:p>
          </table:table-cell>
          <table:table-cell table:style-name="ce1132" table:content-validation-name="val139" table:formula="of:=[.I3]*[Data.C18]+[.I7]*[Data.C21]" office:value-type="float" office:value="0" calcext:value-type="float">
            <text:p>0 KP</text:p>
          </table:table-cell>
          <table:table-cell table:style-name="ce582"/>
          <table:table-cell table:style-name="ce764" office:value-type="string" calcext:value-type="string" table:number-columns-spanned="2" table:number-rows-spanned="1">
            <text:p>Átlag HM</text:p>
          </table:table-cell>
          <table:covered-table-cell table:style-name="ce582"/>
          <table:table-cell table:style-name="ce793" table:content-validation-name="val163" table:formula="of:=(([.I3]+[.I7])/[Alapértékek.D8])" office:value-type="float" office:value="0" calcext:value-type="float">
            <text:p>0 HM</text:p>
          </table:table-cell>
          <table:table-cell table:style-name="ce582" table:number-columns-repeated="3"/>
          <table:table-cell table:style-name="Default" table:number-columns-repeated="4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5"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2"/>
          <table:table-cell/>
          <table:table-cell table:style-name="ce582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41" table:content-validation-name="val118" office:value-type="string" calcext:value-type="string">
            <text:p>Szint</text:p>
          </table:table-cell>
          <table:table-cell table:style-name="ce741" office:value-type="string" calcext:value-type="string">
            <text:p>KÉ</text:p>
          </table:table-cell>
          <table:table-cell table:style-name="ce741" office:value-type="string" calcext:value-type="string">
            <text:p>TÉ/CÉ</text:p>
          </table:table-cell>
          <table:table-cell table:style-name="ce741" office:value-type="string" calcext:value-type="string">
            <text:p>VÉ</text:p>
          </table:table-cell>
          <table:table-cell table:style-name="ce741" table:content-validation-name="val148" office:value-type="string" calcext:value-type="string">
            <text:p>Harckeret</text:p>
          </table:table-cell>
          <table:table-cell table:style-name="ce74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 table:number-columns-repeated="2"/>
          <table:table-cell table:style-name="Default" table:number-columns-repeated="22"/>
          <table:table-cell table:style-name="ce827" table:number-columns-repeated="214"/>
          <table:table-cell table:style-name="ce582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6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13" calcext:value-type="float">
            <text:p>13</text:p>
          </table:table-cell>
          <table:table-cell table:style-name="ce618" table:content-validation-name="val104" table:formula="of:=VLOOKUP([.$C14];harcmodorok;3)+[.$E$5]" office:value-type="float" office:value="-12" calcext:value-type="float">
            <text:p>-12</text:p>
          </table:table-cell>
          <table:table-cell table:style-name="ce618" table:content-validation-name="val104" table:formula="of:=VLOOKUP([.$C14];harcmodorok;4)+[.$E$6]" office:value-type="float" office:value="88" calcext:value-type="float">
            <text:p>88</text:p>
          </table:table-cell>
          <table:table-cell table:style-name="ce618" table:content-validation-name="val148" table:formula="of:=[.C14]+[Alapértékek.$C$21]" office:value-type="float" office:value="-1" calcext:value-type="float">
            <text:p>-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7]" office:value-type="float" office:value="3" calcext:value-type="float">
            <text:p>3</text:p>
          </table:table-cell>
          <table:table-cell table:style-name="ce618" table:content-validation-name="val104" table:formula="of:=VLOOKUP([.$C15];harcmodorok;2)+[.$E$4]" office:value-type="float" office:value="33" calcext:value-type="float">
            <text:p>33</text:p>
          </table:table-cell>
          <table:table-cell table:style-name="ce618" table:content-validation-name="val104" table:formula="of:=VLOOKUP([.$C15];harcmodorok;3)+[.$E$5]" office:value-type="float" office:value="18" calcext:value-type="float">
            <text:p>18</text:p>
          </table:table-cell>
          <table:table-cell table:style-name="ce618" table:content-validation-name="val104" table:formula="of:=VLOOKUP([.$C15];harcmodorok;4)+[.$E$6]" office:value-type="float" office:value="118" calcext:value-type="float">
            <text:p>118</text:p>
          </table:table-cell>
          <table:table-cell table:style-name="ce618" table:content-validation-name="val148" table:formula="of:=[.C15]+[Alapértékek.$C$21]" office:value-type="float" office:value="2" calcext:value-type="float">
            <text:p>2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13" calcext:value-type="float">
            <text:p>13</text:p>
          </table:table-cell>
          <table:table-cell table:style-name="ce618" table:content-validation-name="val104" table:formula="of:=VLOOKUP([.$C16];harcmodorok;3)+[.$E$5]" office:value-type="float" office:value="-12" calcext:value-type="float">
            <text:p>-12</text:p>
          </table:table-cell>
          <table:table-cell table:style-name="ce618" table:content-validation-name="val104" table:formula="of:=VLOOKUP([.$C16];harcmodorok;4)+[.$E$6]" office:value-type="float" office:value="88" calcext:value-type="float">
            <text:p>88</text:p>
          </table:table-cell>
          <table:table-cell table:style-name="ce618" table:content-validation-name="val148" table:formula="of:=[.C16]+[Alapértékek.$C$21]" office:value-type="float" office:value="-1" calcext:value-type="float">
            <text:p>-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13" calcext:value-type="float">
            <text:p>13</text:p>
          </table:table-cell>
          <table:table-cell table:style-name="ce618" table:content-validation-name="val104" table:formula="of:=VLOOKUP([.$C17];harcmodorok;3)+[.$E$5]" office:value-type="float" office:value="-12" calcext:value-type="float">
            <text:p>-12</text:p>
          </table:table-cell>
          <table:table-cell table:style-name="ce618" table:content-validation-name="val104" table:formula="of:=VLOOKUP([.$C17];harcmodorok;4)+[.$E$6]" office:value-type="float" office:value="88" calcext:value-type="float">
            <text:p>88</text:p>
          </table:table-cell>
          <table:table-cell table:style-name="ce618" table:content-validation-name="val148" table:formula="of:=[.C17]+[Alapértékek.$C$21]" office:value-type="float" office:value="-1" calcext:value-type="float">
            <text:p>-1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style-name="ce58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13" calcext:value-type="float">
            <text:p>13</text:p>
          </table:table-cell>
          <table:table-cell table:style-name="ce618" table:content-validation-name="val104" table:formula="of:=VLOOKUP([.$C18];harcmodorok;3)+[.$E$8]" office:value-type="float" office:value="-52" calcext:value-type="float">
            <text:p>-52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8]+[Alapértékek.$C$21]" office:value-type="float" office:value="-1" calcext:value-type="float">
            <text:p>-1</text:p>
          </table:table-cell>
          <table:table-cell table:style-name="ce759" table:content-validation-name="val104" table:formula="of:=VLOOKUP([.$C18];harcmodorok;4)+[.$E$8]" office:value-type="float" office:value="-52" calcext:value-type="float" table:number-columns-spanned="2" table:number-rows-spanned="1">
            <text:p>-52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13" calcext:value-type="float">
            <text:p>13</text:p>
          </table:table-cell>
          <table:table-cell table:style-name="ce618" table:content-validation-name="val104" table:formula="of:=VLOOKUP([.$C19];harcmodorok;3)+[.$E$8]" office:value-type="float" office:value="-52" calcext:value-type="float">
            <text:p>-52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19]+[Alapértékek.$C$21]" office:value-type="float" office:value="-1" calcext:value-type="float">
            <text:p>-1</text:p>
          </table:table-cell>
          <table:table-cell table:style-name="ce759" table:content-validation-name="val104" table:formula="of:=VLOOKUP([.$C19];harcmodorok;4)+[.$E$8]" office:value-type="float" office:value="-52" calcext:value-type="float" table:number-columns-spanned="2" table:number-rows-spanned="1">
            <text:p>-52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13" calcext:value-type="float">
            <text:p>13</text:p>
          </table:table-cell>
          <table:table-cell table:style-name="ce618" table:content-validation-name="val104" table:formula="of:=VLOOKUP([.$C20];harcmodorok;3)+[.$E$8]" office:value-type="float" office:value="-52" calcext:value-type="float">
            <text:p>-52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0]+[Alapértékek.$C$21]" office:value-type="float" office:value="-1" calcext:value-type="float">
            <text:p>-1</text:p>
          </table:table-cell>
          <table:table-cell table:style-name="ce759" table:content-validation-name="val104" table:formula="of:=VLOOKUP([.$C20];harcmodorok;4)+[.$E$8]" office:value-type="float" office:value="-52" calcext:value-type="float" table:number-columns-spanned="2" table:number-rows-spanned="1">
            <text:p>-52</text:p>
          </table:table-cell>
          <table:covered-table-cell table:style-name="ce797" table:content-validation-name="val104"/>
          <table:table-cell table:style-name="ce582" table:number-columns-repeated="3"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8" table:formula="of:=[Alapértékek.$J24]" office:value-type="float" office:value="15" calcext:value-type="float">
            <text:p>15</text:p>
          </table:table-cell>
          <table:table-cell table:style-name="ce618" table:content-validation-name="val104" table:formula="of:=VLOOKUP([.$C21];harcmodorok;2)+[.$E$4]" office:value-type="float" office:value="45" calcext:value-type="float">
            <text:p>45</text:p>
          </table:table-cell>
          <table:table-cell table:style-name="ce618" table:content-validation-name="val104" table:formula="of:=VLOOKUP([.$C21];harcmodorok;3)+[.$E$8]" office:value-type="float" office:value="14" calcext:value-type="float">
            <text:p>14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48" table:formula="of:=[.C21]+[Alapértékek.$C$21]" office:value-type="float" office:value="14" calcext:value-type="float">
            <text:p>14</text:p>
          </table:table-cell>
          <table:table-cell table:style-name="ce759" table:content-validation-name="val104" table:formula="of:=VLOOKUP([.$C21];harcmodorok;4)+[.$E$8]" office:value-type="float" office:value="14" calcext:value-type="float" table:number-columns-spanned="2" table:number-rows-spanned="1">
            <text:p>14</text:p>
          </table:table-cell>
          <table:covered-table-cell table:style-name="ce797" table:content-validation-name="val104"/>
          <table:table-cell table:style-name="ce582" table:number-columns-repeated="2"/>
          <table:table-cell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9">
          <table:table-cell table:style-name="ce590" table:number-columns-spanned="9" table:number-rows-spanned="1"/>
          <table:covered-table-cell table:number-columns-repeated="7" table:style-name="ce590"/>
          <table:covered-table-cell table:style-name="ce996"/>
          <table:table-cell table:style-name="ce590"/>
          <table:table-cell table:style-name="ce840"/>
          <table:table-cell/>
          <table:table-cell table:style-name="Default" table:number-columns-repeated="5"/>
          <table:table-cell table:style-name="ce590" table:number-columns-repeated="2"/>
          <table:table-cell table:style-name="Default" table:number-columns-repeated="22"/>
          <table:table-cell table:style-name="ce590" table:number-columns-repeated="215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84"/>
          <table:covered-table-cell table:number-columns-repeated="5" table:style-name="ce580"/>
          <table:covered-table-cell table:style-name="ce684"/>
          <table:covered-table-cell table:style-name="ce89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2">
          <table:table-cell table:style-name="ce603" table:content-validation-name="val58" office:value-type="string" calcext:value-type="string">
            <text:p>Fegyver</text:p>
          </table:table-cell>
          <table:table-cell table:style-name="ce686" table:content-validation-name="val58" office:value-type="string" calcext:value-type="string">
            <text:p>Sebesség</text:p>
          </table:table-cell>
          <table:table-cell table:style-name="ce74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45" office:value-type="string" calcext:value-type="string">
            <text:p>SP</text:p>
          </table:table-cell>
          <table:table-cell table:style-name="ce745" office:value-type="string" calcext:value-type="string" table:number-columns-spanned="2" table:number-rows-spanned="1">
            <text:p>Komment</text:p>
          </table:table-cell>
          <table:covered-table-cell table:style-name="ce691"/>
          <table:table-cell table:style-name="ce590"/>
          <table:table-cell table:style-name="ce840"/>
          <table:table-cell/>
          <table:table-cell table:style-name="Default" table:number-columns-repeated="5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10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4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4])" office:value-type="float" office:value="-10" calcext:value-type="float">
            <text:p>-10</text:p>
          </table:table-cell>
          <table:table-cell table:style-name="ce853" table:content-validation-name="val149" table:formula="of:=(VLOOKUP([.$A25];kezifegyverek_all;3;0)+([.$C25]*[Data.$V$6])+[Data.$C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0"/>
          <table:table-cell table:style-name="Default" table:number-columns-repeated="4"/>
          <table:table-cell table:style-name="ce633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11">
          <table:table-cell table:style-name="ce609" table:content-validation-name="val93" office:value-type="string" calcext:value-type="string">
            <text:p>Kard, dzsenn szablya</text:p>
          </table:table-cell>
          <table:table-cell table:style-name="ce512" table:content-validation-name="val105" table:formula="of:=IFNA(VLOOKUP([.$A26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4])" office:value-type="float" office:value="8" calcext:value-type="float">
            <text:p>8</text:p>
          </table:table-cell>
          <table:table-cell table:style-name="ce853" table:content-validation-name="val104" table:formula="of:=IFERROR(VLOOKUP([.$A26];kezifegyverek_all;10;0)+[.$C26]*[Data.$S$6];[Data.$C$34])" office:value-type="float" office:value="15" calcext:value-type="float">
            <text:p>15</text:p>
          </table:table-cell>
          <table:table-cell table:style-name="ce853" table:content-validation-name="val104" table:formula="of:=IFERROR(VLOOKUP([.$A26];kezifegyverek_all;11;0)+[.$C26]*[Data.$S$6];[Data.$C$34])" office:value-type="float" office:value="15" calcext:value-type="float">
            <text:p>15</text:p>
          </table:table-cell>
          <table:table-cell table:style-name="ce853" table:content-validation-name="val150" table:formula="of:=IF(ISNUMBER(VLOOKUP([.$A26];kezifegyverek_all;3;0));     VLOOKUP([.$A26];kezifegyverek_all;3;0) + [Data.$C$36] + ([.$C26] * [Data.$V$6]) &amp;     IF(VLOOKUP([.$A26];kezifegyverek_all;6;0) = 1;         &quot;/&quot; &amp; (VLOOKUP([.$A26];kezifegyverek_all;3;0) + [Data.$C$36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4] )" office:value-type="string" office:string-value="4/6 V/S" calcext:value-type="string">
            <text:p>4/6 V/S</text:p>
          </table:table-cell>
          <table:table-cell table:style-name="ce955" table:content-validation-name="val58" table:formula="of:=COM.MICROSOFT.CONCAT(IF(VLOOKUP([.$A26];kezifegyverek_all;7;0)=1;&quot;MK szabály!&quot;;&quot;&quot;); VLOOKUP([.$A26];kezifegyverek_all;14;0))" office:value-type="string" office:string-value="Páncélozott ellenfélnél: SP:+4&#10;Páncél nélküli ellenfélnél: SP:+6" calcext:value-type="string" table:number-columns-spanned="2" table:number-rows-spanned="1">
            <text:p>Páncélozott ellenfélnél: SP:+4</text:p>
            <text:p>Páncél nélküli ellenfélnél: SP:+6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0" table:number-columns-repeated="2"/>
          <table:table-cell table:style-name="ce633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11">
          <table:table-cell table:style-name="ce610" table:content-validation-name="val93" office:value-type="string" calcext:value-type="string">
            <text:p>Dzsambia</text:p>
          </table:table-cell>
          <table:table-cell table:style-name="ce512" table:content-validation-name="val105" table:formula="of:=IFNA(VLOOKUP([.$A27];kezifegyverek_all;12;0);[Data.$C$34])" office:value-type="float" office:value="5" calcext:value-type="float">
            <text:p>5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4])" office:value-type="float" office:value="2" calcext:value-type="float">
            <text:p>2</text:p>
          </table:table-cell>
          <table:table-cell table:style-name="ce853" table:content-validation-name="val104" table:formula="of:=IFERROR(VLOOKUP([.$A27];kezifegyverek_all;10;0)+[.$C27]*[Data.$S$6];[Data.$C$34])" office:value-type="float" office:value="4" calcext:value-type="float">
            <text:p>4</text:p>
          </table:table-cell>
          <table:table-cell table:style-name="ce853" table:content-validation-name="val104" table:formula="of:=IFERROR(VLOOKUP([.$A27];kezifegyverek_all;11;0)+[.$C27]*[Data.$S$6];[Data.$C$34])" office:value-type="float" office:value="4" calcext:value-type="float">
            <text:p>4</text:p>
          </table:table-cell>
          <table:table-cell table:style-name="ce853" table:content-validation-name="val150" table:formula="of:=IF(ISNUMBER(VLOOKUP([.$A27];kezifegyverek_all;3;0));     VLOOKUP([.$A27];kezifegyverek_all;3;0) + [Data.$C$36] + ([.$C27] * [Data.$V$6]) &amp;     IF(VLOOKUP([.$A27];kezifegyverek_all;6;0) = 1;         &quot;/&quot; &amp; (VLOOKUP([.$A27];kezifegyverek_all;3;0) + [Data.$C$36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4] )" office:value-type="string" office:string-value="0/2 V/S" calcext:value-type="string">
            <text:p>0/2 V/S</text:p>
          </table:table-cell>
          <table:table-cell table:style-name="ce955" table:formula="of:=COM.MICROSOFT.CONCAT(IF(VLOOKUP([.$A27];kezifegyverek_all;7;0)=1;&quot;MK szabály!&quot;;&quot;&quot;); VLOOKUP([.$A27];kezifegyverek_all;14;0))" office:value-type="string" office:string-value="Páncélozott ellenfélnél: SP:0&#10;Páncél nélküli ellenfélnél: SP:+2" calcext:value-type="string" table:number-columns-spanned="2" table:number-rows-spanned="1">
            <text:p>Páncélozott ellenfélnél: SP:0</text:p>
            <text:p>Páncél nélküli ellenfélnél: SP:+2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0" table:number-columns-repeated="2"/>
          <table:table-cell table:style-name="ce633"/>
          <table:table-cell table:style-name="ce582" table:number-columns-repeated="2"/>
          <table:table-cell table:style-name="Default" table:number-columns-repeated="22"/>
          <table:table-cell table:style-name="ce582" table:number-columns-repeated="215"/>
          <table:table-cell table:number-columns-repeated="16128"/>
        </table:table-row>
        <table:table-row table:style-name="ro10">
          <table:table-cell table:style-name="ce60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8];kezifegyverek_all;3;0));     VLOOKUP([.$A28];kezifegyverek_all;3;0) + [Data.$C$36] + ([.$C28] * [Data.$V$6]) &amp;     IF(VLOOKUP([.$A28];kezifegyverek_all;6;0) = 1;         &quot;/&quot; &amp; (VLOOKUP([.$A28];kezifegyverek_all;3;0) + [Data.$C$36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60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29];kezifegyverek_all;3;0));     VLOOKUP([.$A29];kezifegyverek_all;3;0) + [Data.$C$36] + ([.$C29] * [Data.$V$6]) &amp;     IF(VLOOKUP([.$A29];kezifegyverek_all;6;0) = 1;         &quot;/&quot; &amp; (VLOOKUP([.$A29];kezifegyverek_all;3;0) + [Data.$C$36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609" table:content-validation-name="val93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4])" office:value-type="string" office:string-value="N/A" calcext:value-type="string">
            <text:p>N/A</text:p>
          </table:table-cell>
          <table:table-cell table:style-name="ce747" table:content-validation-name="val120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4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4])" office:value-type="string" office:string-value="N/A" calcext:value-type="string">
            <text:p>N/A</text:p>
          </table:table-cell>
          <table:table-cell table:style-name="ce853" table:content-validation-name="val150" table:formula="of:=IF(ISNUMBER(VLOOKUP([.$A30];kezifegyverek_all;3;0));     VLOOKUP([.$A30];kezifegyverek_all;3;0) + [Data.$C$36] + ([.$C30] * [Data.$V$6]) &amp;     IF(VLOOKUP([.$A30];kezifegyverek_all;6;0) = 1;         &quot;/&quot; &amp; (VLOOKUP([.$A30];kezifegyverek_all;3;0) + [Data.$C$36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4] )" office:value-type="string" office:string-value="N/A" calcext:value-type="string">
            <text:p>N/A</text:p>
          </table:table-cell>
          <table:table-cell table:style-name="ce95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612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61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1" table:formula="of:=[$Data.$C$36]" office:value-type="float" office:value="0" calcext:value-type="float">
            <text:p>0</text:p>
          </table:table-cell>
          <table:table-cell table:style-name="ce612" table:number-columns-spanned="2" table:number-rows-spanned="1"/>
          <table:covered-table-cell table:style-name="ce612"/>
          <table:table-cell table:style-name="ce835"/>
          <table:table-cell table:style-name="Default" table:number-columns-repeated="3"/>
          <table:table-cell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91"/>
          <table:table-cell table:style-name="ce590"/>
          <table:table-cell table:style-name="Default" table:number-columns-repeated="3"/>
          <table:table-cell table:style-name="ce840"/>
          <table:table-cell table:style-name="ce680" table:number-columns-repeated="2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603" table:content-validation-name="val94" office:value-type="string" calcext:value-type="string">
            <text:p>Távolsági fegyver</text:p>
          </table:table-cell>
          <table:table-cell table:style-name="ce686" table:content-validation-name="val58" office:value-type="string" calcext:value-type="string">
            <text:p>Sebesség</text:p>
          </table:table-cell>
          <table:table-cell table:style-name="ce745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45" office:value-type="string" calcext:value-type="string">
            <text:p>SP</text:p>
          </table:table-cell>
          <table:table-cell table:style-name="ce745" office:value-type="string" calcext:value-type="string" table:number-columns-spanned="2" table:number-rows-spanned="1">
            <text:p>Hatótáv + Komment</text:p>
          </table:table-cell>
          <table:covered-table-cell table:style-name="ce691"/>
          <table:table-cell table:style-name="ce590"/>
          <table:table-cell table:style-name="Default" table:number-columns-repeated="3"/>
          <table:table-cell table:style-name="ce840"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609" table:content-validation-name="val95"/>
          <table:table-cell table:style-name="ce512" table:content-validation-name="val105" table:formula="of:=VLOOKUP([.$A34];tavolsagi_fegyverek_all;12;0)" office:value-type="string" office:string-value="" calcext:value-type="error">
            <text:p>#HIÁNYZIK</text:p>
          </table:table-cell>
          <table:table-cell table:style-name="ce747" table:content-validation-name="val121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HIÁNYZIK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HIÁNYZIK</text:p>
          </table:table-cell>
          <table:table-cell table:style-name="ce853" table:formula="of:=VLOOKUP([.$A34];tavolsagi_fegyverek_all;11;0)" office:value-type="string" office:string-value="" calcext:value-type="error">
            <text:p>#HIÁNYZIK</text:p>
          </table:table-cell>
          <table:table-cell table:style-name="ce853" table:content-validation-name="val152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610" table:content-validation-name="val95"/>
          <table:table-cell table:style-name="ce512" table:content-validation-name="val105" table:formula="of:=VLOOKUP([.$A35];tavolsagi_fegyverek_all;12;0)" office:value-type="string" office:string-value="" calcext:value-type="error">
            <text:p>#HIÁNYZIK</text:p>
          </table:table-cell>
          <table:table-cell table:style-name="ce747" table:content-validation-name="val122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HIÁNYZIK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HIÁNYZIK</text:p>
          </table:table-cell>
          <table:table-cell table:style-name="ce853" table:formula="of:=VLOOKUP([.$A35];tavolsagi_fegyverek_all;11;0)" office:value-type="string" office:string-value="" calcext:value-type="error">
            <text:p>#HIÁNYZIK</text:p>
          </table:table-cell>
          <table:table-cell table:style-name="ce853" table:content-validation-name="val152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4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0"/>
          <table:covered-table-cell/>
          <table:covered-table-cell table:style-name="ce582"/>
          <table:covered-table-cell table:style-name="ce794"/>
          <table:table-cell table:style-name="ce582"/>
          <table:table-cell table:style-name="Default" table:number-columns-repeated="3"/>
          <table:table-cell table:style-name="ce582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8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3">
          <table:table-cell table:style-name="ce451" table:content-validation-name="val96" office:value-type="string" calcext:value-type="string" table:number-columns-spanned="2" table:number-rows-spanned="1">
            <text:p>Fegyver<text:span text:style-name="T7"> (harcmodor)</text:span></text:p>
          </table:table-cell>
          <table:covered-table-cell table:style-name="ce684" table:content-validation-name="val106"/>
          <table:table-cell table:style-name="ce686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99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82"/>
          <table:table-cell table:style-name="ce58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2" table:content-validation-name="val9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4" table:formula="of:=IF(ISNUMBER(VLOOKUP([.$A25];kezifegyverek_all;12;0));1+ROUNDDOWN(VLOOKUP(VLOOKUP([.$A25];kezifegyverek_all;13;0);harcmodor_harcertekek;7;0)/VLOOKUP([.$A25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5]);IF(ISNA((VLOOKUP((VLOOKUP([.$A25];kezifegyverek_all;13;0));harcmodor_harcertekek;4;0)));&quot;nincs harcm&quot;;(VLOOKUP((VLOOKUP([.$A25];kezifegyverek_all;13;0));harcmodor_harcertekek;4;0)+[.$D25]));[Data.$C$34])" office:value-type="float" office:value="3" calcext:value-type="float">
            <text:p>3</text:p>
          </table:table-cell>
          <table:table-cell table:style-name="ce1113" table:content-validation-name="val132" table:formula="of:=IF(ISNUMBER([.E25]);IF(ISNA((VLOOKUP((VLOOKUP([.$A25];kezifegyverek_all;13;0));harcmodor_harcertekek;5;0)));&quot;nincs harcm&quot;;(VLOOKUP((VLOOKUP([.$A25];kezifegyverek_all;13;0));harcmodor_harcertekek;5;0)+[.$E25]));[Data.$C$34])" office:value-type="float" office:value="-22" calcext:value-type="float">
            <text:p>-22</text:p>
          </table:table-cell>
          <table:table-cell table:style-name="ce1151" table:content-validation-name="val132" table:formula="of:=IF(ISNUMBER([.F25]);IF(ISNA((VLOOKUP((VLOOKUP([.$A25];kezifegyverek_all;13;0));harcmodor_harcertekek;6;0)));&quot;nincs harcm&quot;;(VLOOKUP((VLOOKUP([.$A25];kezifegyverek_all;13;0));harcmodor_harcertekek;6;0)+[.$F25]));[Data.$C$34])" office:value-type="float" office:value="78" calcext:value-type="float">
            <text:p>78</text:p>
          </table:table-cell>
          <table:table-cell table:style-name="ce1178" table:content-validation-name="val153" table:formula="of:=[.G25]" office:value-type="string" office:string-value="-5 Z" calcext:value-type="string">
            <text:p>-5 Z</text:p>
          </table:table-cell>
          <table:table-cell table:style-name="ce958" table:content-validation-name="val9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8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6];kezifegyverek_all;11;0))&gt;1;([.$A26]&amp;&quot; (&quot;&amp;VLOOKUP([.$A26];kezifegyverek_all;13;0)&amp;&quot;)&quot;);[.$A26])" office:value-type="string" office:string-value="Kard, dzsenn szablya (kardvívás)" calcext:value-type="string" table:number-columns-spanned="2" table:number-rows-spanned="1">
            <text:p>Kard, dzsenn szablya (kardvívás)</text:p>
          </table:table-cell>
          <table:covered-table-cell table:style-name="ce524" table:content-validation-name="val98"/>
          <table:table-cell table:style-name="ce1094" table:content-validation-name="val124" table:formula="of:=IF(ISNUMBER(VLOOKUP([.$A26];kezifegyverek_all;12;0));1+ROUNDDOWN(VLOOKUP(VLOOKUP([.$A26];kezifegyverek_all;13;0);harcmodor_harcertekek;7;0)/VLOOKUP([.$A26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6]);IF(ISNA((VLOOKUP((VLOOKUP([.$A26];kezifegyverek_all;13;0));harcmodor_harcertekek;4;0)));&quot;nincs harcm&quot;;(VLOOKUP((VLOOKUP([.$A26];kezifegyverek_all;13;0));harcmodor_harcertekek;4;0)+[.$D26]));[Data.$C$34])" office:value-type="float" office:value="41" calcext:value-type="float">
            <text:p>41</text:p>
          </table:table-cell>
          <table:table-cell table:style-name="ce1113" table:content-validation-name="val132" table:formula="of:=IF(ISNUMBER([.E26]);IF(ISNA((VLOOKUP((VLOOKUP([.$A26];kezifegyverek_all;13;0));harcmodor_harcertekek;5;0)));&quot;nincs harcm&quot;;(VLOOKUP((VLOOKUP([.$A26];kezifegyverek_all;13;0));harcmodor_harcertekek;5;0)+[.$E26]));[Data.$C$34])" office:value-type="float" office:value="33" calcext:value-type="float">
            <text:p>33</text:p>
          </table:table-cell>
          <table:table-cell table:style-name="ce1151" table:content-validation-name="val132" table:formula="of:=IF(ISNUMBER([.F26]);IF(ISNA((VLOOKUP((VLOOKUP([.$A26];kezifegyverek_all;13;0));harcmodor_harcertekek;6;0)));&quot;nincs harcm&quot;;(VLOOKUP((VLOOKUP([.$A26];kezifegyverek_all;13;0));harcmodor_harcertekek;6;0)+[.$F26]));[Data.$C$34])" office:value-type="float" office:value="133" calcext:value-type="float">
            <text:p>133</text:p>
          </table:table-cell>
          <table:table-cell table:style-name="ce1094" table:content-validation-name="val150" table:formula="of:=[.G26]" office:value-type="string" office:string-value="4/6 V/S" calcext:value-type="string">
            <text:p>4/6 V/S</text:p>
          </table:table-cell>
          <table:table-cell table:style-name="ce768" table:number-columns-spanned="2" table:number-rows-spanned="1"/>
          <table:covered-table-cell table:style-name="ce799"/>
          <table:table-cell table:style-name="ce58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7];kezifegyverek_all;11;0))&gt;1;([.$A27]&amp;&quot; (&quot;&amp;VLOOKUP([.$A27];kezifegyverek_all;13;0)&amp;&quot;)&quot;);[.$A27])" office:value-type="string" office:string-value="Dzsambia" calcext:value-type="string" table:number-columns-spanned="2" table:number-rows-spanned="1">
            <text:p>Dzsambia</text:p>
          </table:table-cell>
          <table:covered-table-cell table:style-name="ce525" table:content-validation-name="val98"/>
          <table:table-cell table:style-name="ce1094" table:content-validation-name="val124" table:formula="of:=IF(ISNUMBER(VLOOKUP([.$A27];kezifegyverek_all;12;0));1+ROUNDDOWN(VLOOKUP(VLOOKUP([.$A27];kezifegyverek_all;13;0);harcmodor_harcertekek;7;0)/VLOOKUP([.$A27];kezifegyverek_all;12;0));[Data.$C$34])" office:value-type="float" office:value="1" calcext:value-type="float">
            <text:p>1</text:p>
          </table:table-cell>
          <table:table-cell table:style-name="ce1113" table:content-validation-name="val132" table:formula="of:=IF(ISNUMBER([.D27]);IF(ISNA((VLOOKUP((VLOOKUP([.$A27];kezifegyverek_all;13;0));harcmodor_harcertekek;4;0)));&quot;nincs harcm&quot;;(VLOOKUP((VLOOKUP([.$A27];kezifegyverek_all;13;0));harcmodor_harcertekek;4;0)+[.$D27]));[Data.$C$34])" office:value-type="float" office:value="15" calcext:value-type="float">
            <text:p>15</text:p>
          </table:table-cell>
          <table:table-cell table:style-name="ce1113" table:content-validation-name="val132" table:formula="of:=IF(ISNUMBER([.E27]);IF(ISNA((VLOOKUP((VLOOKUP([.$A27];kezifegyverek_all;13;0));harcmodor_harcertekek;5;0)));&quot;nincs harcm&quot;;(VLOOKUP((VLOOKUP([.$A27];kezifegyverek_all;13;0));harcmodor_harcertekek;5;0)+[.$E27]));[Data.$C$34])" office:value-type="float" office:value="-8" calcext:value-type="float">
            <text:p>-8</text:p>
          </table:table-cell>
          <table:table-cell table:style-name="ce1151" table:content-validation-name="val132" table:formula="of:=IF(ISNUMBER([.F27]);IF(ISNA((VLOOKUP((VLOOKUP([.$A27];kezifegyverek_all;13;0));harcmodor_harcertekek;6;0)));&quot;nincs harcm&quot;;(VLOOKUP((VLOOKUP([.$A27];kezifegyverek_all;13;0));harcmodor_harcertekek;6;0)+[.$F27]));[Data.$C$34])" office:value-type="float" office:value="92" calcext:value-type="float">
            <text:p>92</text:p>
          </table:table-cell>
          <table:table-cell table:style-name="ce1094" table:content-validation-name="val150" table:formula="of:=[.G27]" office:value-type="string" office:string-value="0/2 V/S" calcext:value-type="string">
            <text:p>0/2 V/S</text:p>
          </table:table-cell>
          <table:table-cell table:style-name="ce958" table:number-columns-spanned="2" table:number-rows-spanned="1"/>
          <table:covered-table-cell table:style-name="ce799"/>
          <table:table-cell table:style-name="ce58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82"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8];kezifegyverek_all;12;0));1+ROUNDDOWN(VLOOKUP(VLOOKUP([.$A28];kezifegyverek_all;13;0);harcmodor_harcertekek;7;0)/VLOOKUP([.$A28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8]);IF(ISNA((VLOOKUP((VLOOKUP([.$A28];kezifegyverek_all;13;0));harcmodor_harcertekek;4;0)));&quot;nincs harcm&quot;;(VLOOKUP((VLOOKUP([.$A28];kezifegyverek_all;13;0));harcmodor_harcertekek;4;0)+[.$D28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8]);IF(ISNA((VLOOKUP((VLOOKUP([.$A28];kezifegyverek_all;13;0));harcmodor_harcertekek;5;0)));&quot;nincs harcm&quot;;(VLOOKUP((VLOOKUP([.$A28];kezifegyverek_all;13;0));harcmodor_harcertekek;5;0)+[.$E28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8]);IF(ISNA((VLOOKUP((VLOOKUP([.$A28];kezifegyverek_all;13;0));harcmodor_harcertekek;6;0)));&quot;nincs harcm&quot;;(VLOOKUP((VLOOKUP([.$A28];kezifegyverek_all;13;0));harcmodor_harcertekek;6;0)+[.$F28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8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799"/>
          <table:table-cell table:style-name="ce58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29];kezifegyverek_all;12;0));1+ROUNDDOWN(VLOOKUP(VLOOKUP([.$A29];kezifegyverek_all;13;0);harcmodor_harcertekek;7;0)/VLOOKUP([.$A29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29]);IF(ISNA((VLOOKUP((VLOOKUP([.$A29];kezifegyverek_all;13;0));harcmodor_harcertekek;4;0)));&quot;nincs harcm&quot;;(VLOOKUP((VLOOKUP([.$A29];kezifegyverek_all;13;0));harcmodor_harcertekek;4;0)+[.$D29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29]);IF(ISNA((VLOOKUP((VLOOKUP([.$A29];kezifegyverek_all;13;0));harcmodor_harcertekek;5;0)));&quot;nincs harcm&quot;;(VLOOKUP((VLOOKUP([.$A29];kezifegyverek_all;13;0));harcmodor_harcertekek;5;0)+[.$E29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29]);IF(ISNA((VLOOKUP((VLOOKUP([.$A29];kezifegyverek_all;13;0));harcmodor_harcertekek;6;0)));&quot;nincs harcm&quot;;(VLOOKUP((VLOOKUP([.$A29];kezifegyverek_all;13;0));harcmodor_harcertekek;6;0)+[.$F29]));[Data.$C$34])" office:value-type="string" office:string-value="N/A" calcext:value-type="string">
            <text:p>N/A</text:p>
          </table:table-cell>
          <table:table-cell table:style-name="ce1094" table:content-validation-name="val150" table:formula="of:=[.G29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799"/>
          <table:table-cell table:style-name="ce58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3" table:content-validation-name="val98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8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4])" office:value-type="string" office:string-value="N/A" calcext:value-type="string">
            <text:p>N/A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4])" office:value-type="string" office:string-value="N/A" calcext:value-type="string">
            <text:p>N/A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4])" office:value-type="string" office:string-value="N/A" calcext:value-type="string">
            <text:p>N/A</text:p>
          </table:table-cell>
          <table:table-cell table:style-name="ce1179" table:content-validation-name="val150" table:formula="of:=[.G30]" office:value-type="string" office:string-value="N/A" calcext:value-type="string">
            <text:p>N/A</text:p>
          </table:table-cell>
          <table:table-cell table:style-name="ce958" table:number-columns-spanned="2" table:number-rows-spanned="1"/>
          <table:covered-table-cell table:style-name="ce803"/>
          <table:table-cell table:style-name="ce58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4" table:content-validation-name="val98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HIÁNYZIK</text:p>
          </table:table-cell>
          <table:covered-table-cell table:style-name="ce526" table:content-validation-name="val98"/>
          <table:table-cell table:style-name="ce1095" table:content-validation-name="val124" table:formula="of:=IF(ISNUMBER(VLOOKUP([.$A34];tavolsagi_fegyverek_all;12;0));1+ROUNDDOWN(VLOOKUP(VLOOKUP([.$A34];tavolsagi_fegyverek_all;13;0);harcmodor_harcertekek;7;0)/VLOOKUP([.$A34];tavolsagi_fegyverek_all;12;0));[Data.$C$34])" office:value-type="string" office:string-value="N/A" calcext:value-type="string">
            <text:p>N/A</text:p>
          </table:table-cell>
          <table:table-cell table:style-name="ce1114" table:content-validation-name="val132" table:formula="of:=IF(ISNUMBER([.D34]);IF(ISNA((VLOOKUP((VLOOKUP([.$A34];tavolsagi_fegyverek_all;13;0));harcmodor_harcertekek;4;0)));&quot;nincs harcm&quot;;(VLOOKUP((VLOOKUP([.$A34];tavolsagi_fegyverek_all;13;0));harcmodor_harcertekek;4;0)+[.$D34]));[Data.$C$34])" office:value-type="string" office:string-value="N/A" calcext:value-type="string">
            <text:p>N/A</text:p>
          </table:table-cell>
          <table:table-cell table:style-name="ce1133" table:content-validation-name="val132" table:formula="of:=IF(ISNUMBER([.E34]);IF(ISNA((VLOOKUP((VLOOKUP([.$A34];tavolsagi_fegyverek_all;13;0));harcmodor_harcertekek;8;0)));&quot;nincs harcm&quot;;(VLOOKUP((VLOOKUP([.$A34];tavolsagi_fegyverek_all;13;0));harcmodor_harcertekek;8;0)+[.$E34]));[Data.$C$34])" office:value-type="string" office:string-value="N/A" calcext:value-type="string">
            <text:p>N/A</text:p>
          </table:table-cell>
          <table:table-cell table:style-name="ce1153" table:content-validation-name="val132" table:formula="of:=IF(ISNUMBER([.F34]);&quot;Osztó: &quot;&amp;[.F34];[Data.C34])" office:value-type="string" office:string-value="N/A" calcext:value-type="string">
            <text:p>N/A</text:p>
          </table:table-cell>
          <table:table-cell table:style-name="ce1180" table:content-validation-name="val152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HIÁNYZIK</text:p>
          </table:table-cell>
          <table:covered-table-cell table:style-name="ce804"/>
          <table:table-cell table:style-name="ce58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5" table:content-validation-name="val98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HIÁNYZIK</text:p>
          </table:table-cell>
          <table:covered-table-cell table:style-name="ce537" table:content-validation-name="val98"/>
          <table:table-cell table:style-name="ce1096" table:content-validation-name="val124" table:formula="of:=IF(ISNUMBER(VLOOKUP([.$A35];tavolsagi_fegyverek_all;12;0));1+ROUNDDOWN(VLOOKUP(VLOOKUP([.$A35];tavolsagi_fegyverek_all;13;0);harcmodor_harcertekek;7;0)/VLOOKUP([.$A35];tavolsagi_fegyverek_all;12;0));[Data.$C$34])" office:value-type="string" office:string-value="N/A" calcext:value-type="string">
            <text:p>N/A</text:p>
          </table:table-cell>
          <table:table-cell table:style-name="ce1116" table:content-validation-name="val132" table:formula="of:=IF(ISNUMBER([.D35]);IF(ISNA((VLOOKUP((VLOOKUP([.$A35];tavolsagi_fegyverek_all;13;0));harcmodor_harcertekek;4;0)));&quot;nincs harcm&quot;;(VLOOKUP((VLOOKUP([.$A35];tavolsagi_fegyverek_all;13;0));harcmodor_harcertekek;4;0)+[.$D35]));[Data.$C$34])" office:value-type="string" office:string-value="N/A" calcext:value-type="string">
            <text:p>N/A</text:p>
          </table:table-cell>
          <table:table-cell table:style-name="ce1134" table:content-validation-name="val132" table:formula="of:=IF(ISNUMBER([.E35]);IF(ISNA((VLOOKUP((VLOOKUP([.$A35];tavolsagi_fegyverek_all;13;0));harcmodor_harcertekek;8;0)));&quot;nincs harcm&quot;;(VLOOKUP((VLOOKUP([.$A35];tavolsagi_fegyverek_all;13;0));harcmodor_harcertekek;8;0)+[.$E35]));[Data.$C$34])" office:value-type="string" office:string-value="N/A" calcext:value-type="string">
            <text:p>N/A</text:p>
          </table:table-cell>
          <table:table-cell table:style-name="ce1156" table:content-validation-name="val132" table:formula="of:=IF(ISNUMBER([.F35]);&quot;Osztó: &quot;&amp;[.F35];[Data.C34])" office:value-type="string" office:string-value="N/A" calcext:value-type="string">
            <text:p>N/A</text:p>
          </table:table-cell>
          <table:table-cell table:style-name="ce1182" table:content-validation-name="val152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HIÁNYZIK</text:p>
          </table:table-cell>
          <table:covered-table-cell table:style-name="ce805"/>
          <table:table-cell table:style-name="ce58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0" table:formula="of:=ROUNDDOWN([Alapértékek.$J$29]*[Alapértékek.$D$35]*0.5)" office:value-type="float" office:value="0" calcext:value-type="float">
            <text:p>0</text:p>
          </table:table-cell>
          <table:table-cell table:style-name="ce923" table:number-columns-spanned="3" table:number-rows-spanned="1"/>
          <table:covered-table-cell table:number-columns-repeated="2" table:style-name="ce958"/>
          <table:table-cell table:style-name="ce58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23" table:content-validation-name="val154"/>
          <table:covered-table-cell table:style-name="ce958"/>
          <table:covered-table-cell table:style-name="ce582"/>
          <table:table-cell table:style-name="ce58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82" table:number-columns-repeated="239"/>
          <table:table-cell table:number-columns-repeated="16128"/>
        </table:table-row>
        <table:table-row table:style-name="ro10">
          <table:table-cell table:style-name="ce458" office:value-type="string" calcext:value-type="string">
            <text:p>Válassz pajzsot:</text:p>
          </table:table-cell>
          <table:table-cell table:style-name="ce539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593" table:content-validation-name="val125"/>
          <table:table-cell table:style-name="ce628" office:value-type="float" office:value="0" calcext:value-type="float">
            <text:p>0</text:p>
          </table:table-cell>
          <table:table-cell table:style-name="ce667" table:content-validation-name="val141" table:formula="of:=VLOOKUP([.$B$49];pajzsok;5+[Alapértékek.D36];0)" office:value-type="float" office:value="-20" calcext:value-type="float">
            <text:p>-20</text:p>
          </table:table-cell>
          <table:table-cell table:style-name="ce694" table:content-validation-name="val48" table:formula="of:=VLOOKUP([.$B$49];pajzsok;3;0)" office:value-type="float" office:value="50" calcext:value-type="float">
            <text:p>50</text:p>
          </table:table-cell>
          <table:table-cell table:style-name="ce986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691"/>
          <table:table-cell table:style-name="ce582"/>
          <table:table-cell/>
          <table:table-cell table:style-name="Default" table:number-columns-repeated="6"/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82"/>
          <table:table-cell/>
          <table:table-cell table:style-name="Default" table:number-columns-repeated="6"/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10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82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767" table:content-validation-name="val108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842"/>
          <table:table-cell table:style-name="ce711"/>
          <table:table-cell table:style-name="ce826" table:content-validation-name="val123" office:value-type="string" calcext:value-type="string">
            <text:p>Tám/kör</text:p>
          </table:table-cell>
          <table:table-cell table:style-name="ce826" office:value-type="string" calcext:value-type="string">
            <text:p>KÉ</text:p>
          </table:table-cell>
          <table:table-cell table:style-name="ce826" office:value-type="string" calcext:value-type="string">
            <text:p>TÉ</text:p>
          </table:table-cell>
          <table:table-cell table:style-name="ce826" office:value-type="string" calcext:value-type="string">
            <text:p>VÉ</text:p>
          </table:table-cell>
          <table:table-cell table:style-name="ce1081" office:value-type="string" calcext:value-type="string">
            <text:p>SP</text:p>
          </table:table-cell>
          <table:table-cell table:style-name="ce59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638" table:content-validation-name="val99" office:value-type="string" calcext:value-type="string">
            <text:p><text:s text:c="3"/>Elsődleges fegyver</text:p>
          </table:table-cell>
          <table:table-cell table:style-name="ce707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HIÁNYZIK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HIÁNYZIK</text:p>
          </table:table-cell>
          <table:table-cell table:style-name="ce1082" table:content-validation-name="val16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638" table:content-validation-name="val99" office:value-type="string" calcext:value-type="string">
            <text:p><text:s text:c="3"/>Másodlagos fegyver</text:p>
          </table:table-cell>
          <table:table-cell table:style-name="ce707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83"/>
          <table:table-cell table:number-columns-repeated="2"/>
          <table:table-cell table:style-name="ce1068" office:value-type="string" calcext:value-type="string">
            <text:p>KÉ</text:p>
          </table:table-cell>
          <table:table-cell table:style-name="ce1075" office:value-type="string" calcext:value-type="string">
            <text:p>TÉ</text:p>
          </table:table-cell>
          <table:table-cell table:style-name="ce10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712"/>
          <table:table-cell table:style-name="ce691" table:number-columns-repeated="2"/>
          <table:table-cell table:style-name="ce633"/>
          <table:table-cell table:style-name="ce691"/>
          <table:table-cell table:style-name="ce633" table:number-columns-repeated="3"/>
          <table:table-cell table:style-name="ce1021"/>
          <table:table-cell table:style-name="ce590"/>
          <table:table-cell/>
          <table:table-cell table:style-name="ce861" table:content-validation-name="val168" table:formula="of:=IF((ISNUMBER(VLOOKUP([.$B54];kezifegyverek_all;9;0))=1);(VLOOKUP([.$B54];kezifegyverek_all;9;0)+IF([.B53]&gt;=[$Data.$S$29];VLOOKUP([.$B$54];valasztott_fegyverek_all;3;0)*[Data.S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0;0))=1);(VLOOKUP([.$B54];kezifegyverek_all;10;0)+IF([.$B$53]&gt;=[$Data.$S$29];VLOOKUP([.$B$54];valasztott_fegyverek_all;3;0)*[Data.T$6];0));[Data.$C$34])" office:value-type="string" office:string-value="N/A" calcext:value-type="string">
            <text:p>N/A</text:p>
          </table:table-cell>
          <table:table-cell table:style-name="ce871" table:content-validation-name="val168" table:formula="of:=IF((ISNUMBER(VLOOKUP([.$B54];kezifegyverek_all;11;0))=1);(VLOOKUP([.$B54];kezifegyverek_all;11;0)+IF([.$B$53]&gt;=[$Data.$S$29];VLOOKUP([.$B$54];valasztott_fegyverek_all;3;0)*[Data.U$6];0));[Data.$C$34])" office:value-type="string" office:string-value="N/A" calcext:value-type="string">
            <text:p>N/A</text:p>
          </table:table-cell>
          <table:table-cell table:style-name="ce884" table:content-validation-name="val168" table:formula="of:=IF((ISNUMBER(VLOOKUP([.$B54];kezifegyverek_all;3;0))=1);(VLOOKUP([.$B54];kezifegyverek_all;3;0)+IF([.$B$53]&gt;=[$Data.$S$29];VLOOKUP([.$B$54];valasztott_fegyverek_all;3;0)*[Data.V$6];0));[Data.$C$34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713" office:value-type="string" calcext:value-type="string">
            <text:p>Kétkezettség fortély</text:p>
          </table:table-cell>
          <table:table-cell table:style-name="ce776" table:content-validation-name="val111" table:formula="of:=IF([.B53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60"/>
          <table:table-cell table:style-name="ce760"/>
          <table:table-cell table:style-name="ce832" office:value-type="string" calcext:value-type="string">
            <text:p>Harckeret</text:p>
          </table:table-cell>
          <table:table-cell table:style-name="ce832" table:content-validation-name="val83" table:formula="of:=VLOOKUP(VLOOKUP([.$B$54];kezifegyverek_all;13;0);harcmodor_harcertekek;7;0)+VLOOKUP([.B53];ketkezes_harc_bonuszok;2;0)+IF([.$B$57]=1;[$Data.S25];[$Data.S24])-([.$I$57]/0.5)" office:value-type="string" office:string-value="" calcext:value-type="error">
            <text:p>#HIÁNYZIK</text:p>
          </table:table-cell>
          <table:table-cell table:style-name="ce988" office:value-type="string" calcext:value-type="string" table:number-columns-spanned="2" table:number-rows-spanned="1">
            <text:p>Pengehossz Σ</text:p>
          </table:table-cell>
          <table:covered-table-cell table:style-name="ce832"/>
          <table:table-cell table:style-name="ce1086" table:content-validation-name="val83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8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709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11" table:number-columns-spanned="2" table:number-rows-spanned="1"/>
          <table:covered-table-cell table:style-name="ce711"/>
          <table:table-cell table:style-name="ce875" table:number-columns-repeated="2"/>
          <table:table-cell table:style-name="ce960"/>
          <table:table-cell table:style-name="ce989" office:value-type="string" calcext:value-type="string" table:number-columns-spanned="2" table:number-rows-spanned="1">
            <text:p>Páncél viselve</text:p>
          </table:table-cell>
          <table:covered-table-cell table:style-name="ce1051"/>
          <table:table-cell table:style-name="ce1087" table:content-validation-name="val165" office:value-type="float" office:value="1" calcext:value-type="float">
            <text:p>1</text:p>
          </table:table-cell>
          <table:table-cell table:number-columns-repeated="2"/>
          <table:table-cell table:style-name="ce1068" office:value-type="string" calcext:value-type="string">
            <text:p>KÉ</text:p>
          </table:table-cell>
          <table:table-cell table:style-name="ce1075" office:value-type="string" calcext:value-type="string">
            <text:p>TÉ</text:p>
          </table:table-cell>
          <table:table-cell table:style-name="ce107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714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88" table:content-validation-name="val166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68" table:content-validation-name="val168" table:formula="of:=IF((ISNUMBER(VLOOKUP([.$B55];kezifegyverek_all;9;0))=1);(VLOOKUP([.$B55];kezifegyverek_all;9;0)+IF([.B53]&gt;=[$Data.$S$30];VLOOKUP([.$B$55];valasztott_fegyverek_all;3;0)*[Data.S$6];0));[Data.$C$34])" office:value-type="string" office:string-value="N/A" calcext:value-type="string">
            <text:p>N/A</text:p>
          </table:table-cell>
          <table:table-cell table:style-name="ce1075" table:content-validation-name="val168" table:formula="of:=IF((ISNUMBER(VLOOKUP([.$B55];kezifegyverek_all;10;0))=1);(VLOOKUP([.$B55];kezifegyverek_all;10;0)+IF([.B53]&gt;=[$Data.S30];VLOOKUP([.$B$55];valasztott_fegyverek_all;3;0)*[Data.T$6];0));[Data.$C$34])" office:value-type="string" office:string-value="N/A" calcext:value-type="string">
            <text:p>N/A</text:p>
          </table:table-cell>
          <table:table-cell table:style-name="ce1075" table:content-validation-name="val168" table:formula="of:=IF((ISNUMBER(VLOOKUP([.$B55];kezifegyverek_all;11;0))=1);(VLOOKUP([.$B55];kezifegyverek_all;11;0)+IF([.$B$53]&gt;=[$Data.$S$30];VLOOKUP([.$B$55];valasztott_fegyverek_all;3;0)*[Data.U$6];0));[Data.$C$34])" office:value-type="string" office:string-value="N/A" calcext:value-type="string">
            <text:p>N/A</text:p>
          </table:table-cell>
          <table:table-cell table:style-name="ce883" table:content-validation-name="val168" table:formula="of:=IF((ISNUMBER(VLOOKUP([.$B55];kezifegyverek_all;3;0))=1);(VLOOKUP([.$B55];kezifegyverek_all;3;0)+IF([.$B$53]&gt;=[$Data.$S$30];VLOOKUP([.$B$55];valasztott_fegyverek_all;3;0)*[Data.V$6];0));[Data.$C$34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590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638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20" table:content-validation-name="val112" table:number-columns-spanned="2" table:number-rows-spanned="1"/>
          <table:covered-table-cell table:style-name="ce761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89"/>
          <table:table-cell table:style-name="ce838"/>
          <table:table-cell table:style-name="ce582"/>
          <table:table-cell table:style-name="ce866" table:content-validation-name="val168" table:formula="of:=IF([.$B$53]&gt;0;[.L$60];[$Data.$T$17])" office:value-type="float" office:value="-10" calcext:value-type="float">
            <text:p>-10</text:p>
          </table:table-cell>
          <table:table-cell table:style-name="ce1079" table:content-validation-name="val168" table:formula="of:=IF([.$B$53]&gt;0;[.M$60];[$Data.$T$17])" office:value-type="float" office:value="-10" calcext:value-type="float">
            <text:p>-10</text:p>
          </table:table-cell>
          <table:table-cell table:style-name="ce1079" table:content-validation-name="val168" table:formula="of:=IF([.$B$53]&gt;0;[.N$60];[$Data.$T$17])" office:value-type="float" office:value="-10" calcext:value-type="float">
            <text:p>-10</text:p>
          </table:table-cell>
          <table:table-cell table:style-name="ce1079" table:content-validation-name="val168" table:formula="of:=IF([.$B$53]&gt;0;[.O$60];0)" office:value-type="float" office:value="0" calcext:value-type="float">
            <text:p>0</text:p>
          </table:table-cell>
          <table:table-cell table:style-name="ce1079" table:formula="of:=[.P60]" office:value-type="float" office:value="0" calcext:value-type="float">
            <text:p>0</text:p>
          </table:table-cell>
          <table:table-cell table:style-name="ce907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638" office:value-type="string" calcext:value-type="string">
            <text:p><text:s text:c="3"/>Anyagminőség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720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0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91" table:content-validation-name="val155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1"/>
          <table:table-cell table:style-name="ce582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638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20" table:content-validation-name="val114" table:number-columns-spanned="2" table:number-rows-spanned="1"/>
          <table:covered-table-cell table:style-name="ce720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61" office:value-type="string" calcext:value-type="string">
            <text:p>Szúró</text:p>
          </table:table-cell>
          <table:table-cell table:style-name="ce761" office:value-type="string" calcext:value-type="string">
            <text:p>Vágó</text:p>
          </table:table-cell>
          <table:table-cell table:style-name="ce1091" office:value-type="string" calcext:value-type="string">
            <text:p>Zúzó</text:p>
          </table:table-cell>
          <table:table-cell table:style-name="ce582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715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29" table:content-validation-name="val115" table:number-columns-spanned="2" table:number-rows-spanned="1"/>
          <table:covered-table-cell table:style-name="ce729"/>
          <table:table-cell table:style-name="ce892" table:content-validation-name="val133" office:value-type="string" calcext:value-type="string">
            <text:p>Akt MGT</text:p>
          </table:table-cell>
          <table:table-cell table:style-name="ce947" table:content-validation-name="val146" table:formula="of:=MAX(0; [.E61]-[.E62]-[.E63])" office:value-type="float" office:value="0" calcext:value-type="float">
            <text:p>0</text:p>
          </table:table-cell>
          <table:table-cell table:style-name="ce961"/>
          <table:table-cell table:style-name="ce992" table:content-validation-name="val156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1054" table:content-validation-name="val156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92" table:content-validation-name="val156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82" table:number-columns-repeated="2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969"/>
          <table:table-cell table:style-name="ce721"/>
          <table:table-cell table:style-name="ce590" table:number-columns-repeated="2"/>
          <table:table-cell table:number-columns-repeated="3"/>
          <table:table-cell table:style-name="ce590"/>
          <table:table-cell table:style-name="ce996"/>
          <table:table-cell table:style-name="ce582" table:number-columns-repeated="3"/>
          <table:table-cell table:style-name="ce762" table:number-columns-repeated="3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82"/>
          <table:table-cell table:style-name="ce664" office:value-type="string" calcext:value-type="string">
            <text:p>ÉP</text:p>
          </table:table-cell>
          <table:table-cell table:style-name="ce746" table:content-validation-name="val157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62"/>
          <table:table-cell table:style-name="Default" table:number-columns-repeated="3"/>
          <table:table-cell table:style-name="ce762" table:number-columns-repeated="2"/>
          <table:table-cell table:style-name="ce893"/>
          <table:table-cell table:style-name="ce633"/>
          <table:table-cell table:style-name="ce762" table:number-columns-repeated="238"/>
          <table:table-cell table:style-name="ce582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66"/>
          <table:table-cell table:style-name="ce710"/>
          <table:table-cell table:style-name="ce773"/>
          <table:table-cell table:style-name="ce902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68"/>
          <table:table-cell table:style-name="ce716"/>
          <table:table-cell table:style-name="ce777"/>
          <table:table-cell table:style-name="ce903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75"/>
          <table:table-cell table:style-name="ce719"/>
          <table:table-cell table:style-name="ce778"/>
          <table:table-cell table:style-name="ce904"/>
          <table:table-cell table:style-name="ce582" table:number-columns-repeated="2"/>
          <table:table-cell table:style-name="Default" table:number-columns-repeated="3"/>
          <table:table-cell table:style-name="ce582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76"/>
          <table:table-cell table:style-name="ce725"/>
          <table:table-cell table:style-name="ce780"/>
          <table:table-cell table:style-name="ce911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77"/>
          <table:table-cell table:style-name="ce727"/>
          <table:table-cell table:style-name="ce781"/>
          <table:table-cell table:style-name="ce912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8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62"/>
          <table:covered-table-cell table:style-name="ce825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7" office:value-type="string" calcext:value-type="string">
            <text:p>-</text:p>
          </table:table-cell>
          <table:table-cell table:style-name="ce1013" table:content-validation-name="val158" table:formula="of:=IF(([Data.N37]+([Alapértékek.J30]+[Alapértékek.C24]))&gt;0;0;[Data.N37]+([Alapértékek.J30]+[Alapértékek.C24]))" office:value-type="float" office:value="-6" calcext:value-type="float">
            <text:p>-6</text:p>
          </table:table-cell>
          <table:table-cell table:style-name="ce1064" table:content-validation-name="val159" table:formula="of:=IF(([Data.O37]+([Alapértékek.J30]+[Alapértékek.C24]))&gt;0;0;[Data.O37]+([Alapértékek.J30]+[Alapértékek.C24]))" office:value-type="float" office:value="-16" calcext:value-type="float">
            <text:p>-16</text:p>
          </table:table-cell>
          <table:table-cell table:style-name="ce1103" table:content-validation-name="val167" table:formula="of:=IF(([Data.P37]+([Alapértékek.J30]+[Alapértékek.C24]))&gt;0;0;[Data.P37]+([Alapértékek.J30]+[Alapértékek.C24]))" office:value-type="float" office:value="-26" calcext:value-type="float">
            <text:p>-26</text:p>
          </table:table-cell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62"/>
          <table:table-cell table:style-name="ce582" table:number-columns-repeated="6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582"/>
          <table:table-cell table:style-name="ce556"/>
          <table:table-cell table:style-name="ce582" table:number-columns-repeated="13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 table:number-rows-repeated="65465">
          <table:table-cell table:style-name="ce582" table:number-columns-repeated="15"/>
          <table:table-cell table:style-name="ce680"/>
          <table:table-cell table:style-name="ce633"/>
          <table:table-cell table:style-name="ce582" table:number-columns-repeated="239"/>
          <table:table-cell table:number-columns-repeated="16128"/>
        </table:table-row>
        <table:table-row table:style-name="ro2" table:number-rows-repeated="9">
          <table:table-cell table:style-name="ce582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S$32])                                                                                                                                      AND ([$Alapértékek.C18]&lt;[$Data.S33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default-cell-style-name="ce6"/>
        <table:table-column table:style-name="co49" table:default-cell-style-name="ce6"/>
        <table:table-column table:style-name="co50" table:default-cell-style-name="ce685"/>
        <table:table-column table:style-name="co51" table:default-cell-style-name="ce6"/>
        <table:table-column table:style-name="co37" table:number-columns-repeated="2" table:default-cell-style-name="ce6"/>
        <table:table-column table:style-name="co52" table:default-cell-style-name="ce6"/>
        <table:table-column table:style-name="co53" table:default-cell-style-name="ce685"/>
        <table:table-column table:style-name="co54" table:default-cell-style-name="ce685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table:style-name="ce1152" office:value-type="string" calcext:value-type="string" table:number-columns-spanned="4" table:number-rows-spanned="1">
            <text:p>Maradt KP</text:p>
          </table:table-cell>
          <table:covered-table-cell table:style-name="ce1174"/>
          <table:covered-table-cell table:number-columns-repeated="2" table:style-name="ce1181"/>
          <table:table-cell table:style-name="ce1194" table:content-validation-name="val104" table:formula="of:=[Alapértékek.E10]" office:value-type="float" office:value="0" calcext:value-type="float" table:number-columns-spanned="2" table:number-rows-spanned="1">
            <text:p>0</text:p>
          </table:table-cell>
          <table:covered-table-cell table:style-name="ce1174"/>
          <table:table-cell table:style-name="Default" table:number-columns-repeated="7"/>
          <table:table-cell table:style-name="ce1466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2">
          <table:table-cell table:style-name="ce1154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175"/>
          <table:covered-table-cell table:style-name="ce1176"/>
          <table:table-cell table:style-name="ce1195" table:formula="of:=SUM([.F8:.F10])+[.F17]+SUM([.M8:.M18])" office:value-type="float" office:value="523" calcext:value-type="float" table:number-columns-spanned="2" table:number-rows-spanned="1">
            <text:p>523</text:p>
          </table:table-cell>
          <table:covered-table-cell table:style-name="ce117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5" table:formula="of:=2*[$Alapértékek.D8]" office:value-type="float" office:value="42" calcext:value-type="float" table:number-columns-spanned="3" table:number-rows-spanned="1">
            <text:p>4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19" calcext:value-type="float">
            <text:p>1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55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176"/>
          <table:table-cell table:style-name="ce1196" table:content-validation-name="val104" table:formula="of:=SUM([.F14];[.F20:.F26];[.M22:.M26])" office:value-type="float" office:value="42" calcext:value-type="float" table:number-columns-spanned="2" table:number-rows-spanned="1">
            <text:p>42</text:p>
          </table:table-cell>
          <table:covered-table-cell table:style-name="ce117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6" table:formula="of:=IFNA([.$K$3]+VLOOKUP(([.$O$3]+1); auraero; 2; 1); 0)" office:value-type="float" office:value="67" calcext:value-type="float" table:number-columns-spanned="3" table:number-rows-spanned="1">
            <text:p>67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7" office:value-type="string" calcext:value-type="string">
            <text:p>Af Próba Nehézség</text:p>
          </table:table-cell>
          <table:table-cell table:style-name="ce1223" table:content-validation-name="val177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78" office:value-type="float" office:value="3" calcext:value-type="float">
            <text:p>3 →</text:p>
          </table:table-cell>
          <table:table-cell table:style-name="ce1225" table:content-validation-name="val178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8">Tradíció képzettségek </text:span><text:span text:style-name="T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8">Szféra, Arkánum képzettségek </text:span><text:span text:style-name="T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78" office:value-type="float" office:value="6" calcext:value-type="float">
            <text:p>6 →</text:p>
          </table:table-cell>
          <table:table-cell table:style-name="ce1225" table:content-validation-name="val178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39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78" office:value-type="float" office:value="9" calcext:value-type="float">
            <text:p>9 →</text:p>
          </table:table-cell>
          <table:table-cell table:style-name="ce1225" table:content-validation-name="val178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169" office:value-type="string" calcext:value-type="string" table:number-columns-spanned="4" table:number-rows-spanned="1">
            <text:p>Faji tradíció: Dzsenn</text:p>
          </table:table-cell>
          <table:covered-table-cell table:style-name="ce739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15" calcext:value-type="float">
            <text:p>15</text:p>
          </table:table-cell>
          <table:table-cell table:style-name="ce244" table:content-validation-name="val104" table:formula="of:=IF([.$E8]&gt;0;VLOOKUP([.$E8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ce36" table:content-validation-name="val173" office:value-type="string" calcext:value-type="string" table:number-columns-spanned="4" table:number-rows-spanned="1">
            <text:p>Elemi mágia</text:p>
          </table:table-cell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15" calcext:value-type="float">
            <text:p>15</text:p>
          </table:table-cell>
          <table:table-cell table:style-name="ce244" table:content-validation-name="val104" table:formula="of:=IF([.$L8]&gt;0;VLOOKUP([.$L8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ce1224" table:content-validation-name="val178" office:value-type="float" office:value="12" calcext:value-type="float">
            <text:p>12 →</text:p>
          </table:table-cell>
          <table:table-cell table:style-name="ce1225" table:content-validation-name="val178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" table:content-validation-name="val169" office:value-type="string" calcext:value-type="string" table:number-columns-spanned="4" table:number-rows-spanned="1">
            <text:p>Magasmágia</text:p>
          </table:table-cell>
          <table:covered-table-cell table:style-name="ce739" table:content-validation-name="val169"/>
          <table:covered-table-cell table:style-name="ce280" table:content-validation-name="val169"/>
          <table:covered-table-cell table:style-name="ce252" table:content-validation-name="val169"/>
          <table:table-cell table:style-name="ce967" table:content-validation-name="val67" office:value-type="float" office:value="15" calcext:value-type="float">
            <text:p>15</text:p>
          </table:table-cell>
          <table:table-cell table:style-name="ce244" table:content-validation-name="val104" table:formula="of:=IF([.$E9]&gt;0;VLOOKUP([.$E9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ce36" table:content-validation-name="val173" office:value-type="string" calcext:value-type="string" table:number-columns-spanned="4" table:number-rows-spanned="1">
            <text:p>Természetes anyagok mágiája</text:p>
          </table:table-cell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6" calcext:value-type="float">
            <text:p>6</text:p>
          </table:table-cell>
          <table:table-cell table:style-name="ce244" table:content-validation-name="val104" table:formula="of:=IF([.$L9]&gt;0;VLOOKUP([.$L9];Képzettség_táblázat;MATCH(&quot;KP&quot;;Képzettség_fejléc;0);0);0)" office:value-type="float" office:value="18" calcext:value-type="float">
            <text:p>18</text:p>
          </table:table-cell>
          <table:table-cell/>
          <table:table-cell table:style-name="ce1224" table:content-validation-name="val178" office:value-type="float" office:value="15" calcext:value-type="float">
            <text:p>15 →</text:p>
          </table:table-cell>
          <table:table-cell table:style-name="ce1225" table:content-validation-name="val178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126" table:content-validation-name="val169" table:number-columns-spanned="4" table:number-rows-spanned="1"/>
          <table:covered-table-cell table:style-name="ce1388" table:content-validation-name="val169"/>
          <table:covered-table-cell table:style-name="ce1020" table:content-validation-name="val169"/>
          <table:covered-table-cell table:style-name="ce1022" table:content-validation-name="val169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3" office:value-type="string" calcext:value-type="string" table:number-columns-spanned="4" table:number-rows-spanned="1">
            <text:p>Asztrálmágia</text:p>
          </table:table-cell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15" calcext:value-type="float">
            <text:p>15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ce1224" table:content-validation-name="val178" office:value-type="float" office:value="18" calcext:value-type="float">
            <text:p>18 →</text:p>
          </table:table-cell>
          <table:table-cell table:style-name="ce1225" table:content-validation-name="val178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1" calcext:value-type="float">
            <text:p>21 →</text:p>
          </table:table-cell>
          <table:table-cell table:style-name="ce1225" table:content-validation-name="val178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10">Pszi alkalmazás (fortély) </text:span><text:span text:style-name="T11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4" calcext:value-type="float">
            <text:p>24 →</text:p>
          </table:table-cell>
          <table:table-cell table:style-name="ce1225" table:content-validation-name="val178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95" office:value-type="string" calcext:value-type="string">
            <text:p>Max</text:p>
          </table:table-cell>
          <table:table-cell table:style-name="ce95" table:content-validation-name="val170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27" calcext:value-type="float">
            <text:p>27 →</text:p>
          </table:table-cell>
          <table:table-cell table:style-name="ce1225" table:content-validation-name="val178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39"/>
          <table:table-cell table:style-name="ce952" table:content-validation-name="val104" office:value-type="float" office:value="4" calcext:value-type="float">
            <text:p>4</text:p>
          </table:table-cell>
          <table:table-cell table:style-name="ce1147" table:content-validation-name="val171" office:value-type="float" office:value="4" calcext:value-type="float">
            <text:p>4</text:p>
          </table:table-cell>
          <table:table-cell table:style-name="ce1041" table:content-validation-name="val104" table:formula="of:=[.$E14]*[$Data.$C$13]" office:value-type="float" office:value="24" calcext:value-type="float">
            <text:p>24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78" office:value-type="float" office:value="30" calcext:value-type="float">
            <text:p>30 →</text:p>
          </table:table-cell>
          <table:table-cell table:style-name="ce1225" table:content-validation-name="val178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8">Pszí-iskola (képzettség) </text:span><text:span text:style-name="T9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39"/>
          <table:covered-table-cell table:number-columns-repeated="2" table:style-name="ce279"/>
          <table:table-cell table:style-name="ce279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39" office:value-type="string" calcext:value-type="string" table:number-columns-spanned="4" table:number-rows-spanned="1">
            <text:p>Pszí iskola</text:p>
          </table:table-cell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1157" table:content-validation-name="val172" office:value-type="float" office:value="15" calcext:value-type="float">
            <text:p>15</text:p>
          </table:table-cell>
          <table:table-cell table:style-name="ce1043" table:content-validation-name="val104" table:formula="of:=IF([.$E17]&gt;0;VLOOKUP([.$E17];Képzettség_táblázat;MATCH(&quot;KP&quot;;Képzettség_fejléc;0);0);0)" office:value-type="float" office:value="101" calcext:value-type="float">
            <text:p>101</text:p>
          </table:table-cell>
          <table:table-cell/>
          <table:table-cell table:style-name="ce36" table:content-validation-name="val173" table:number-columns-spanned="4" table:number-rows-spanned="1"/>
          <table:covered-table-cell table:style-name="ce739"/>
          <table:covered-table-cell table:style-name="ce280" table:content-validation-name="val63"/>
          <table:covered-table-cell table:style-name="ce204" table:content-validation-name="val63"/>
          <table:table-cell table:style-name="ce967" table:content-validation-name="val67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10">Speciális diszciplínák, pszí fortélyok </text:span><text:span text:style-name="T11">🅿️</text:span></text:p>
          </table:table-cell>
          <table:covered-table-cell table:number-columns-repeated="4"/>
          <table:covered-table-cell table:style-name="ce1042"/>
          <table:table-cell/>
          <table:table-cell table:style-name="ce1126" table:content-validation-name="val174" table:number-columns-spanned="4" table:number-rows-spanned="1"/>
          <table:covered-table-cell table:style-name="ce1115"/>
          <table:covered-table-cell table:style-name="ce415" table:content-validation-name="val63"/>
          <table:covered-table-cell table:style-name="ce950" table:content-validation-name="val63"/>
          <table:table-cell table:style-name="ce970" table:content-validation-name="val67" office:value-type="float" office:value="0" calcext:value-type="float">
            <text:p>0</text:p>
          </table:table-cell>
          <table:table-cell table:style-name="ce428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2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78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3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2" table:content-validation-name="val104" table:formula="of:=[.$E20]*[$Data.$C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3" table:content-validation-name="val104" table:formula="of:=[.$E21]*[$Data.$C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39"/>
          <table:table-cell table:style-name="ce95" office:value-type="string" calcext:value-type="string">
            <text:p>Max</text:p>
          </table:table-cell>
          <table:table-cell table:style-name="ce95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4" table:content-validation-name="val104" table:formula="of:=[.$E22]*[$Data.$C$13]" office:value-type="float" office:value="0" calcext:value-type="float">
            <text:p>0</text:p>
          </table:table-cell>
          <table:table-cell/>
          <table:table-cell table:style-name="ce29" office:value-type="string" calcext:value-type="string" table:number-columns-spanned="3" table:number-rows-spanned="1">
            <text:p>Helyfoglaló</text:p>
          </table:table-cell>
          <table:covered-table-cell table:number-columns-repeated="2" table:style-name="ce739"/>
          <table:table-cell table:style-name="ce953" office:value-type="float" office:value="3" calcext:value-type="float">
            <text:p>3</text:p>
          </table:table-cell>
          <table:table-cell table:style-name="ce405" office:value-type="float" office:value="3" calcext:value-type="float">
            <text:p>3</text:p>
          </table:table-cell>
          <table:table-cell table:style-name="ce1005" table:content-validation-name="val104" table:formula="of:=[.$L22]*[$Data.$C$13]" office:value-type="float" office:value="18" calcext:value-type="float">
            <text:p>18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5" table:content-validation-name="val104" table:formula="of:=[.$E23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6" table:content-validation-name="val104" table:formula="of:=[.$L23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3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216" table:content-validation-name="val104" table:formula="of:=[.$E24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7" table:content-validation-name="val104" table:formula="of:=[.$L24]*[$Data.$C$13]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004" table:number-columns-spanned="3" table:number-rows-spanned="1"/>
          <table:covered-table-cell table:number-columns-repeated="2" table:style-name="ce1018"/>
          <table:table-cell table:style-name="ce1026" office:value-type="float" office:value="0" calcext:value-type="float">
            <text:p>0</text:p>
          </table:table-cell>
          <table:table-cell table:style-name="ce1036" office:value-type="float" office:value="0" calcext:value-type="float">
            <text:p>0</text:p>
          </table:table-cell>
          <table:table-cell table:style-name="ce1217" table:content-validation-name="val104" table:formula="of:=[.$E25]*[$Data.$C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39"/>
          <table:table-cell table:style-name="ce953" office:value-type="float" office:value="0" calcext:value-type="float">
            <text:p>0</text:p>
          </table:table-cell>
          <table:table-cell table:style-name="ce405" office:value-type="float" office:value="0" calcext:value-type="float">
            <text:p>0</text:p>
          </table:table-cell>
          <table:table-cell table:style-name="ce1008" table:content-validation-name="val104" table:formula="of:=[.$L25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144" table:number-columns-spanned="3" table:number-rows-spanned="1"/>
          <table:covered-table-cell table:number-columns-repeated="2" table:style-name="ce1163"/>
          <table:table-cell table:style-name="ce1172" office:value-type="float" office:value="0" calcext:value-type="float">
            <text:p>0</text:p>
          </table:table-cell>
          <table:table-cell table:style-name="ce1198" office:value-type="float" office:value="0" calcext:value-type="float">
            <text:p>0</text:p>
          </table:table-cell>
          <table:table-cell table:style-name="ce1218" table:content-validation-name="val104" table:formula="of:=[.$E26]*[$Data.$C$13]" office:value-type="float" office:value="0" calcext:value-type="float">
            <text:p>0</text:p>
          </table:table-cell>
          <table:table-cell/>
          <table:table-cell table:style-name="ce1126" table:number-columns-spanned="3" table:number-rows-spanned="1"/>
          <table:covered-table-cell table:number-columns-repeated="2" table:style-name="ce1115"/>
          <table:table-cell table:style-name="ce954" office:value-type="float" office:value="0" calcext:value-type="float">
            <text:p>0</text:p>
          </table:table-cell>
          <table:table-cell table:style-name="ce972" office:value-type="float" office:value="0" calcext:value-type="float">
            <text:p>0</text:p>
          </table:table-cell>
          <table:table-cell table:style-name="ce1009" table:content-validation-name="val104" table:formula="of:=[.$L26]*[$Data.$C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60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67" table:number-columns-spanned="4" table:number-rows-spanned="1"/>
          <table:covered-table-cell table:number-columns-repeated="3" table:style-name="ce1167"/>
          <table:table-cell table:style-name="ce1055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26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8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7"/>
          <table:table-cell table:style-name="ce226" table:number-columns-repeated="2"/>
          <table:table-cell table:number-columns-repeated="16362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/>
          <table:table-cell table:style-name="ce226" table:number-columns-repeated="4"/>
          <table:table-cell table:number-columns-repeated="4"/>
          <table:table-cell table:style-name="ce226" table:number-columns-repeated="1002"/>
          <table:table-cell table:number-columns-repeated="15360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15">
          <table:table-cell table:style-name="ce1139" table:content-validation-name="val58" table:number-columns-spanned="13" table:number-rows-spanned="1"/>
          <table:covered-table-cell table:number-columns-repeated="11" table:style-name="ce1139" table:content-validation-name="val58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6:Misztikus.M26">
            <calcext:condition calcext:apply-style-name="Warning_Fortély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Fortély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Fortély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Fortély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  <calcext:conditional-format calcext:target-range-address="Misztikus.F20:Misztikus.F20">
            <calcext:condition calcext:apply-style-name="Warning_Fortély" calcext:value="formula-is([.$E20]&gt;[.$D$20])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21]&gt;[.$D$21])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22]&gt;[.$D$22])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23]&gt;[.$D$23])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24]&gt;[.$D$24])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25]&gt;[.$D$25])" calcext:base-cell-address="Misztikus.F25"/>
          </calcext:conditional-format>
          <calcext:conditional-format calcext:target-range-address="Misztikus.F26:Misztikus.F26">
            <calcext:condition calcext:apply-style-name="Warning_Fortély" calcext:value="formula-is([.$E26]&gt;[.$D$26])" calcext:base-cell-address="Misztikus.F26"/>
          </calcext:conditional-format>
        </calcext:conditional-formats>
      </table:table>
      <table:table table:name="Fegyverek" table:style-name="ta2" table:print="false">
        <table:table-column table:style-name="co55" table:default-cell-style-name="ce739"/>
        <table:table-column table:style-name="co56" table:default-cell-style-name="ce6"/>
        <table:table-column table:style-name="co37" table:number-columns-repeated="4" table:default-cell-style-name="ce6"/>
        <table:table-column table:style-name="co57" table:default-cell-style-name="ce6"/>
        <table:table-column table:style-name="co58" table:default-cell-style-name="ce6"/>
        <table:table-column table:style-name="co37" table:number-columns-repeated="6" table:default-cell-style-name="ce6"/>
        <table:table-column table:style-name="co59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4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79"/>
          <table:table-cell table:style-name="ce1491" office:value-type="string" calcext:value-type="string">
            <text:p>Fegyver</text:p>
          </table:table-cell>
          <table:table-cell table:style-name="ce1510" office:value-type="string" calcext:value-type="string">
            <text:p>Típus</text:p>
          </table:table-cell>
          <table:table-cell table:style-name="ce1491" office:value-type="string" calcext:value-type="string">
            <text:p>SP</text:p>
          </table:table-cell>
          <table:table-cell table:style-name="ce1534" office:value-type="string" calcext:value-type="string">
            <text:p>Sebzés módja</text:p>
          </table:table-cell>
          <table:table-cell table:style-name="ce1559" office:value-type="string" calcext:value-type="string">
            <text:p>Átütés</text:p>
          </table:table-cell>
          <table:table-cell table:style-name="ce1559" office:value-type="string" calcext:value-type="string">
            <text:p>Íves</text:p>
          </table:table-cell>
          <table:table-cell table:style-name="ce1571" office:value-type="string" calcext:value-type="string">
            <text:p>1,5 kezes</text:p>
          </table:table-cell>
          <table:table-cell table:style-name="ce1559" office:value-type="string" calcext:value-type="string">
            <text:p>Pengehossz</text:p>
          </table:table-cell>
          <table:table-cell table:style-name="ce1559" office:value-type="string" calcext:value-type="string">
            <text:p>KÉ</text:p>
          </table:table-cell>
          <table:table-cell table:style-name="ce1559" office:value-type="string" calcext:value-type="string">
            <text:p>TÉ</text:p>
          </table:table-cell>
          <table:table-cell table:style-name="ce1559" office:value-type="string" calcext:value-type="string">
            <text:p>VÉ</text:p>
          </table:table-cell>
          <table:table-cell table:style-name="ce1559" office:value-type="string" calcext:value-type="string">
            <text:p>Sebesség</text:p>
          </table:table-cell>
          <table:table-cell table:style-name="ce1510" office:value-type="string" calcext:value-type="string">
            <text:p>Harcmodor</text:p>
          </table:table-cell>
          <table:table-cell table:style-name="ce1654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Közelharci fegyverek</text:p>
          </table:table-cell>
          <table:table-cell table:style-name="ce1492" office:value-type="string" calcext:value-type="string">
            <text:p><text:s/>__</text:p>
          </table:table-cell>
          <table:table-cell table:style-name="ce1511"/>
          <table:table-cell table:number-columns-repeated="3" table:style-name="ce1511" office:value-type="string" calcext:value-type="string">
            <text:p>N/A</text:p>
          </table:table-cell>
          <table:table-cell table:style-name="ce1492"/>
          <table:table-cell table:style-name="ce1622"/>
          <table:table-cell table:number-columns-repeated="5" table:style-name="ce1511" office:value-type="string" calcext:value-type="string">
            <text:p>N/A</text:p>
          </table:table-cell>
          <table:table-cell table:style-name="ce1492" table:number-columns-repeated="2"/>
          <table:table-cell table:style-name="ce1711" table:number-columns-repeated="241"/>
          <table:table-cell table:number-columns-repeated="16128"/>
        </table:table-row>
        <table:table-row table:style-name="ro17">
          <table:table-cell/>
          <table:table-cell table:style-name="ce1493" office:value-type="string" calcext:value-type="string">
            <text:p>Puszta kéz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-5" calcext:value-type="float">
            <text:p>-5</text:p>
          </table:table-cell>
          <table:table-cell table:style-name="ce1513" office:value-type="string" calcext:value-type="string">
            <text:p>Z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623"/>
          <table:table-cell table:style-name="ce1640" office:value-type="float" office:value="0" calcext:value-type="float">
            <text:p>0</text:p>
          </table:table-cell>
          <table:table-cell table:number-columns-repeated="3" table:style-name="ce1513" office:value-type="float" office:value="-10" calcext:value-type="float">
            <text:p>-10</text:p>
          </table:table-cell>
          <table:table-cell table:style-name="ce1513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Tő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-</text:p>
          </table:table-cell>
          <table:table-cell table:number-columns-repeated="241"/>
          <table:table-cell table:style-name="ce705" table:number-columns-repeated="16128"/>
        </table:table-row>
        <table:table-row table:style-name="ro18">
          <table:table-cell table:style-name="ce1479"/>
          <table:table-cell table:style-name="ce1495" office:value-type="string" calcext:value-type="string">
            <text:p>Béltépő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705" table:number-columns-repeated="16128"/>
        </table:table-row>
        <table:table-row table:style-name="ro19">
          <table:table-cell/>
          <table:table-cell table:style-name="ce1495" office:value-type="string" calcext:value-type="string">
            <text:p>Dzsambi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Garott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string" calcext:value-type="string">
            <text:p>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string" calcext:value-type="string">
            <text:p>spec.</text:p>
          </table:table-cell>
          <table:table-cell table:number-columns-repeated="3"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-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495" office:value-type="string" calcext:value-type="string">
            <text:p>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95" office:value-type="string" calcext:value-type="string">
            <text:p>Kriszké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0">
          <table:table-cell/>
          <table:table-cell table:style-name="ce1495" office:value-type="string" calcext:value-type="string">
            <text:p>Levéltőr</text:p>
          </table:table-cell>
          <table:table-cell table:style-name="ce1514" office:value-type="string" calcext:value-type="string">
            <text:p>egykezes</text:p>
          </table:table-cell>
          <table:table-cell table:style-name="ce1524" office:value-type="float" office:value="1" calcext:value-type="float">
            <text:p>1</text:p>
          </table:table-cell>
          <table:table-cell table:style-name="ce1524" office:value-type="string" calcext:value-type="string">
            <text:p>S/V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30"/>
          <table:table-cell table:style-name="ce1514" office:value-type="float" office:value="0" calcext:value-type="float">
            <text:p>0</text:p>
          </table:table-cell>
          <table:table-cell table:style-name="ce1524" office:value-type="float" office:value="2" calcext:value-type="float">
            <text:p>2</text:p>
          </table:table-cell>
          <table:table-cell table:style-name="ce1524" office:value-type="float" office:value="4" calcext:value-type="float">
            <text:p>4</text:p>
          </table:table-cell>
          <table:table-cell table:number-columns-repeated="2" table:style-name="ce152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Markolatgomb</text:p>
          </table:table-cell>
          <table:table-cell table:style-name="ce151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Z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30"/>
          <table:table-cell table:style-name="ce1524" office:value-type="float" office:value="0" calcext:value-type="float">
            <text:p>0</text:p>
          </table:table-cell>
          <table:table-cell table:number-columns-repeated="3" table:style-name="ce1524" office:value-type="float" office:value="-7" calcext:value-type="float">
            <text:p>-7</text:p>
          </table:table-cell>
          <table:table-cell table:style-name="ce152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Méregfog</text:p>
          </table:table-cell>
          <table:table-cell table:style-name="ce1514" office:value-type="string" calcext:value-type="string">
            <text:p>egykezes</text:p>
          </table:table-cell>
          <table:table-cell table:style-name="ce1524" office:value-type="float" office:value="0" calcext:value-type="float">
            <text:p>0</text:p>
          </table:table-cell>
          <table:table-cell table:style-name="ce1524" office:value-type="string" calcext:value-type="string">
            <text:p>S</text:p>
          </table:table-cell>
          <table:table-cell table:number-columns-repeated="2" table:style-name="ce1524" office:value-type="float" office:value="0" calcext:value-type="float">
            <text:p>0</text:p>
          </table:table-cell>
          <table:table-cell table:style-name="ce1630"/>
          <table:table-cell table:style-name="ce1514" office:value-type="float" office:value="0" calcext:value-type="float">
            <text:p>0</text:p>
          </table:table-cell>
          <table:table-cell table:style-name="ce1524" office:value-type="float" office:value="1" calcext:value-type="float">
            <text:p>1</text:p>
          </table:table-cell>
          <table:table-cell table:number-columns-repeated="2" table:style-name="ce1524" office:value-type="float" office:value="3" calcext:value-type="float">
            <text:p>3</text:p>
          </table:table-cell>
          <table:table-cell table:style-name="ce152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6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1457" table:number-columns-repeated="16128"/>
        </table:table-row>
        <table:table-row table:style-name="ro19">
          <table:table-cell/>
          <table:table-cell table:style-name="ce1495" office:value-type="string" calcext:value-type="string">
            <text:p>Pugos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Ramier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3" calcext:value-type="float">
            <text:p>3</text:p>
          </table:table-cell>
          <table:table-cell table:number-columns-repeated="3"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20">
          <table:table-cell/>
          <table:table-cell table:style-name="ce1495" office:value-type="string" calcext:value-type="string">
            <text:p>Tőr, hárít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8" office:value-type="string" calcext:value-type="string">
            <text:p><text:span text:style-name="T15">Nagyon</text:span><text:span text:style-name="T16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Tőr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2" calcext:value-type="float">
            <text:p>2</text:p>
          </table:table-cell>
          <table:table-cell table:number-columns-repeated="2" table:style-name="ce1514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Tőr, ököl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/>
          <table:table-cell table:number-columns-repeated="16369"/>
        </table:table-row>
        <table:table-row table:style-name="ro2">
          <table:table-cell table:style-name="ce1485"/>
          <table:table-cell table:style-name="ce1496" office:value-type="string" calcext:value-type="string">
            <text:p>Tőr, páncélszúró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string" calcext:value-type="string">
            <text:p>S</text:p>
          </table:table-cell>
          <table:table-cell table:style-name="ce1560" office:value-type="string" calcext:value-type="string">
            <text:p>5+Erő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0.5" calcext:value-type="float">
            <text:p>0,5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közelharc</text:p>
          </table:table-cell>
          <table:table-cell table:style-name="ce1659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95" office:value-type="string" calcext:value-type="string">
            <text:p>Tőr, Sla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özelharc</text:p>
          </table:table-cell>
          <table:table-cell table:style-name="ce1657"/>
          <table:table-cell table:number-columns-repeated="16369"/>
        </table:table-row>
        <table:table-row table:style-name="ro2">
          <table:table-cell table:style-name="ce1388"/>
          <table:table-cell table:style-name="ce1497" office:value-type="string" calcext:value-type="string">
            <text:p>Vasököl / páncélkesztyű</text:p>
          </table:table-cell>
          <table:table-cell table:style-name="ce1517" office:value-type="string" calcext:value-type="string">
            <text:p>egykezes</text:p>
          </table:table-cell>
          <table:table-cell table:style-name="ce1517" office:value-type="float" office:value="0" calcext:value-type="float">
            <text:p>0</text:p>
          </table:table-cell>
          <table:table-cell table:style-name="ce1517" office:value-type="string" calcext:value-type="string">
            <text:p>Z</text:p>
          </table:table-cell>
          <table:table-cell table:style-name="ce1561" office:value-type="float" office:value="0" calcext:value-type="float">
            <text:p>0</text:p>
          </table:table-cell>
          <table:table-cell table:style-name="ce1517" office:value-type="float" office:value="0" calcext:value-type="float">
            <text:p>0</text:p>
          </table:table-cell>
          <table:table-cell table:style-name="ce1633"/>
          <table:table-cell table:style-name="ce1517" office:value-type="float" office:value="0" calcext:value-type="float">
            <text:p>0</text:p>
          </table:table-cell>
          <table:table-cell table:number-columns-repeated="3" table:style-name="ce1517" office:value-type="float" office:value="-7" calcext:value-type="float">
            <text:p>-7</text:p>
          </table:table-cell>
          <table:table-cell table:style-name="ce1517" office:value-type="float" office:value="5" calcext:value-type="float">
            <text:p>5</text:p>
          </table:table-cell>
          <table:table-cell table:style-name="ce1648" office:value-type="string" calcext:value-type="string">
            <text:p>közelharc</text:p>
          </table:table-cell>
          <table:table-cell table:style-name="ce1660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19">
          <table:table-cell table:style-name="ce1483" office:value-type="string" calcext:value-type="string">
            <text:p>Kardvívó fegyverek</text:p>
          </table:table-cell>
          <table:table-cell table:style-name="ce1493" office:value-type="string" calcext:value-type="string">
            <text:p>Kard, dzsenn szablya</text:p>
          </table:table-cell>
          <table:table-cell table:style-name="ce1513" office:value-type="string" calcext:value-type="string">
            <text:p>egykezes</text:p>
          </table:table-cell>
          <table:table-cell table:style-name="ce1513" office:value-type="float" office:value="4" calcext:value-type="float">
            <text:p>4</text:p>
          </table:table-cell>
          <table:table-cell table:style-name="ce1513" office:value-type="string" calcext:value-type="string">
            <text:p>V/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float" office:value="1" calcext:value-type="float">
            <text:p>1</text:p>
          </table:table-cell>
          <table:table-cell table:style-name="ce1623"/>
          <table:table-cell table:style-name="ce1513" office:value-type="float" office:value="1" calcext:value-type="float">
            <text:p>1</text:p>
          </table:table-cell>
          <table:table-cell table:style-name="ce1513" office:value-type="float" office:value="8" calcext:value-type="float">
            <text:p>8</text:p>
          </table:table-cell>
          <table:table-cell table:number-columns-repeated="2" table:style-name="ce1513" office:value-type="float" office:value="15" calcext:value-type="float">
            <text:p>15</text:p>
          </table:table-cell>
          <table:table-cell table:style-name="ce1513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5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emreli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number-columns-repeated="2" table:style-name="ce1514" office:value-type="float" office:value="13" calcext:value-type="float">
            <text:p>13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1"/>
          <table:table-cell table:number-columns-repeated="241"/>
          <table:table-cell table:style-name="Default" table:number-columns-repeated="16128"/>
        </table:table-row>
        <table:table-row table:style-name="ro21">
          <table:table-cell/>
          <table:table-cell table:style-name="ce1495" office:value-type="string" calcext:value-type="string">
            <text:p>Kard, fejvadász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17">KF</text:span><text:span text:style-name="T18">: Tradíció: Fejvadász – 6.szint</text:span></text:p>
            <text:p><text:span text:style-name="T18">Gorviki klánnal, vagy mesterrel.</text:span></text:p>
            <text:p><text:span text:style-name="T18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495" office:value-type="string" calcext:value-type="string">
            <text:p>Kard, handzsá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hiequar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/V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hosszú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45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Kard, jatagán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1" calcext:value-type="float">
            <text:p>1</text:p>
          </table:table-cell>
          <table:table-cell table:style-name="ce1545" office:value-type="string" calcext:value-type="string">
            <text:p><text:span text:style-name="T13"> </text:span><text:span text:style-name="T14">V/S</text:span>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495" office:value-type="string" calcext:value-type="string">
            <text:p>Ka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20" calcext:value-type="float">
            <text:p>20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8" calcext:value-type="float">
            <text:p>8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Default" table:number-columns-repeated="16128"/>
        </table:table-row>
        <table:table-row table:style-name="ro2">
          <table:table-cell/>
          <table:table-cell table:style-name="ce1495" office:value-type="string" calcext:value-type="string">
            <text:p>Kard, khossa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1" calcext:value-type="float">
            <text:p>11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6">
          <table:table-cell/>
          <table:table-cell table:style-name="ce1495" office:value-type="string" calcext:value-type="string">
            <text:p>Kard, kígyó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45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number-columns-repeated="2" table:style-name="ce1514" office:value-type="float" office:value="11" calcext:value-type="float">
            <text:p>11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Szúró sebzés: +5 SP; <text:span text:style-name="T19">IV</text:span>: ugyan nem íves fegyver, de kialakítása miatt érvényesek rá annak extrái.</text:p>
          </table:table-cell>
          <table:table-cell table:number-columns-repeated="16369"/>
        </table:table-row>
        <table:table-row table:style-name="ro6">
          <table:table-cell/>
          <table:table-cell table:style-name="ce1495" office:value-type="string" calcext:value-type="string">
            <text:p>Kard, Lagoss 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45" office:value-type="string" calcext:value-type="string">
            <text:p><text:span text:style-name="T13"> </text:span><text:span text:style-name="T14">V/S</text:span>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<text:span text:style-name="T19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lovag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5" calcext:value-type="float">
            <text:p>15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2">
          <table:table-cell/>
          <table:table-cell table:style-name="ce1495" office:value-type="string" calcext:value-type="string">
            <text:p>Kard, másfél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8" calcext:value-type="float">
            <text:p>8</text:p>
          </table:table-cell>
          <table:table-cell table:number-columns-repeated="2" table:style-name="ce1514" office:value-type="float" office:value="16" calcext:value-type="float">
            <text:p>16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19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6">
          <table:table-cell/>
          <table:table-cell table:style-name="ce1495" office:value-type="string" calcext:value-type="string">
            <text:p>Kard, mester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8" calcext:value-type="float">
            <text:p>18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kardvívás</text:p>
          </table:table-cell>
          <table:table-cell table:style-name="ce1663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495" office:value-type="string" calcext:value-type="string">
            <text:p>Kard, Pugoss 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19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S/V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-</text:p>
          </table:table-cell>
          <table:table-cell table:number-columns-repeated="16369"/>
        </table:table-row>
        <table:table-row table:style-name="ro23">
          <table:table-cell/>
          <table:table-cell table:style-name="ce1495" office:value-type="string" calcext:value-type="string">
            <text:p>Kard, Slan 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19" calcext:value-type="float">
            <text:p>19</text:p>
          </table:table-cell>
          <table:table-cell table:style-name="ce1514" office:value-type="float" office:value="13" calcext:value-type="float">
            <text:p>13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1" office:value-type="string" calcext:value-type="string">
            <text:p><text:span text:style-name="T19">MK</text:span>, <text:span text:style-name="T19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9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Kard, Slan rövid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V/S</text:p>
          </table:table-cell>
          <table:table-cell table:number-columns-repeated="2"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11" calcext:value-type="float">
            <text:p>11</text:p>
          </table:table-cell>
          <table:table-cell table:number-columns-repeated="2" table:style-name="ce1514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495" office:value-type="string" calcext:value-type="string">
            <text:p>Kard, Slan csatakard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9" calcext:value-type="float">
            <text:p>9</text:p>
          </table:table-cell>
          <table:table-cell table:style-name="ce1514" office:value-type="float" office:value="23" calcext:value-type="float">
            <text:p>23</text:p>
          </table:table-cell>
          <table:table-cell table:style-name="ce1514" office:value-type="float" office:value="17" calcext:value-type="float">
            <text:p>17</text:p>
          </table:table-cell>
          <table:table-cell table:style-name="ce1514" office:value-type="float" office:value="8" calcext:value-type="float">
            <text:p>8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Kard, szablya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V/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float" office:value="1" calcext:value-type="float">
            <text:p>1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number-columns-repeated="2" table:style-name="ce1514" office:value-type="float" office:value="12" calcext:value-type="float">
            <text:p>12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485"/>
          <table:table-cell table:style-name="ce1496" office:value-type="string" calcext:value-type="string">
            <text:p>Mara-sequor 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string" calcext:value-type="string">
            <text:p>V/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1.5" calcext:value-type="float">
            <text:p>1,5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20" calcext:value-type="float">
            <text:p>20</text:p>
          </table:table-cell>
          <table:table-cell table:style-name="ce1516" office:value-type="float" office:value="16" calcext:value-type="float">
            <text:p>16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MK, KF</text:span><text:span text:style-name="T21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6">
          <table:table-cell table:style-name="ce1485"/>
          <table:table-cell table:style-name="ce1496" office:value-type="string" calcext:value-type="string">
            <text:p>Meneth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V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0.5" calcext:value-type="float">
            <text:p>0,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kardvívás</text:p>
          </table:table-cell>
          <table:table-cell table:style-name="ce1664" office:value-type="string" calcext:value-type="string">
            <text:p><text:span text:style-name="T20">KF</text:span><text:span text:style-name="T21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495" office:value-type="string" calcext:value-type="string">
            <text:p>Predoci egyeneskard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V/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13" calcext:value-type="float">
            <text:p>13</text:p>
          </table:table-cell>
          <table:table-cell table:style-name="ce1516" office:value-type="float" office:value="11" calcext:value-type="float">
            <text:p>11</text:p>
          </table:table-cell>
          <table:table-cell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kardvívás</text:p>
          </table:table-cell>
          <table:table-cell table:style-name="ce166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95" office:value-type="string" calcext:value-type="string">
            <text:p>Sequor 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V/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style-name="ce1624"/>
          <table:table-cell table:style-name="ce1516" office:value-type="float" office:value="0.5" calcext:value-type="float">
            <text:p>0,5</text:p>
          </table:table-cell>
          <table:table-cell table:style-name="ce1516" office:value-type="float" office:value="6" calcext:value-type="float">
            <text:p>6</text:p>
          </table:table-cell>
          <table:table-cell table:style-name="ce1516" office:value-type="float" office:value="13" calcext:value-type="float">
            <text:p>13</text:p>
          </table:table-cell>
          <table:table-cell table:style-name="ce1516" office:value-type="float" office:value="11" calcext:value-type="float">
            <text:p>11</text:p>
          </table:table-cell>
          <table:table-cell table:style-name="ce1516" office:value-type="float" office:value="5" calcext:value-type="float">
            <text:p>5</text:p>
          </table:table-cell>
          <table:table-cell table:style-name="ce1646" office:value-type="string" calcext:value-type="string">
            <text:p>kardvívás</text:p>
          </table:table-cell>
          <table:table-cell table:style-name="ce1665" office:value-type="string" calcext:value-type="string">
            <text:p><text:span text:style-name="T19">IV</text:span> fegyver, KF: Tradíció: Fejvadász - 9.szint</text:p>
          </table:table-cell>
          <table:table-cell table:number-columns-repeated="16369"/>
        </table:table-row>
        <table:table-row table:style-name="ro24">
          <table:table-cell table:style-name="ce1487"/>
          <table:table-cell table:style-name="ce1498" office:value-type="string" calcext:value-type="string">
            <text:p>Tőrkard</text:p>
          </table:table-cell>
          <table:table-cell table:style-name="ce1518" office:value-type="string" calcext:value-type="string">
            <text:p>egykezes</text:p>
          </table:table-cell>
          <table:table-cell table:style-name="ce1518" office:value-type="float" office:value="2" calcext:value-type="float">
            <text:p>2</text:p>
          </table:table-cell>
          <table:table-cell table:style-name="ce1518" office:value-type="string" calcext:value-type="string">
            <text:p>S</text:p>
          </table:table-cell>
          <table:table-cell table:number-columns-repeated="2" table:style-name="ce1518" office:value-type="float" office:value="0" calcext:value-type="float">
            <text:p>0</text:p>
          </table:table-cell>
          <table:table-cell table:style-name="ce1635"/>
          <table:table-cell table:style-name="ce1518" office:value-type="float" office:value="1" calcext:value-type="float">
            <text:p>1</text:p>
          </table:table-cell>
          <table:table-cell table:style-name="ce1518" office:value-type="float" office:value="6" calcext:value-type="float">
            <text:p>6</text:p>
          </table:table-cell>
          <table:table-cell table:number-columns-repeated="2" table:style-name="ce1518" office:value-type="float" office:value="12" calcext:value-type="float">
            <text:p>12</text:p>
          </table:table-cell>
          <table:table-cell table:style-name="ce1518" office:value-type="float" office:value="5" calcext:value-type="float">
            <text:p>5</text:p>
          </table:table-cell>
          <table:table-cell table:style-name="ce1649" office:value-type="string" calcext:value-type="string">
            <text:p>kardvívás</text:p>
          </table:table-cell>
          <table:table-cell table:style-name="ce1666" office:value-type="string" calcext:value-type="string">
            <text:p><text:span text:style-name="T18">- Az áldozat páncéldobás során -1 büntetést szenved el</text:span></text:p>
            <text:p><text:span text:style-name="T18">- Pontra támadás manővernél: a manőver nehézsége 1-el csökken </text:span></text:p>
            <text:p><text:span text:style-name="T18">- Ha az ellenfél is tőrkarddal harcol, mindketten kapnak +10 VÉ bónuszt.</text:span></text:p>
            <text:p><text:span text:style-name="T18">- Erőbónusz nem számít!</text:span></text:p>
            <text:p><text:span text:style-name="T18">- Könnyebb ellene a fegyvertörés Manőver: </text:span><text:span text:style-name="T22">+2</text:span></text:p>
            <text:p><text:span text:style-name="T18">- Zúzó fegyverek ellen VÉ büntetés: </text:span><text:span text:style-name="T22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Zúzó fegyverek</text:p>
          </table:table-cell>
          <table:table-cell table:style-name="ce1493" office:value-type="string" calcext:value-type="string">
            <text:p>Bot, rövid</text:p>
          </table:table-cell>
          <table:table-cell table:style-name="ce1513" office:value-type="string" calcext:value-type="string">
            <text:p>egykezes</text:p>
          </table:table-cell>
          <table:table-cell table:style-name="ce1520" office:value-type="float" office:value="-3" calcext:value-type="float">
            <text:p>-3</text:p>
          </table:table-cell>
          <table:table-cell table:style-name="ce1520" office:value-type="string" calcext:value-type="string">
            <text:p>Z</text:p>
          </table:table-cell>
          <table:table-cell table:number-columns-repeated="2" table:style-name="ce1520" office:value-type="float" office:value="0" calcext:value-type="float">
            <text:p>0</text:p>
          </table:table-cell>
          <table:table-cell table:style-name="ce1623"/>
          <table:table-cell table:style-name="ce1514" office:value-type="float" office:value="0.5" calcext:value-type="float">
            <text:p>0,5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9" calcext:value-type="float">
            <text:p>9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5" calcext:value-type="float">
            <text:p>5</text:p>
          </table:table-cell>
          <table:table-cell table:style-name="ce1646" office:value-type="string" calcext:value-type="string">
            <text:p>zúzás</text:p>
          </table:table-cell>
          <table:table-cell table:style-name="ce1659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ot, furkós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-1" calcext:value-type="float">
            <text:p>-1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3" office:value-type="float" office:value="1" calcext:value-type="float">
            <text:p>1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egykezes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20" office:value-type="float" office:value="1" calcext:value-type="float">
            <text:p>1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12" calcext:value-type="float">
            <text:p>12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kétkezes</text:p>
          </table:table-cell>
          <table:table-cell table:style-name="ce1516" office:value-type="string" calcext:value-type="string">
            <text:p>kétkezes</text:p>
          </table:table-cell>
          <table:table-cell table:style-name="ce1516" office:value-type="float" office:value="8" calcext:value-type="float">
            <text:p>8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1.5" calcext:value-type="float">
            <text:p>1,5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20" calcext:value-type="float">
            <text:p>20</text:p>
          </table:table-cell>
          <table:table-cell table:number-columns-repeated="2" table:style-name="ce1516" office:value-type="float" office:value="8" calcext:value-type="float">
            <text:p>8</text:p>
          </table:table-cell>
          <table:table-cell table:style-name="ce1647" office:value-type="string" calcext:value-type="string">
            <text:p>zúzás</text:p>
          </table:table-cell>
          <table:table-cell table:style-name="ce166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láncos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3" calcext:value-type="float">
            <text:p>3</text:p>
          </table:table-cell>
          <table:table-cell table:style-name="ce1516" office:value-type="float" office:value="15" calcext:value-type="float">
            <text:p>15</text:p>
          </table:table-cell>
          <table:table-cell table:number-columns-repeated="2"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shadleki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3" calcext:value-type="float">
            <text:p>3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1" calcext:value-type="float">
            <text:p>1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14" calcext:value-type="float">
            <text:p>14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Buzogány, tollas</text:p>
          </table:table-cell>
          <table:table-cell table:style-name="ce1514" office:value-type="string" calcext:value-type="string">
            <text:p>egykezes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string" calcext:value-type="string">
            <text:p>Z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0.5" calcext:value-type="float">
            <text:p>0,5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9" calcext:value-type="float">
            <text:p>9</text:p>
          </table:table-cell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5" calcext:value-type="float">
            <text:p>5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Csatabárd, egykezes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57" office:value-type="string" calcext:value-type="string">
            <text:p>Z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4" calcext:value-type="float">
            <text:p>4</text:p>
          </table:table-cell>
          <table:table-cell table:number-columns-repeated="2" table:style-name="ce1514" office:value-type="float" office:value="8" calcext:value-type="float">
            <text:p>8</text:p>
          </table:table-cell>
          <table:table-cell table:style-name="ce1514" office:value-type="float" office:value="6" calcext:value-type="float">
            <text:p>6</text:p>
          </table:table-cell>
          <table:table-cell table:style-name="ce1646" office:value-type="string" calcext:value-type="string">
            <text:p>zúzás</text:p>
          </table:table-cell>
          <table:table-cell table:style-name="ce1664"/>
          <table:table-cell table:number-columns-repeated="16369"/>
        </table:table-row>
        <table:table-row table:style-name="ro2">
          <table:table-cell/>
          <table:table-cell table:style-name="ce1495" office:value-type="string" calcext:value-type="string">
            <text:p>Csatabárd, kétkezes</text:p>
          </table:table-cell>
          <table:table-cell table:style-name="ce1514" office:value-type="string" calcext:value-type="string">
            <text:p>kétkezes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1.5" calcext:value-type="float">
            <text:p>1,5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float" office:value="18" calcext:value-type="float">
            <text:p>18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8" calcext:value-type="float">
            <text:p>8</text:p>
          </table:table-cell>
          <table:table-cell table:style-name="ce1646" office:value-type="string" calcext:value-type="string">
            <text:p>zúzás</text:p>
          </table:table-cell>
          <table:table-cell table:style-name="ce1662"/>
          <table:table-cell table:number-columns-repeated="16369"/>
        </table:table-row>
        <table:table-row table:style-name="ro19">
          <table:table-cell/>
          <table:table-cell table:style-name="ce1495" office:value-type="string" calcext:value-type="string">
            <text:p>Csatacsákány</text:p>
          </table:table-cell>
          <table:table-cell table:style-name="ce1514" office:value-type="string" calcext:value-type="string">
            <text:p>egykezes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10" calcext:value-type="float">
            <text:p>10</text:p>
          </table:table-cell>
          <table:table-cell table:style-name="ce1514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0.5" calcext:value-type="float">
            <text:p>0,5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14" calcext:value-type="float">
            <text:p>14</text:p>
          </table:table-cell>
          <table:table-cell table:style-name="ce1514" office:value-type="float" office:value="5" calcext:value-type="float">
            <text:p>5</text:p>
          </table:table-cell>
          <table:table-cell table:style-name="ce1514" office:value-type="float" office:value="7" calcext:value-type="float">
            <text:p>7</text:p>
          </table:table-cell>
          <table:table-cell table:style-name="ce1646" office:value-type="string" calcext:value-type="string">
            <text:p>zúzás</text:p>
          </table:table-cell>
          <table:table-cell table:style-name="ce166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87"/>
          <table:table-cell table:style-name="ce1498" office:value-type="string" calcext:value-type="string">
            <text:p>Harci kalapács</text:p>
          </table:table-cell>
          <table:table-cell table:style-name="ce1519" office:value-type="string" calcext:value-type="string">
            <text:p>kétkezes</text:p>
          </table:table-cell>
          <table:table-cell table:style-name="ce1519" office:value-type="float" office:value="7" calcext:value-type="float">
            <text:p>7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519" office:value-type="float" office:value="0" calcext:value-type="float">
            <text:p>0</text:p>
          </table:table-cell>
          <table:table-cell table:style-name="ce1635"/>
          <table:table-cell table:style-name="ce1519" office:value-type="float" office:value="1.5" calcext:value-type="float">
            <text:p>1,5</text:p>
          </table:table-cell>
          <table:table-cell table:style-name="ce1519" office:value-type="float" office:value="1" calcext:value-type="float">
            <text:p>1</text:p>
          </table:table-cell>
          <table:table-cell table:style-name="ce1519" office:value-type="float" office:value="20" calcext:value-type="float">
            <text:p>20</text:p>
          </table:table-cell>
          <table:table-cell table:number-columns-repeated="2" table:style-name="ce1519" office:value-type="float" office:value="8" calcext:value-type="float">
            <text:p>8</text:p>
          </table:table-cell>
          <table:table-cell table:style-name="ce1650" office:value-type="string" calcext:value-type="string">
            <text:p>zúzás</text:p>
          </table:table-cell>
          <table:table-cell table:style-name="ce1667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Lándzsavívó fegyverek</text:p>
          </table:table-cell>
          <table:table-cell table:style-name="ce1499" office:value-type="string" calcext:value-type="string">
            <text:p>Alabárd</text:p>
          </table:table-cell>
          <table:table-cell table:style-name="ce1520" office:value-type="string" calcext:value-type="string">
            <text:p>kétkezes</text:p>
          </table:table-cell>
          <table:table-cell table:style-name="ce1520" office:value-type="float" office:value="4" calcext:value-type="float">
            <text:p>4</text:p>
          </table:table-cell>
          <table:table-cell table:style-name="ce1520" office:value-type="string" calcext:value-type="string">
            <text:p>S+Z/V</text:p>
          </table:table-cell>
          <table:table-cell table:style-name="ce1520" office:value-type="float" office:value="6" calcext:value-type="float">
            <text:p>6</text:p>
          </table:table-cell>
          <table:table-cell table:style-name="ce1520" office:value-type="float" office:value="0" calcext:value-type="float">
            <text:p>0</text:p>
          </table:table-cell>
          <table:table-cell table:style-name="ce1623"/>
          <table:table-cell table:style-name="ce1516" office:value-type="float" office:value="3" calcext:value-type="float">
            <text:p>3</text:p>
          </table:table-cell>
          <table:table-cell table:style-name="ce1520" office:value-type="float" office:value="12" calcext:value-type="float">
            <text:p>12</text:p>
          </table:table-cell>
          <table:table-cell table:number-columns-repeated="2" table:style-name="ce1520" office:value-type="float" office:value="28" calcext:value-type="float">
            <text:p>28</text:p>
          </table:table-cell>
          <table:table-cell table:style-name="ce1520" office:value-type="float" office:value="8" calcext:value-type="float">
            <text:p>8</text:p>
          </table:table-cell>
          <table:table-cell table:style-name="ce1647" office:value-type="string" calcext:value-type="string">
            <text:p>lándzsavívás</text:p>
          </table:table-cell>
          <table:table-cell table:style-name="ce1668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85"/>
          <table:table-cell table:style-name="ce1496" office:value-type="string" calcext:value-type="string">
            <text:p>Bot, hosszú</text:p>
          </table:table-cell>
          <table:table-cell table:style-name="ce1516" office:value-type="string" calcext:value-type="string">
            <text:p>kétkezes</text:p>
          </table:table-cell>
          <table:table-cell table:style-name="ce1525" office:value-type="float" office:value="1" calcext:value-type="float">
            <text:p>1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6" office:value-type="float" office:value="14" calcext:value-type="float">
            <text:p>14</text:p>
          </table:table-cell>
          <table:table-cell table:style-name="ce1516" office:value-type="float" office:value="16" calcext:value-type="float">
            <text:p>16</text:p>
          </table:table-cell>
          <table:table-cell table:style-name="ce1516" office:value-type="float" office:value="24" calcext:value-type="float">
            <text:p>24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5">
          <table:table-cell table:style-name="ce1485"/>
          <table:table-cell table:style-name="ce1496" office:value-type="string" calcext:value-type="string">
            <text:p>Lándzsa</text:p>
          </table:table-cell>
          <table:table-cell table:style-name="ce1516" office:value-type="string" calcext:value-type="string">
            <text:p>kétkezes</text:p>
          </table:table-cell>
          <table:table-cell table:style-name="ce152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string" calcext:value-type="string">
            <text:p>4/0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6" office:value-type="float" office:value="14" calcext:value-type="float">
            <text:p>14</text:p>
          </table:table-cell>
          <table:table-cell table:number-columns-repeated="2" table:style-name="ce1516" office:value-type="float" office:value="32" calcext:value-type="float">
            <text:p>32</text:p>
          </table:table-cell>
          <table:table-cell table:style-name="ce1516" office:value-type="float" office:value="6" calcext:value-type="float">
            <text:p>6</text:p>
          </table:table-cell>
          <table:table-cell table:style-name="ce1647" office:value-type="string" calcext:value-type="string">
            <text:p>lándzsavívás</text:p>
          </table:table-cell>
          <table:table-cell table:style-name="ce166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5">
          <table:table-cell table:style-name="ce1485"/>
          <table:table-cell table:style-name="ce1496" office:value-type="string" calcext:value-type="string">
            <text:p>Pika</text:p>
          </table:table-cell>
          <table:table-cell table:style-name="ce1516" office:value-type="string" calcext:value-type="string">
            <text:p>kétkezes</text:p>
          </table:table-cell>
          <table:table-cell table:style-name="ce152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string" calcext:value-type="string">
            <text:p>4/0</text:p>
          </table:table-cell>
          <table:table-cell table:style-name="ce1516" office:value-type="float" office:value="0" calcext:value-type="float">
            <text:p>0</text:p>
          </table:table-cell>
          <table:table-cell table:style-name="ce1624"/>
          <table:table-cell table:style-name="ce1516" office:value-type="float" office:value="4" calcext:value-type="float">
            <text:p>4</text:p>
          </table:table-cell>
          <table:table-cell table:style-name="ce1516" office:value-type="float" office:value="18" calcext:value-type="float">
            <text:p>18</text:p>
          </table:table-cell>
          <table:table-cell table:number-columns-repeated="2" table:style-name="ce1516" office:value-type="float" office:value="40" calcext:value-type="float">
            <text:p>40</text:p>
          </table:table-cell>
          <table:table-cell table:style-name="ce1516" office:value-type="float" office:value="9" calcext:value-type="float">
            <text:p>9</text:p>
          </table:table-cell>
          <table:table-cell table:style-name="ce1647" office:value-type="string" calcext:value-type="string">
            <text:p>lándzsavívás</text:p>
          </table:table-cell>
          <table:table-cell table:style-name="ce1669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485"/>
          <table:table-cell table:style-name="ce1496" office:value-type="string" calcext:value-type="string">
            <text:p>Szigony, egykezes</text:p>
          </table:table-cell>
          <table:table-cell table:style-name="ce1516" office:value-type="string" calcext:value-type="string">
            <text:p>egykezes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24"/>
          <table:table-cell table:style-name="ce1514" office:value-type="float" office:value="2" calcext:value-type="float">
            <text:p>2</text:p>
          </table:table-cell>
          <table:table-cell table:style-name="ce1516" office:value-type="float" office:value="5" calcext:value-type="float">
            <text:p>5</text:p>
          </table:table-cell>
          <table:table-cell table:style-name="ce1516" office:value-type="float" office:value="10" calcext:value-type="float">
            <text:p>10</text:p>
          </table:table-cell>
          <table:table-cell table:style-name="ce1516" office:value-type="float" office:value="14" calcext:value-type="float">
            <text:p>14</text:p>
          </table:table-cell>
          <table:table-cell table:style-name="ce1516" office:value-type="float" office:value="7" calcext:value-type="float">
            <text:p>7</text:p>
          </table:table-cell>
          <table:table-cell table:style-name="ce1647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488"/>
          <table:table-cell table:style-name="ce1500" office:value-type="string" calcext:value-type="string">
            <text:p>Szigony, kétkezes</text:p>
          </table:table-cell>
          <table:table-cell table:style-name="ce1521" office:value-type="string" calcext:value-type="string">
            <text:p>kétkezes</text:p>
          </table:table-cell>
          <table:table-cell table:style-name="ce1521" office:value-type="float" office:value="4" calcext:value-type="float">
            <text:p>4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2" calcext:value-type="float">
            <text:p>2</text:p>
          </table:table-cell>
          <table:table-cell table:style-name="ce1521" office:value-type="float" office:value="0" calcext:value-type="float">
            <text:p>0</text:p>
          </table:table-cell>
          <table:table-cell table:style-name="ce1633"/>
          <table:table-cell table:style-name="ce1521" office:value-type="float" office:value="3" calcext:value-type="float">
            <text:p>3</text:p>
          </table:table-cell>
          <table:table-cell table:style-name="ce1521" office:value-type="float" office:value="10" calcext:value-type="float">
            <text:p>10</text:p>
          </table:table-cell>
          <table:table-cell table:style-name="ce1521" office:value-type="float" office:value="22" calcext:value-type="float">
            <text:p>22</text:p>
          </table:table-cell>
          <table:table-cell table:style-name="ce1521" office:value-type="float" office:value="26" calcext:value-type="float">
            <text:p>26</text:p>
          </table:table-cell>
          <table:table-cell table:style-name="ce1521" office:value-type="float" office:value="8" calcext:value-type="float">
            <text:p>8</text:p>
          </table:table-cell>
          <table:table-cell table:style-name="ce1651" office:value-type="string" calcext:value-type="string">
            <text:p>lándzsavívás</text:p>
          </table:table-cell>
          <table:table-cell table:style-name="ce167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style-name="ce1489"/>
          <table:table-cell table:style-name="ce1501" office:value-type="string" calcext:value-type="string">
            <text:p>Fegyver</text:p>
          </table:table-cell>
          <table:table-cell table:style-name="ce1522" office:value-type="string" calcext:value-type="string">
            <text:p>Forgatás módja</text:p>
          </table:table-cell>
          <table:table-cell table:style-name="ce1501" office:value-type="string" calcext:value-type="string">
            <text:p>SP</text:p>
          </table:table-cell>
          <table:table-cell table:style-name="ce1522" office:value-type="string" calcext:value-type="string">
            <text:p>Sebzés módja</text:p>
          </table:table-cell>
          <table:table-cell table:style-name="ce1501" office:value-type="string" calcext:value-type="string">
            <text:p>Átütés</text:p>
          </table:table-cell>
          <table:table-cell table:style-name="ce1501" table:number-columns-repeated="2"/>
          <table:table-cell table:style-name="ce1501" office:value-type="string" calcext:value-type="string">
            <text:p>Hatótáv</text:p>
          </table:table-cell>
          <table:table-cell table:style-name="ce1501" office:value-type="string" calcext:value-type="string">
            <text:p>KÉ</text:p>
          </table:table-cell>
          <table:table-cell table:style-name="ce1501" office:value-type="string" calcext:value-type="string">
            <text:p>CÉ</text:p>
          </table:table-cell>
          <table:table-cell table:style-name="ce1501" office:value-type="string" calcext:value-type="string">
            <text:p>Osztó</text:p>
          </table:table-cell>
          <table:table-cell table:style-name="ce1501" office:value-type="string" calcext:value-type="string">
            <text:p>Sebesség</text:p>
          </table:table-cell>
          <table:table-cell table:style-name="ce1501" office:value-type="string" calcext:value-type="string">
            <text:p>Harcmodor</text:p>
          </table:table-cell>
          <table:table-cell table:style-name="ce1501"/>
          <table:table-cell table:style-name="ce175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83" office:value-type="string" calcext:value-type="string">
            <text:p>Hajítófegyverek</text:p>
          </table:table-cell>
          <table:table-cell table:style-name="ce1502" office:value-type="string" calcext:value-type="string">
            <text:p>Bola</text:p>
          </table:table-cell>
          <table:table-cell table:style-name="ce1502" office:value-type="string" calcext:value-type="string">
            <text:p>egykezes</text:p>
          </table:table-cell>
          <table:table-cell table:number-columns-repeated="2" table:style-name="ce1527" office:value-type="string" calcext:value-type="string">
            <text:p>-</text:p>
          </table:table-cell>
          <table:table-cell table:style-name="ce1527" office:value-type="float" office:value="0" calcext:value-type="float">
            <text:p>0</text:p>
          </table:table-cell>
          <table:table-cell table:style-name="ce1563"/>
          <table:table-cell table:style-name="ce1637"/>
          <table:table-cell table:style-name="ce1527" office:value-type="string" calcext:value-type="string">
            <text:p>20m</text:p>
          </table:table-cell>
          <table:table-cell table:number-columns-repeated="2" table:style-name="ce1527" office:value-type="float" office:value="2" calcext:value-type="float">
            <text:p>2</text:p>
          </table:table-cell>
          <table:table-cell table:style-name="ce1502" office:value-type="float" office:value="1" calcext:value-type="float">
            <text:p>1</text:p>
          </table:table-cell>
          <table:table-cell table:style-name="ce1641" office:value-type="float" office:value="10" calcext:value-type="float">
            <text:p>10</text:p>
          </table:table-cell>
          <table:table-cell table:style-name="ce1646" office:value-type="string" calcext:value-type="string">
            <text:p>hajítás</text:p>
          </table:table-cell>
          <table:table-cell table:style-name="ce1671"/>
          <table:table-cell table:number-columns-repeated="16369"/>
        </table:table-row>
        <table:table-row table:style-name="ro26">
          <table:table-cell table:style-name="ce1490"/>
          <table:table-cell table:style-name="ce1503" office:value-type="string" calcext:value-type="string">
            <text:p>Dárda</text:p>
          </table:table-cell>
          <table:table-cell table:style-name="ce1503" office:value-type="string" calcext:value-type="string">
            <text:p>egykezes</text:p>
          </table:table-cell>
          <table:table-cell table:style-name="ce1528" office:value-type="float" office:value="3" calcext:value-type="float">
            <text:p>3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3" calcext:value-type="float">
            <text:p>3</text:p>
          </table:table-cell>
          <table:table-cell table:style-name="ce1565" table:number-columns-repeated="2"/>
          <table:table-cell table:style-name="ce1528" office:value-type="string" calcext:value-type="string">
            <text:p>5m + (Erő x 3)</text:p>
          </table:table-cell>
          <table:table-cell table:style-name="ce1528" office:value-type="float" office:value="5" calcext:value-type="float">
            <text:p>5</text:p>
          </table:table-cell>
          <table:table-cell table:style-name="ce1528" office:value-type="float" office:value="3" calcext:value-type="float">
            <text:p>3</text:p>
          </table:table-cell>
          <table:table-cell table:style-name="ce1506" office:value-type="float" office:value="2" calcext:value-type="float">
            <text:p>2</text:p>
          </table:table-cell>
          <table:table-cell table:style-name="ce1642" office:value-type="float" office:value="7" calcext:value-type="float">
            <text:p>7</text:p>
          </table:table-cell>
          <table:table-cell table:style-name="ce1652" office:value-type="string" calcext:value-type="string">
            <text:p>hajítás</text:p>
          </table:table-cell>
          <table:table-cell table:style-name="ce1672" office:value-type="string" calcext:value-type="string">
            <text:p>Követelmény: Erő +0</text:p>
            <text:p><text:span text:style-name="T23">Maximális hatótávolsága: </text:span><text:span text:style-name="T24">5m + (Erő x 3)</text:span></text:p>
            <text:p>Pajzsba dobva csökkenti annak <text:span text:style-name="T19">Védő Értékét</text:span> a dobott <text:span text:style-name="T19">SP</text:span> értékkel</text:p>
          </table:table-cell>
          <table:table-cell table:style-name="ce1763"/>
          <table:table-cell table:style-name="ce176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02" office:value-type="string" calcext:value-type="string">
            <text:p>Dobóháló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27" office:value-type="string" calcext:value-type="string">
            <text:p>-</text:p>
          </table:table-cell>
          <table:table-cell table:style-name="ce1527" office:value-type="float" office:value="0" calcext:value-type="float">
            <text:p>0</text:p>
          </table:table-cell>
          <table:table-cell table:style-name="ce1563"/>
          <table:table-cell table:style-name="ce1637"/>
          <table:table-cell table:style-name="ce1527" office:value-type="string" calcext:value-type="string">
            <text:p>4m</text:p>
          </table:table-cell>
          <table:table-cell table:style-name="ce1527" office:value-type="float" office:value="2" calcext:value-type="float">
            <text:p>2</text:p>
          </table:table-cell>
          <table:table-cell table:style-name="ce1527" office:value-type="float" office:value="0" calcext:value-type="float">
            <text:p>0</text:p>
          </table:table-cell>
          <table:table-cell table:style-name="ce1502" office:value-type="float" office:value="1" calcext:value-type="float">
            <text:p>1</text:p>
          </table:table-cell>
          <table:table-cell table:style-name="ce1641" office:value-type="float" office:value="10" calcext:value-type="float">
            <text:p>10</text:p>
          </table:table-cell>
          <table:table-cell table:style-name="ce1646" office:value-type="string" calcext:value-type="string">
            <text:p>hajítás</text:p>
          </table:table-cell>
          <table:table-cell table:style-name="ce167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Hajítóbárd</text:p>
          </table:table-cell>
          <table:table-cell table:style-name="ce1506" office:value-type="string" calcext:value-type="string">
            <text:p>egykezes</text:p>
          </table:table-cell>
          <table:table-cell table:style-name="ce1531" office:value-type="float" office:value="2" calcext:value-type="float">
            <text:p>2</text:p>
          </table:table-cell>
          <table:table-cell table:style-name="ce1531" office:value-type="string" calcext:value-type="string">
            <text:p>Z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20m</text:p>
          </table:table-cell>
          <table:table-cell table:style-name="ce1531" office:value-type="float" office:value="8" calcext:value-type="float">
            <text:p>8</text:p>
          </table:table-cell>
          <table:table-cell table:style-name="ce1531" office:value-type="float" office:value="4" calcext:value-type="float">
            <text:p>4</text:p>
          </table:table-cell>
          <table:table-cell table:style-name="ce1504" office:value-type="float" office:value="2" calcext:value-type="float">
            <text:p>2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1673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3">
          <table:table-cell table:style-name="ce1479"/>
          <table:table-cell table:style-name="ce1505" office:value-type="string" calcext:value-type="string">
            <text:p>Hajítótőr</text:p>
          </table:table-cell>
          <table:table-cell table:style-name="ce1503" office:value-type="string" calcext:value-type="string">
            <text:p>egykezes</text:p>
          </table:table-cell>
          <table:table-cell table:style-name="ce1505" office:value-type="float" office:value="0" calcext:value-type="float">
            <text:p>0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0" calcext:value-type="float">
            <text:p>0</text:p>
          </table:table-cell>
          <table:table-cell table:style-name="ce1567"/>
          <table:table-cell table:style-name="ce1638"/>
          <table:table-cell table:style-name="ce1558" office:value-type="string" calcext:value-type="string">
            <text:p>15m</text:p>
          </table:table-cell>
          <table:table-cell table:style-name="ce1558" office:value-type="float" office:value="12" calcext:value-type="float">
            <text:p>12</text:p>
          </table:table-cell>
          <table:table-cell table:style-name="ce1558" office:value-type="float" office:value="4" calcext:value-type="float">
            <text:p>4</text:p>
          </table:table-cell>
          <table:table-cell table:style-name="ce1505" office:value-type="float" office:value="2" calcext:value-type="float">
            <text:p>2</text:p>
          </table:table-cell>
          <table:table-cell table:style-name="ce1644" office:value-type="float" office:value="5" calcext:value-type="float">
            <text:p>5</text:p>
          </table:table-cell>
          <table:table-cell table:style-name="ce1653" office:value-type="string" calcext:value-type="string">
            <text:p>hajítás</text:p>
          </table:table-cell>
          <table:table-cell table:style-name="ce1674" office:value-type="string" calcext:value-type="string">
            <text:p><text:span text:style-name="T12">Automatikusan jár rá a</text:span></text:p>
            <text:p><text:span text:style-name="T12">Közeli lövés fortélynál leírt +10CÉ bónusz</text:span></text:p>
            <text:p><text:span text:style-name="T12">Ha a célpont Cellaszáma 1.</text:span></text:p>
            <text:p><text:span text:style-name="T12">Erőbónusz 1:1beszámít.</text:span></text:p>
          </table:table-cell>
          <table:table-cell table:number-columns-repeated="16369"/>
        </table:table-row>
        <table:table-row table:style-name="ro20">
          <table:table-cell/>
          <table:table-cell table:style-name="ce1504" office:value-type="string" calcext:value-type="string">
            <text:p>kő</text:p>
          </table:table-cell>
          <table:table-cell table:style-name="ce1504" office:value-type="string" calcext:value-type="string">
            <text:p>egykezes</text:p>
          </table:table-cell>
          <table:table-cell table:style-name="ce1531" office:value-type="float" office:value="-10" calcext:value-type="float">
            <text:p>-10</text:p>
          </table:table-cell>
          <table:table-cell table:style-name="ce1531" office:value-type="string" calcext:value-type="string">
            <text:p>Z</text:p>
          </table:table-cell>
          <table:table-cell table:style-name="ce1531" office:value-type="float" office:value="0" calcext:value-type="float">
            <text:p>0</text:p>
          </table:table-cell>
          <table:table-cell table:style-name="ce1567"/>
          <table:table-cell table:style-name="ce1638"/>
          <table:table-cell table:style-name="ce1558" office:value-type="string" calcext:value-type="string">
            <text:p>20m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0" calcext:value-type="float">
            <text:p>0</text:p>
          </table:table-cell>
          <table:table-cell table:style-name="ce1504" office:value-type="float" office:value="1" calcext:value-type="float">
            <text:p>1</text:p>
          </table:table-cell>
          <table:table-cell table:style-name="ce1643" office:value-type="float" office:value="5" calcext:value-type="float">
            <text:p>5</text:p>
          </table:table-cell>
          <table:table-cell table:style-name="ce1646" office:value-type="string" calcext:value-type="string">
            <text:p>hajítás</text:p>
          </table:table-cell>
          <table:table-cell table:style-name="ce167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90"/>
          <table:table-cell table:style-name="ce1506" office:value-type="string" calcext:value-type="string">
            <text:p>Lasszó</text:p>
          </table:table-cell>
          <table:table-cell table:style-name="ce1506" office:value-type="string" calcext:value-type="string">
            <text:p>egykezes</text:p>
          </table:table-cell>
          <table:table-cell table:number-columns-repeated="2" table:style-name="ce1528" office:value-type="string" calcext:value-type="string">
            <text:p>-</text:p>
          </table:table-cell>
          <table:table-cell table:style-name="ce1528" office:value-type="float" office:value="0" calcext:value-type="float">
            <text:p>0</text:p>
          </table:table-cell>
          <table:table-cell table:style-name="ce1565" table:number-columns-repeated="2"/>
          <table:table-cell table:style-name="ce1528" office:value-type="string" calcext:value-type="string">
            <text:p>10m</text:p>
          </table:table-cell>
          <table:table-cell table:number-columns-repeated="2" table:style-name="ce1528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style-name="ce1642" office:value-type="float" office:value="9" calcext:value-type="float">
            <text:p>9</text:p>
          </table:table-cell>
          <table:table-cell table:style-name="ce1652" office:value-type="string" calcext:value-type="string">
            <text:p>hajítás</text:p>
          </table:table-cell>
          <table:table-cell table:style-name="ce1676" office:value-type="string" calcext:value-type="string">
            <text:p>Sebesülés az esés következtében lehet.</text:p>
          </table:table-cell>
          <table:table-cell table:style-name="ce1764" table:number-columns-repeated="241"/>
          <table:table-cell table:number-columns-repeated="16128"/>
        </table:table-row>
        <table:table-row table:style-name="ro27">
          <table:table-cell/>
          <table:table-cell table:style-name="ce1506" office:value-type="string" calcext:value-type="string">
            <text:p>Parittya</text:p>
          </table:table-cell>
          <table:table-cell table:style-name="ce1506" office:value-type="string" calcext:value-type="string">
            <text:p>egykezes</text:p>
          </table:table-cell>
          <table:table-cell table:style-name="ce1528" office:value-type="float" office:value="0" calcext:value-type="float">
            <text:p>0</text:p>
          </table:table-cell>
          <table:table-cell table:style-name="ce1528" office:value-type="string" calcext:value-type="string">
            <text:p>Z</text:p>
          </table:table-cell>
          <table:table-cell table:style-name="ce1528" office:value-type="float" office:value="0" calcext:value-type="float">
            <text:p>0</text:p>
          </table:table-cell>
          <table:table-cell table:style-name="ce1565"/>
          <table:table-cell table:style-name="ce1639"/>
          <table:table-cell table:style-name="ce1528" office:value-type="string" calcext:value-type="string">
            <text:p>70m</text:p>
          </table:table-cell>
          <table:table-cell table:number-columns-repeated="2" table:style-name="ce1528" office:value-type="float" office:value="4" calcext:value-type="float">
            <text:p>4</text:p>
          </table:table-cell>
          <table:table-cell table:style-name="ce1506" office:value-type="float" office:value="2" calcext:value-type="float">
            <text:p>2</text:p>
          </table:table-cell>
          <table:table-cell table:style-name="ce1642" office:value-type="float" office:value="9" calcext:value-type="float">
            <text:p>9</text:p>
          </table:table-cell>
          <table:table-cell table:style-name="ce1652" office:value-type="string" calcext:value-type="string">
            <text:p>hajítás</text:p>
          </table:table-cell>
          <table:table-cell table:style-name="ce167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Ramiera</text:p>
          </table:table-cell>
          <table:table-cell table:style-name="ce1504" office:value-type="string" calcext:value-type="string">
            <text:p>egykezes</text:p>
          </table:table-cell>
          <table:table-cell table:style-name="ce1531" office:value-type="float" office:value="0" calcext:value-type="float">
            <text:p>0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0m</text:p>
          </table:table-cell>
          <table:table-cell table:style-name="ce1531" office:value-type="float" office:value="7" calcext:value-type="float">
            <text:p>7</text:p>
          </table:table-cell>
          <table:table-cell table:style-name="ce1531" office:value-type="float" office:value="1" calcext:value-type="float">
            <text:p>1</text:p>
          </table:table-cell>
          <table:table-cell table:style-name="ce1504" office:value-type="float" office:value="1" calcext:value-type="float">
            <text:p>1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hajítás</text:p>
          </table:table-cell>
          <table:table-cell table:style-name="ce1673"/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Slan csillag</text:p>
          </table:table-cell>
          <table:table-cell table:style-name="ce1504" office:value-type="string" calcext:value-type="string">
            <text:p>egykezes</text:p>
          </table:table-cell>
          <table:table-cell table:style-name="ce1531" office:value-type="float" office:value="-5" calcext:value-type="float">
            <text:p>-5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5m</text:p>
          </table:table-cell>
          <table:table-cell table:style-name="ce1531" office:value-type="float" office:value="12" calcext:value-type="float">
            <text:p>12</text:p>
          </table:table-cell>
          <table:table-cell table:style-name="ce1531" office:value-type="float" office:value="3" calcext:value-type="float">
            <text:p>3</text:p>
          </table:table-cell>
          <table:table-cell table:style-name="ce1504" office:value-type="float" office:value="1" calcext:value-type="float">
            <text:p>1</text:p>
          </table:table-cell>
          <table:table-cell table:style-name="ce1643" office:value-type="float" office:value="4" calcext:value-type="float">
            <text:p>4</text:p>
          </table:table-cell>
          <table:table-cell table:style-name="ce1646" office:value-type="string" calcext:value-type="string">
            <text:p>hajítás</text:p>
          </table:table-cell>
          <table:table-cell table:style-name="ce1675"/>
          <table:table-cell table:number-columns-repeated="16369"/>
        </table:table-row>
        <table:table-row table:style-name="ro2">
          <table:table-cell table:style-name="ce1388"/>
          <table:table-cell table:style-name="ce1507" office:value-type="string" calcext:value-type="string">
            <text:p>Tőr</text:p>
          </table:table-cell>
          <table:table-cell table:style-name="ce1507" office:value-type="string" calcext:value-type="string">
            <text:p>egykezes</text:p>
          </table:table-cell>
          <table:table-cell table:style-name="ce1533" office:value-type="float" office:value="0" calcext:value-type="float">
            <text:p>0</text:p>
          </table:table-cell>
          <table:table-cell table:style-name="ce1533" office:value-type="string" calcext:value-type="string">
            <text:p>S</text:p>
          </table:table-cell>
          <table:table-cell table:style-name="ce1533" office:value-type="float" office:value="0" calcext:value-type="float">
            <text:p>0</text:p>
          </table:table-cell>
          <table:table-cell table:style-name="ce1568" table:number-columns-repeated="2"/>
          <table:table-cell table:style-name="ce1533" office:value-type="string" calcext:value-type="string">
            <text:p>10m</text:p>
          </table:table-cell>
          <table:table-cell table:style-name="ce1533" office:value-type="float" office:value="7" calcext:value-type="float">
            <text:p>7</text:p>
          </table:table-cell>
          <table:table-cell table:style-name="ce1533" office:value-type="float" office:value="2" calcext:value-type="float">
            <text:p>2</text:p>
          </table:table-cell>
          <table:table-cell table:style-name="ce1507" office:value-type="float" office:value="2" calcext:value-type="float">
            <text:p>2</text:p>
          </table:table-cell>
          <table:table-cell table:style-name="ce1645" office:value-type="float" office:value="6" calcext:value-type="float">
            <text:p>6</text:p>
          </table:table-cell>
          <table:table-cell table:style-name="ce1648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8">
          <table:table-cell table:style-name="ce1483" office:value-type="string" calcext:value-type="string">
            <text:p>Íjász lőfegyverek</text:p>
          </table:table-cell>
          <table:table-cell table:style-name="ce1502" office:value-type="string" calcext:value-type="string">
            <text:p>Rövid íj</text:p>
          </table:table-cell>
          <table:table-cell table:style-name="ce1502" office:value-type="string" calcext:value-type="string">
            <text:p>kétkezes</text:p>
          </table:table-cell>
          <table:table-cell table:style-name="ce1527" office:value-type="float" office:value="1" calcext:value-type="float">
            <text:p>1</text:p>
          </table:table-cell>
          <table:table-cell table:style-name="ce1527" office:value-type="string" calcext:value-type="string">
            <text:p>S</text:p>
          </table:table-cell>
          <table:table-cell table:style-name="ce1562" office:value-type="float" office:value="0" calcext:value-type="float">
            <text:p>0</text:p>
          </table:table-cell>
          <table:table-cell table:style-name="ce1570"/>
          <table:table-cell table:style-name="ce1637"/>
          <table:table-cell table:style-name="ce1527" office:value-type="string" calcext:value-type="string">
            <text:p>60m</text:p>
          </table:table-cell>
          <table:table-cell table:number-columns-repeated="2" table:style-name="ce1527" office:value-type="float" office:value="10" calcext:value-type="float">
            <text:p>10</text:p>
          </table:table-cell>
          <table:table-cell table:style-name="ce1502" office:value-type="float" office:value="3" calcext:value-type="float">
            <text:p>3</text:p>
          </table:table-cell>
          <table:table-cell table:style-name="ce1641" office:value-type="float" office:value="5" calcext:value-type="float">
            <text:p>5</text:p>
          </table:table-cell>
          <table:table-cell table:style-name="ce1646" office:value-type="string" calcext:value-type="string">
            <text:p>íjászat</text:p>
          </table:table-cell>
          <table:table-cell table:style-name="ce1678" office:value-type="string" calcext:value-type="string">
            <text:p>Az Erőbónusz csak akkor számít</text:p>
            <text:p>Ha az íj erre az Erő értékre lett tervezve!</text:p>
            <text:p><text:span text:style-name="T19">Erőbónusz max: +2</text:span></text:p>
          </table:table-cell>
          <table:table-cell table:number-columns-repeated="16369"/>
        </table:table-row>
        <table:table-row table:style-name="ro28">
          <table:table-cell/>
          <table:table-cell table:style-name="ce1504" office:value-type="string" calcext:value-type="string">
            <text:p>Hosszú íj</text:p>
          </table:table-cell>
          <table:table-cell table:style-name="ce1504" office:value-type="string" calcext:value-type="string">
            <text:p>kétkezes</text:p>
          </table:table-cell>
          <table:table-cell table:style-name="ce1531" office:value-type="float" office:value="3" calcext:value-type="float">
            <text:p>3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20m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12" calcext:value-type="float">
            <text:p>12</text:p>
          </table:table-cell>
          <table:table-cell table:style-name="ce1504" office:value-type="float" office:value="3" calcext:value-type="float">
            <text:p>3</text:p>
          </table:table-cell>
          <table:table-cell table:style-name="ce1643" office:value-type="float" office:value="7" calcext:value-type="float">
            <text:p>7</text:p>
          </table:table-cell>
          <table:table-cell table:style-name="ce1646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25">Erőbónusz max: +3</text:span></text:p>
          </table:table-cell>
          <table:table-cell table:number-columns-repeated="16369"/>
        </table:table-row>
        <table:table-row table:style-name="ro28">
          <table:table-cell/>
          <table:table-cell table:style-name="ce1504" office:value-type="string" calcext:value-type="string">
            <text:p>Visszacsapó íj</text:p>
          </table:table-cell>
          <table:table-cell table:style-name="ce1504" office:value-type="string" calcext:value-type="string">
            <text:p>kétkezes</text:p>
          </table:table-cell>
          <table:table-cell table:style-name="ce1531" office:value-type="float" office:value="4" calcext:value-type="float">
            <text:p>4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3" calcext:value-type="float">
            <text:p>3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60m</text:p>
          </table:table-cell>
          <table:table-cell table:style-name="ce1531" office:value-type="float" office:value="6" calcext:value-type="float">
            <text:p>6</text:p>
          </table:table-cell>
          <table:table-cell table:style-name="ce1531" office:value-type="float" office:value="10" calcext:value-type="float">
            <text:p>10</text:p>
          </table:table-cell>
          <table:table-cell table:style-name="ce1504" office:value-type="float" office:value="3" calcext:value-type="float">
            <text:p>3</text:p>
          </table:table-cell>
          <table:table-cell table:style-name="ce1643" office:value-type="float" office:value="7" calcext:value-type="float">
            <text:p>7</text:p>
          </table:table-cell>
          <table:table-cell table:style-name="ce1646" office:value-type="string" calcext:value-type="string">
            <text:p>íjászat</text:p>
          </table:table-cell>
          <table:table-cell table:style-name="ce1675" office:value-type="string" calcext:value-type="string">
            <text:p>Az Erőbónusz csak akkor számít</text:p>
            <text:p>Ha az íj erre az Erő értékre lett tervezve!</text:p>
            <text:p><text:span text:style-name="T25">Erőbónusz max: +4</text:span></text:p>
          </table:table-cell>
          <table:table-cell table:number-columns-repeated="16369"/>
        </table:table-row>
        <table:table-row table:style-name="ro29">
          <table:table-cell/>
          <table:table-cell table:style-name="ce1504" office:value-type="string" calcext:value-type="string">
            <text:p>Elf íj</text:p>
          </table:table-cell>
          <table:table-cell table:style-name="ce1504" office:value-type="string" calcext:value-type="string">
            <text:p>kétkezes</text:p>
          </table:table-cell>
          <table:table-cell table:style-name="ce1531" office:value-type="float" office:value="4" calcext:value-type="float">
            <text:p>4</text:p>
          </table:table-cell>
          <table:table-cell table:style-name="ce1531" office:value-type="string" calcext:value-type="string">
            <text:p>S</text:p>
          </table:table-cell>
          <table:table-cell table:style-name="ce1531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20m</text:p>
          </table:table-cell>
          <table:table-cell table:style-name="ce1531" office:value-type="float" office:value="8" calcext:value-type="float">
            <text:p>8</text:p>
          </table:table-cell>
          <table:table-cell table:style-name="ce1531" office:value-type="float" office:value="13" calcext:value-type="float">
            <text:p>13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6" calcext:value-type="float">
            <text:p>6</text:p>
          </table:table-cell>
          <table:table-cell table:style-name="ce1646" office:value-type="string" calcext:value-type="string">
            <text:p>íjászat</text:p>
          </table:table-cell>
          <table:table-cell table:style-name="ce167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5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06" office:value-type="string" calcext:value-type="string">
            <text:p>Fúvócső, kicsi</text:p>
          </table:table-cell>
          <table:table-cell table:style-name="ce1506" office:value-type="string" calcext:value-type="string">
            <text:p>egykezes</text:p>
          </table:table-cell>
          <table:table-cell table:style-name="ce1528" office:value-type="string" calcext:value-type="string">
            <text:p>spec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65"/>
          <table:table-cell table:style-name="ce1639"/>
          <table:table-cell table:style-name="ce1528" office:value-type="string" calcext:value-type="string">
            <text:p>16m</text:p>
          </table:table-cell>
          <table:table-cell table:style-name="ce1528" office:value-type="float" office:value="10" calcext:value-type="float">
            <text:p>10</text:p>
          </table:table-cell>
          <table:table-cell table:style-name="ce1528" office:value-type="float" office:value="8" calcext:value-type="float">
            <text:p>8</text:p>
          </table:table-cell>
          <table:table-cell table:style-name="ce1506" office:value-type="float" office:value="1" calcext:value-type="float">
            <text:p>1</text:p>
          </table:table-cell>
          <table:table-cell table:style-name="ce1642" office:value-type="float" office:value="8" calcext:value-type="float">
            <text:p>8</text:p>
          </table:table-cell>
          <table:table-cell table:style-name="ce1652" office:value-type="string" calcext:value-type="string">
            <text:p>íjászat</text:p>
          </table:table-cell>
          <table:table-cell table:style-name="ce167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90"/>
          <table:table-cell table:style-name="ce1506" office:value-type="string" calcext:value-type="string">
            <text:p>Fúvócső, vadász</text:p>
          </table:table-cell>
          <table:table-cell table:style-name="ce1506" office:value-type="string" calcext:value-type="string">
            <text:p>kétkezes</text:p>
          </table:table-cell>
          <table:table-cell table:style-name="ce1528" office:value-type="float" office:value="-10" calcext:value-type="float">
            <text:p>-10</text:p>
          </table:table-cell>
          <table:table-cell table:style-name="ce1528" office:value-type="string" calcext:value-type="string">
            <text:p>S</text:p>
          </table:table-cell>
          <table:table-cell table:style-name="ce1528" office:value-type="float" office:value="0" calcext:value-type="float">
            <text:p>0</text:p>
          </table:table-cell>
          <table:table-cell table:style-name="ce1565" table:number-columns-repeated="2"/>
          <table:table-cell table:style-name="ce1528" office:value-type="string" calcext:value-type="string">
            <text:p>30m</text:p>
          </table:table-cell>
          <table:table-cell table:style-name="ce1528" office:value-type="float" office:value="5" calcext:value-type="float">
            <text:p>5</text:p>
          </table:table-cell>
          <table:table-cell table:style-name="ce1528" office:value-type="float" office:value="10" calcext:value-type="float">
            <text:p>10</text:p>
          </table:table-cell>
          <table:table-cell table:style-name="ce1506" office:value-type="float" office:value="1" calcext:value-type="float">
            <text:p>1</text:p>
          </table:table-cell>
          <table:table-cell table:style-name="ce1642" office:value-type="float" office:value="9" calcext:value-type="float">
            <text:p>9</text:p>
          </table:table-cell>
          <table:table-cell table:style-name="ce1652" office:value-type="string" calcext:value-type="string">
            <text:p>íjászat</text:p>
          </table:table-cell>
          <table:table-cell table:style-name="ce1676"/>
          <table:table-cell table:style-name="ce1764" table:number-columns-repeated="241"/>
          <table:table-cell table:number-columns-repeated="16128"/>
        </table:table-row>
        <table:table-row table:style-name="ro2">
          <table:table-cell table:style-name="ce1483" office:value-type="string" calcext:value-type="string">
            <text:p>Lövész lőfegyverek</text:p>
          </table:table-cell>
          <table:table-cell table:style-name="ce1502" office:value-type="string" calcext:value-type="string">
            <text:p>Kézi nyílpuska</text:p>
          </table:table-cell>
          <table:table-cell table:style-name="ce1502" office:value-type="string" calcext:value-type="string">
            <text:p>egykezes</text:p>
          </table:table-cell>
          <table:table-cell table:style-name="ce1502" office:value-type="float" office:value="0" calcext:value-type="float">
            <text:p>0</text:p>
          </table:table-cell>
          <table:table-cell table:style-name="ce1502" office:value-type="string" calcext:value-type="string">
            <text:p>S</text:p>
          </table:table-cell>
          <table:table-cell table:style-name="ce1502" office:value-type="float" office:value="0" calcext:value-type="float">
            <text:p>0</text:p>
          </table:table-cell>
          <table:table-cell table:style-name="ce1563"/>
          <table:table-cell table:style-name="ce1637"/>
          <table:table-cell table:style-name="ce1527" office:value-type="string" calcext:value-type="string">
            <text:p>20m</text:p>
          </table:table-cell>
          <table:table-cell table:style-name="ce1502" office:value-type="float" office:value="8" calcext:value-type="float">
            <text:p>8</text:p>
          </table:table-cell>
          <table:table-cell table:style-name="ce1502" office:value-type="float" office:value="10" calcext:value-type="float">
            <text:p>10</text:p>
          </table:table-cell>
          <table:table-cell table:style-name="ce1502" office:value-type="float" office:value="3" calcext:value-type="float">
            <text:p>3</text:p>
          </table:table-cell>
          <table:table-cell table:style-name="ce1641" office:value-type="float" office:value="9" calcext:value-type="float">
            <text:p>9</text:p>
          </table:table-cell>
          <table:table-cell table:style-name="ce1646" office:value-type="string" calcext:value-type="string">
            <text:p>lövészet</text:p>
          </table:table-cell>
          <table:table-cell table:style-name="ce167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7">
          <table:table-cell/>
          <table:table-cell table:style-name="ce1504" office:value-type="string" calcext:value-type="string">
            <text:p>Nyílpuska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6" calcext:value-type="float">
            <text:p>6</text:p>
          </table:table-cell>
          <table:table-cell table:style-name="ce1504" office:value-type="string" calcext:value-type="string">
            <text:p>S</text:p>
          </table:table-cell>
          <table:table-cell table:style-name="ce1531" office:value-type="float" office:value="8" calcext:value-type="float">
            <text:p>8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50m</text:p>
          </table:table-cell>
          <table:table-cell table:style-name="ce1504" office:value-type="float" office:value="4" calcext:value-type="float">
            <text:p>4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12" calcext:value-type="float">
            <text:p>12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Nehéz nyílpuska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string" calcext:value-type="string">
            <text:p>S</text:p>
          </table:table-cell>
          <table:table-cell table:style-name="ce1531" office:value-type="float" office:value="15" calcext:value-type="float">
            <text:p>15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80m</text:p>
          </table:table-cell>
          <table:table-cell table:style-name="ce1504" office:value-type="float" office:value="1" calcext:value-type="float">
            <text:p>1</text:p>
          </table:table-cell>
          <table:table-cell table:style-name="ce1504" office:value-type="float" office:value="16" calcext:value-type="float">
            <text:p>16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15" calcext:value-type="float">
            <text:p>15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7">
          <table:table-cell/>
          <table:table-cell table:style-name="ce1504" office:value-type="string" calcext:value-type="string">
            <text:p>Shadoni páncéltörő</text:p>
          </table:table-cell>
          <table:table-cell table:style-name="ce1504" office:value-type="string" calcext:value-type="string">
            <text:p>kétkezes</text:p>
          </table:table-cell>
          <table:table-cell table:style-name="ce1504" office:value-type="float" office:value="20" calcext:value-type="float">
            <text:p>20</text:p>
          </table:table-cell>
          <table:table-cell table:style-name="ce1504" office:value-type="string" calcext:value-type="string">
            <text:p>Z</text:p>
          </table:table-cell>
          <table:table-cell table:style-name="ce1531" office:value-type="float" office:value="20" calcext:value-type="float">
            <text:p>2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120m</text:p>
          </table:table-cell>
          <table:table-cell table:number-columns-repeated="2" table:style-name="ce1504" office:value-type="float" office:value="0" calcext:value-type="float">
            <text:p>0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string" calcext:value-type="string">
            <text:p>-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04" office:value-type="string" calcext:value-type="string">
            <text:p>Kharei nyílpuska</text:p>
          </table:table-cell>
          <table:table-cell table:style-name="ce1504" office:value-type="string" calcext:value-type="string">
            <text:p>egykezes</text:p>
          </table:table-cell>
          <table:table-cell table:style-name="ce1504" office:value-type="float" office:value="3" calcext:value-type="float">
            <text:p>3</text:p>
          </table:table-cell>
          <table:table-cell table:style-name="ce1504" office:value-type="string" calcext:value-type="string">
            <text:p>S</text:p>
          </table:table-cell>
          <table:table-cell table:style-name="ce1504" office:value-type="float" office:value="0" calcext:value-type="float">
            <text:p>0</text:p>
          </table:table-cell>
          <table:table-cell table:style-name="ce1566"/>
          <table:table-cell table:style-name="ce1637"/>
          <table:table-cell table:style-name="ce1531" office:value-type="string" calcext:value-type="string">
            <text:p>50m</text:p>
          </table:table-cell>
          <table:table-cell table:style-name="ce1504" office:value-type="float" office:value="5" calcext:value-type="float">
            <text:p>5</text:p>
          </table:table-cell>
          <table:table-cell table:style-name="ce1504" office:value-type="float" office:value="14" calcext:value-type="float">
            <text:p>14</text:p>
          </table:table-cell>
          <table:table-cell table:style-name="ce1504" office:value-type="float" office:value="4" calcext:value-type="float">
            <text:p>4</text:p>
          </table:table-cell>
          <table:table-cell table:style-name="ce1643" office:value-type="float" office:value="5" calcext:value-type="float">
            <text:p>5</text:p>
          </table:table-cell>
          <table:table-cell table:style-name="ce1646" office:value-type="string" calcext:value-type="string">
            <text:p>lövészet</text:p>
          </table:table-cell>
          <table:table-cell table:style-name="ce1673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7">
          <table:table-cell table:style-name="ce1388"/>
          <table:table-cell table:style-name="ce1507" office:value-type="string" calcext:value-type="string">
            <text:p>Aquir nyílpuska</text:p>
          </table:table-cell>
          <table:table-cell table:style-name="ce1507" office:value-type="string" calcext:value-type="string">
            <text:p>egykezes</text:p>
          </table:table-cell>
          <table:table-cell table:style-name="ce1507" office:value-type="string" calcext:value-type="string">
            <text:p>halál / +6</text:p>
          </table:table-cell>
          <table:table-cell table:style-name="ce1507" office:value-type="string" calcext:value-type="string">
            <text:p>S</text:p>
          </table:table-cell>
          <table:table-cell table:style-name="ce1507" office:value-type="float" office:value="20" calcext:value-type="float">
            <text:p>20</text:p>
          </table:table-cell>
          <table:table-cell table:style-name="ce1568" table:number-columns-repeated="2"/>
          <table:table-cell table:style-name="ce1533" office:value-type="string" calcext:value-type="string">
            <text:p>50m</text:p>
          </table:table-cell>
          <table:table-cell table:style-name="ce1507" office:value-type="float" office:value="8" calcext:value-type="float">
            <text:p>8</text:p>
          </table:table-cell>
          <table:table-cell table:style-name="ce1507" office:value-type="float" office:value="16" calcext:value-type="float">
            <text:p>16</text:p>
          </table:table-cell>
          <table:table-cell table:style-name="ce1507" office:value-type="float" office:value="4" calcext:value-type="float">
            <text:p>4</text:p>
          </table:table-cell>
          <table:table-cell table:style-name="ce1645" office:value-type="float" office:value="6" calcext:value-type="float">
            <text:p>6</text:p>
          </table:table-cell>
          <table:table-cell table:style-name="ce1648" office:value-type="string" calcext:value-type="string">
            <text:p>lövészet</text:p>
          </table:table-cell>
          <table:table-cell table:style-name="ce1681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681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479"/>
          <table:table-cell table:number-columns-repeated="12"/>
          <table:table-cell table:style-name="ce685"/>
          <table:table-cell table:number-columns-repeated="16370"/>
        </table:table-row>
        <table:table-row table:style-name="ro2">
          <table:table-cell table:number-columns-repeated="13"/>
          <table:table-cell table:style-name="ce685"/>
          <table:table-cell table:number-columns-repeated="16370"/>
        </table:table-row>
        <table:table-row table:style-name="ro2">
          <table:table-cell table:number-columns-repeated="2"/>
          <table:table-cell table:style-name="ce1523"/>
          <table:table-cell table:number-columns-repeated="10"/>
          <table:table-cell table:style-name="ce68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8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0" table:default-cell-style-name="ce1478"/>
        <table:table-column table:style-name="co61" table:default-cell-style-name="ce1481"/>
        <table:table-column table:style-name="co62" table:default-cell-style-name="ce1478"/>
        <table:table-column table:style-name="co61" table:default-cell-style-name="ce1481"/>
        <table:table-column table:style-name="co63" table:default-cell-style-name="ce1478"/>
        <table:table-column table:style-name="co64" table:default-cell-style-name="ce1515"/>
        <table:table-column table:style-name="co65" table:default-cell-style-name="ce1478"/>
        <table:table-column table:style-name="co66" table:default-cell-style-name="ce1530"/>
        <table:table-column table:style-name="co67" table:default-cell-style-name="ce1478"/>
        <table:table-column table:style-name="co68" table:default-cell-style-name="ce1481"/>
        <table:table-column table:style-name="co14" table:number-columns-repeated="16374" table:default-cell-style-name="ce1478"/>
        <table:table-row table:style-name="ro3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485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485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71" office:value-type="string" calcext:value-type="string">
            <text:p><text:span text:style-name="T27">➖➖ </text:span><text:span text:style-name="T28">Harcmodorok </text:span><text:span text:style-name="T29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64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8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">
          <table:table-cell table:style-name="ce1771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3" table:content-validation-name="val179" office:value-type="string" calcext:value-type="string">
            <text:p><text:span text:style-name="T33"><text:a xlink:href="https://github.com/kaktusztea/km100/blob/master/md/kepzettsegek/szakma.md" xlink:type="simple">Szakma</text:a></text:span><text:span text:style-name="T33"> 🔁</text:span></text:p>
          </table:table-cell>
          <table:table-cell table:style-name="ce1413" table:formula="of:=COUNTA([.C$5:.C$25])" office:value-type="float" office:value="21" calcext:value-type="float">
            <text:p>21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/>
          <table:table-cell table:style-name="Default"/>
          <table:table-cell table:style-name="ce1466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span text:style-name="T33"><text:a xlink:href="https://github.com/kaktusztea/km100/blob/master/md/kepzettsegek/osi_nyelv_ismerete.md" xlink:type="simple">Ősi nyelv ismerete</text:a></text:span><text:span text:style-name="T33"> 🔁</text:span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5]+[.B62]" office:value-type="float" office:value="71" calcext:value-type="float">
            <text:p>71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number-columns-repeated="2"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span text:style-name="T27">➖➖ </text:span><text:span text:style-name="T28">Mágia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1">
          <table:table-cell table:style-name="ce1771" office:value-type="string" calcext:value-type="string">
            <text:p><text:span text:style-name="T27">➖➖ </text:span><text:span text:style-name="T28">Anyag szféra </text:span><text:span text:style-name="T29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9" table:default-cell-style-name="ce1818"/>
        <table:table-column table:style-name="co70" table:default-cell-style-name="ce1844"/>
        <table:table-column table:style-name="co71" table:default-cell-style-name="ce1818"/>
        <table:table-column table:style-name="co72" table:default-cell-style-name="ce1870"/>
        <table:table-column table:style-name="co14" table:default-cell-style-name="ce1818"/>
        <table:table-column table:style-name="co73" table:default-cell-style-name="ce1818"/>
        <table:table-column table:style-name="co74" table:default-cell-style-name="ce1818"/>
        <table:table-column table:style-name="co75" table:default-cell-style-name="ce1875"/>
        <table:table-column table:style-name="co76" table:default-cell-style-name="ce1818"/>
        <table:table-column table:style-name="co77" table:default-cell-style-name="ce1818"/>
        <table:table-column table:style-name="co78" table:default-cell-style-name="ce1818"/>
        <table:table-column table:style-name="co79" table:default-cell-style-name="ce1818"/>
        <table:table-column table:style-name="co80" table:default-cell-style-name="ce1818"/>
        <table:table-column table:style-name="co81" table:default-cell-style-name="ce1818"/>
        <table:table-column table:style-name="co14" table:number-columns-repeated="16370" table:default-cell-style-name="ce1818"/>
        <table:table-row table:style-name="ro3">
          <table:table-cell table:style-name="ce181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36"/>
          <table:covered-table-cell table:style-name="ce1868"/>
          <table:covered-table-cell table:style-name="ce1869"/>
          <table:covered-table-cell table:number-columns-repeated="3" table:style-name="ce1868"/>
          <table:covered-table-cell table:style-name="ce1874"/>
          <table:covered-table-cell table:number-columns-repeated="5" table:style-name="ce186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19" office:value-type="string" calcext:value-type="string">
            <text:p>Általános fortélyok</text:p>
          </table:table-cell>
          <table:table-cell table:style-name="ce1861" office:value-type="string" calcext:value-type="string">
            <text:p>Max fok</text:p>
          </table:table-cell>
          <table:table-cell/>
          <table:table-cell table:style-name="ce1819" office:value-type="string" calcext:value-type="string">
            <text:p>Nyelvek</text:p>
          </table:table-cell>
          <table:table-cell table:style-name="ce1871" office:value-type="string" calcext:value-type="string">
            <text:p>Rövidítés</text:p>
          </table:table-cell>
          <table:table-cell/>
          <table:table-cell table:style-name="ce1871" office:value-type="string" calcext:value-type="string">
            <text:p>Szabad Hátterek</text:p>
          </table:table-cell>
          <table:table-cell table:style-name="ce1876"/>
          <table:table-cell/>
          <table:table-cell table:style-name="ce1871" office:value-type="string" calcext:value-type="string">
            <text:p>Kiemelt Hátterek</text:p>
          </table:table-cell>
          <table:table-cell/>
          <table:table-cell table:style-name="ce1871" office:value-type="string" calcext:value-type="string">
            <text:p>Leíró Hátterek</text:p>
          </table:table-cell>
          <table:table-cell/>
          <table:table-cell table:style-name="ce187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23"/>
          <table:table-cell table:style-name="ce1861"/>
          <table:table-cell table:number-columns-repeated="4"/>
          <table:table-cell table:style-name="ce1823"/>
          <table:table-cell table:style-name="ce1877"/>
          <table:table-cell/>
          <table:table-cell table:style-name="Default"/>
          <table:table-cell/>
          <table:table-cell table:style-name="Default"/>
          <table:table-cell table:number-columns-repeated="16372"/>
        </table:table-row>
        <table:table-row table:style-name="ro6">
          <table:table-cell office:value-type="string" calcext:value-type="string">
            <text:p>➖➖➖ Érzék ➖➖➖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7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872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ce1872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83" office:value-type="string" calcext:value-type="string">
            <text:p><text:span text:style-name="T27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8" office:value-type="string" calcext:value-type="string">
            <text:p>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72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78" office:value-type="string" calcext:value-type="string">
            <text:p>Harci anatómia fortély, Különleges faj fortély</text:p>
          </table:table-cell>
          <table:table-cell/>
          <table:table-cell table:style-name="ce1872" office:value-type="string" calcext:value-type="string">
            <text:p><text:span text:style-name="T38"><text:a xlink:href="https://github.com/kaktusztea/km100/blob/master/md/hatterek.szabad/nyelvismeret.md" xlink:type="simple">Nyelvismeret</text:a></text:span><text:span text:style-name="T38"> 🔁</text:span></text:p>
          </table:table-cell>
          <table:table-cell/>
          <table:table-cell table:style-name="ce1872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71" office:value-type="string" calcext:value-type="string">
            <text:p>Faj Hátterek</text:p>
          </table:table-cell>
          <table:table-cell/>
          <table:table-cell table:style-name="ce1872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8" office:value-type="string" calcext:value-type="string">
            <text:p>Érzékenység Tulajdonságodat segíti ízlelés esetén</text:p>
          </table:table-cell>
          <table:table-cell/>
          <table:table-cell table:style-name="ce1823"/>
          <table:table-cell/>
          <table:table-cell table:style-name="ce1872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8" office:value-type="string" calcext:value-type="string">
            <text:p>Érzékenység Tulajdonságodat segíti tapintás esetén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72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">
          <table:table-cell table:style-name="ce1835" office:value-type="string" calcext:value-type="string">
            <text:p>➖➖➖ Általános ➖➖➖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2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8" office:value-type="string" calcext:value-type="string">
            <text:p>Befolyásolás, Emberismeret, Nyomozás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2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872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8" office:value-type="string" calcext:value-type="string">
            <text:p>Nyomozás, Történelemismeret, 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2" office:value-type="string" calcext:value-type="string">
            <text:p>Gondoskodó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2" office:value-type="string" calcext:value-type="string">
            <text:p>Gyáva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8" office:value-type="string" calcext:value-type="string">
            <text:p>Nyomozás, Szakma: hivatalnok, Történelemismeret, 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2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72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8" office:value-type="string" calcext:value-type="string">
            <text:p>Lovaglás, Léglovaglás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72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66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72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8" office:value-type="string" calcext:value-type="string">
            <text:p>Nyomozás, Szakma: hivatalnok, Történelemismeret, Tudományok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72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ce1872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72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8" office:value-type="string" calcext:value-type="string">
            <text:p>Képzőművészet, Művészetismeret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72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8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Precíz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8" office:value-type="string" calcext:value-type="string">
            <text:p>Természetjárás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Rend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Tériszony</text:p>
          </table:table-cell>
          <table:table-cell table:number-columns-repeated="16372"/>
        </table:table-row>
        <table:table-row table:style-name="ro6">
          <table:table-cell table:style-name="ce182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83" office:value-type="string" calcext:value-type="string">
            <text:p><text:span text:style-name="T27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Alacsony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table:style-name="ce1818" office:value-type="string" calcext:value-type="string">
            <text:p><text:span text:style-name="T27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6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8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Divatos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8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Jóképű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Kövér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Magas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Rusnya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<text:span text:style-name="T34">➖➖➖ Tudományos ➖➖➖</text:span>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8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Sánta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96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8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72" office:value-type="string" calcext:value-type="string">
            <text:p>Sebhelyes</text:p>
          </table:table-cell>
          <table:table-cell table:number-columns-repeated="16372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73" table:formula="of:=COUNTA([.G6:.G37])" office:value-type="float" office:value="32" calcext:value-type="float">
            <text:p>32</text:p>
          </table:table-cell>
          <table:table-cell table:style-name="ce1878"/>
          <table:table-cell/>
          <table:table-cell table:style-name="Default"/>
          <table:table-cell/>
          <table:table-cell table:style-name="ce1872" office:value-type="string" calcext:value-type="string">
            <text:p>Vékony</text:p>
          </table:table-cell>
          <table:table-cell table:number-columns-repeated="16372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7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 table:style-name="ce1879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1871" office:value-type="string" calcext:value-type="string">
            <text:p>Kultúrkör Szabad Háttérek</text:p>
          </table:table-cell>
          <table:table-cell table:style-name="ce1876"/>
          <table:table-cell/>
          <table:table-cell table:style-name="Default"/>
          <table:table-cell table:number-columns-repeated="16374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3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4">➖➖➖ Szociális ➖➖➖</text:span></text:p>
          </table:table-cell>
          <table:table-cell table:style-name="ce1862" office:value-type="float" office:value="0" calcext:value-type="float">
            <text:p>0</text:p>
          </table:table-cell>
          <table:table-cell/>
          <table:table-cell table:style-name="ce1818" office:value-type="string" calcext:value-type="string">
            <text:p><text:span text:style-name="T27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1872" office:value-type="string" calcext:value-type="string">
            <text:p>toron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72" office:value-type="string" calcext:value-type="string">
            <text:p>pyarron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72" office:value-type="string" calcext:value-type="string">
            <text:p>shadon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ce182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72" office:value-type="string" calcext:value-type="string">
            <text:p>krán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Default" table:formula="of:=COUNTA([.A5:.A45])-4" office:value-type="float" office:value="37" calcext:value-type="float">
            <text:p>37</text:p>
          </table:table-cell>
          <table:table-cell table:style-name="ce1466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72" office:value-type="string" calcext:value-type="string">
            <text:p>ibarai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Default"/>
          <table:table-cell table:style-name="ce1466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72" office:value-type="string" calcext:value-type="string">
            <text:p>törpe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Default"/>
          <table:table-cell table:style-name="ce1466"/>
          <table:table-cell/>
          <table:table-cell table:style-name="ce1818" office:value-type="string" calcext:value-type="string">
            <text:p><text:span text:style-name="T27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ce1872" office:value-type="string" calcext:value-type="string">
            <text:p>erv</text:p>
          </table:table-cell>
          <table:table-cell table:style-name="ce1880"/>
          <table:table-cell table:number-columns-repeated="16376"/>
        </table:table-row>
        <table:table-row table:style-name="ro2">
          <table:table-cell table:style-name="Default"/>
          <table:table-cell table:style-name="ce1466"/>
          <table:table-cell table:style-name="Default"/>
          <table:table-cell table:style-name="ce1818" office:value-type="string" calcext:value-type="string">
            <text:p>Harc/klán nyelv</text:p>
          </table:table-cell>
          <table:table-cell table:number-columns-repeated="2"/>
          <table:table-cell table:style-name="ce1872" office:value-type="string" calcext:value-type="string">
            <text:p>elf</text:p>
          </table:table-cell>
          <table:table-cell table:style-name="ce1881"/>
          <table:table-cell table:number-columns-repeated="16376"/>
        </table:table-row>
        <table:table-row table:style-name="ro2">
          <table:table-cell table:style-name="Default"/>
          <table:table-cell table:style-name="ce1466"/>
          <table:table-cell table:style-name="Default"/>
          <table:table-cell table:style-name="ce181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1819" office:value-type="string" calcext:value-type="string">
            <text:p>Harci fortélyok</text:p>
          </table:table-cell>
          <table:table-cell table:style-name="ce1466"/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1">
          <table:table-cell table:style-name="ce1771" office:value-type="string" calcext:value-type="string">
            <text:p><text:span text:style-name="T30">➖➖ Kiemelt</text:span><text:span text:style-name="T31"> </text:span><text:span text:style-name="T32">➖➖</text:span></text:p>
          </table:table-cell>
          <table:table-cell table:number-columns-repeated="5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0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ce1872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7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6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66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3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81"/>
          <table:table-cell table:number-columns-repeated="16376"/>
        </table:table-row>
        <table:table-row table:style-name="ro2">
          <table:table-cell table:style-name="ce96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6377"/>
        </table:table-row>
        <table:table-row table:style-name="ro2">
          <table:table-cell table:formula="of:=COUNTA([.A62:.A101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84" office:value-type="string" calcext:value-type="string">
            <text:p>Karakter pontok (KP) elosztása </text:p>
          </table:table-cell>
          <table:table-cell table:style-name="ce1884"/>
          <table:table-cell table:number-columns-repeated="16382"/>
        </table:table-row>
        <table:table-row table:style-name="ro25">
          <table:table-cell/>
          <table:table-cell table:style-name="ce1885" office:value-type="string" calcext:value-type="string">
            <text:p>→ KP = 100 + (T.sz  x (45 + Intelligencia))  + (T.sz. X (20 + Emlékezet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885"/>
          <table:table-cell table:number-columns-repeated="16382"/>
        </table:table-row>
        <table:table-row table:style-name="ro31">
          <table:table-cell/>
          <table:table-cell table:style-name="ce188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885"/>
          <table:table-cell table:number-columns-repeated="16382"/>
        </table:table-row>
        <table:table-row table:style-name="ro31">
          <table:table-cell/>
          <table:table-cell table:style-name="ce188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85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885"/>
          <table:table-cell table:number-columns-repeated="16382"/>
        </table:table-row>
        <table:table-row table:style-name="ro31">
          <table:table-cell/>
          <table:table-cell table:style-name="ce1885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85"/>
          <table:table-cell table:number-columns-repeated="16382"/>
        </table:table-row>
        <table:table-row table:style-name="ro25">
          <table:table-cell table:style-name="ce1884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4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4" table:default-cell-style-name="ce352"/>
        <table:table-column table:style-name="co14" table:number-columns-repeated="16383" table:default-cell-style-name="ce352"/>
        <table:table-row table:style-name="ro1">
          <table:table-cell table:style-name="ce1886" office:value-type="string" calcext:value-type="string">
            <text:p>V8.6.1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Fegyvertáblázat képleteinek egyszerűsítése (amennyire lehet)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épzettséglista szinkronizálás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P költések minden kategóriára annak fejlécében számolva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Misztikus KP költés szétbontva (képzettség, fortély)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Mf fok és KP számítás bemozgatva a harci fortélyok alá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rengeteg apró javítás</text:p>
          </table:table-cell>
          <table:table-cell table:style-name="Default"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6.0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P javadalmazás és költségek mind leosztva 2,5-tel. Hangolás képzettségek KP igényein.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Data fül teljes átrendezése</text:p>
          </table:table-cell>
          <table:table-cell table:style-name="Default"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5.1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TÉ csökkenés számolása sebesülés táblázatnál javítva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Páncélok, vértek táblázat átrendezve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MGT csökkenés automatikusan számítva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ultúrkör felvehető: Szint/2 (felfele kerekítve)</text:p>
          </table:table-cell>
          <table:table-cell table:style-name="Default"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5.0 – 1K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Átfogó, Átlagos kategóriák megszűntek.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Hátterek átalakítása SzP oszlopokkal, Kiterjesztés oszlop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Harci fortélyok legördülőből választható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KP Alap: 250, KP/Szint: 120, Szekunder KP/Szint: 50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Ha egy képzettség szintje 0, akkor szürke a szám</text:p>
          </table:table-cell>
          <table:table-cell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Aura Alap: új képlet: Tsz+Önuralom</text:p>
          </table:table-cell>
          <table:table-cell table:number-columns-repeated="16383"/>
        </table:table-row>
        <table:table-row table:style-name="ro2">
          <table:table-cell table:style-name="ce1887"/>
          <table:table-cell table:style-name="Default" table:number-columns-repeated="16383"/>
        </table:table-row>
        <table:table-row table:style-name="ro1">
          <table:table-cell table:style-name="ce1886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Zenélés újra képzettség (Hangszercsoportok: Szabad Hátterek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2">
          <table:table-cell table:style-name="ce1887" office:value-type="string" calcext:value-type="string">
            <text:p>* Hamisítás képzettség bekötve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akma list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3.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örténelemismeret: Átfogó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űveltség: Átlagos (új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P táblázat bekerült a Harcértékek fülre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önnyű képzettségek megszűntek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Nyelvismeret (ingyenes) táblázat bekerült -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ortélylista fülre nyelvek, hátterek listáj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pzettségek listájának szinkronizálása. Rengeteg képzettség megszűnt, Szabad Háttér lett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6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4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3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86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2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2.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1.1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ax szint: 21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 Alap: 15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1.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0.5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0.1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8.0.0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.3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.2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.1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2">
          <table:table-cell table:style-name="ce188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87"/>
          <table:table-cell table:number-columns-repeated="16383"/>
        </table:table-row>
        <table:table-row table:style-name="ro1">
          <table:table-cell table:style-name="ce1886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90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93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<text:span text:style-name="T1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88" office:value-type="string" calcext:value-type="string">
            <text:p>* <text:span text:style-name="T19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94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5">
          <table:table-cell table:style-name="ce18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9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92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2"> </text:span><text:span text:style-name="T46">→</text:span><text:span text:style-name="T12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2">  </text:span><text:span text:style-name="T46">→</text:span><text:span text:style-name="T12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2">  </text:span><text:span text:style-name="T46">→</text:span><text:span text:style-name="T12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2">  </text:span><text:span text:style-name="T46">→</text:span><text:span text:style-name="T12"> Külső</text:span></text:p>
          </table:table-cell>
          <table:table-cell table:number-columns-repeated="16383"/>
        </table:table-row>
        <table:table-row table:style-name="ro2">
          <table:table-cell table:style-name="ce1888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88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9</text:p>
          </table:table-cell>
          <table:table-cell table:number-columns-repeated="16383"/>
        </table:table-row>
        <table:table-row table:style-name="ro35">
          <table:table-cell table:style-name="ce18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91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8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99"/>
          <table:table-cell table:number-columns-repeated="16383"/>
        </table:table-row>
        <table:table-row table:style-name="ro2">
          <table:table-cell table:style-name="ce1889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9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89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91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9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89" office:value-type="string" calcext:value-type="string">
            <text:p>v2.3</text:p>
          </table:table-cell>
          <table:table-cell table:number-columns-repeated="16383"/>
        </table:table-row>
        <table:table-row table:style-name="ro35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3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table:table-column table:style-name="co85" table:default-cell-style-name="ce1818"/>
        <table:table-column table:style-name="co86" table:default-cell-style-name="ce1610"/>
        <table:table-column table:style-name="co87" table:default-cell-style-name="ce1818"/>
        <table:table-column table:style-name="co88" table:default-cell-style-name="ce1818"/>
        <table:table-column table:style-name="co87" table:default-cell-style-name="ce1818"/>
        <table:table-column table:style-name="co89" table:default-cell-style-name="ce1818"/>
        <table:table-column table:style-name="co90" table:default-cell-style-name="ce1818"/>
        <table:table-column table:style-name="co91" table:default-cell-style-name="ce1818"/>
        <table:table-column table:style-name="co92" table:default-cell-style-name="ce1818"/>
        <table:table-column table:style-name="co93" table:default-cell-style-name="ce1818"/>
        <table:table-column table:style-name="co94" table:default-cell-style-name="ce1818"/>
        <table:table-column table:style-name="co95" table:default-cell-style-name="ce1818"/>
        <table:table-column table:style-name="co96" table:default-cell-style-name="ce1818"/>
        <table:table-column table:style-name="co97" table:number-columns-repeated="3" table:default-cell-style-name="ce1818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1466"/>
        <table:table-column table:style-name="co100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43"/>
          <table:covered-table-cell table:style-name="ce1750"/>
          <table:covered-table-cell table:number-columns-repeated="6" table:style-name="ce1743"/>
          <table:covered-table-cell table:number-columns-repeated="3" table:style-name="ce1780"/>
          <table:covered-table-cell table:style-name="ce174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43"/>
          <table:table-cell table:style-name="ce1750"/>
          <table:table-cell table:style-name="ce1743" table:number-columns-repeated="6"/>
          <table:table-cell table:style-name="ce1780" table:number-columns-repeated="3"/>
          <table:table-cell table:style-name="ce174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761" office:value-type="string" calcext:value-type="string">
            <text:p>Szint</text:p>
          </table:table-cell>
          <table:table-cell table:style-name="ce1761" office:value-type="string" calcext:value-type="string" table:number-columns-spanned="2" table:number-rows-spanned="1">
            <text:p>KP</text:p>
          </table:table-cell>
          <table:covered-table-cell table:style-name="ce176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3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97"/>
          <table:table-cell table:style-name="ce1615" office:value-type="string" calcext:value-type="string">
            <text:p>KP Alap</text:p>
          </table:table-cell>
          <table:table-cell table:style-name="ce1690" office:value-type="float" office:value="100" calcext:value-type="float">
            <text:p>10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250" office:value-type="float" office:value="1" calcext:value-type="float">
            <text:p>1</text:p>
          </table:table-cell>
          <table:table-cell table:style-name="ce1655" office:value-type="float" office:value="3" calcext:value-type="float">
            <text:p>3</text:p>
          </table:table-cell>
          <table:table-cell table:style-name="ce1272" table:formula="of:=[.J6]" office:value-type="float" office:value="3" calcext:value-type="float">
            <text:p>+3KP</text:p>
          </table:table-cell>
          <table:table-cell table:style-name="ce1844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3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2">
          <table:table-cell table:style-name="Default"/>
          <table:table-cell table:style-name="ce1615" office:value-type="string" calcext:value-type="string">
            <text:p>KP/Szint</text:p>
          </table:table-cell>
          <table:table-cell table:style-name="ce1690" office:value-type="float" office:value="45" calcext:value-type="float">
            <text:p>45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250" office:value-type="float" office:value="2" calcext:value-type="float">
            <text:p>2</text:p>
          </table:table-cell>
          <table:table-cell table:style-name="ce1655" office:value-type="float" office:value="4" calcext:value-type="float">
            <text:p>4</text:p>
          </table:table-cell>
          <table:table-cell table:style-name="ce1272" table:formula="of:=[.J7]-[.J6]" office:value-type="float" office:value="1" calcext:value-type="float">
            <text:p>+1KP</text:p>
          </table:table-cell>
          <table:table-cell table:style-name="ce1844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18" table:number-columns-repeated="5"/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9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655" office:value-type="float" office:value="6" calcext:value-type="float">
            <text:p>6</text:p>
          </table:table-cell>
          <table:table-cell table:style-name="ce1272" table:formula="of:=[.J8]-[.J7]" office:value-type="float" office:value="2" calcext:value-type="float">
            <text:p>+2KP</text:p>
          </table:table-cell>
          <table:table-cell table:style-name="ce1844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97"/>
          <table:table-cell table:style-name="ce1250" office:value-type="float" office:value="4" calcext:value-type="float">
            <text:p>4</text:p>
          </table:table-cell>
          <table:table-cell table:style-name="ce1655" office:value-type="float" office:value="9" calcext:value-type="float">
            <text:p>9</text:p>
          </table:table-cell>
          <table:table-cell table:style-name="ce1272" table:formula="of:=[.J9]-[.J8]" office:value-type="float" office:value="3" calcext:value-type="float">
            <text:p>+3KP</text:p>
          </table:table-cell>
          <table:table-cell table:style-name="ce1844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40" office:value-type="string" calcext:value-type="string">
            <text:p>Fok</text:p>
          </table:table-cell>
          <table:table-cell table:style-name="ce1740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97"/>
          <table:table-cell table:style-name="ce1250" office:value-type="float" office:value="5" calcext:value-type="float">
            <text:p>5</text:p>
          </table:table-cell>
          <table:table-cell table:style-name="ce1655" office:value-type="float" office:value="13" calcext:value-type="float">
            <text:p>13</text:p>
          </table:table-cell>
          <table:table-cell table:style-name="ce1272" table:formula="of:=[.J10]-[.J9]" office:value-type="float" office:value="4" calcext:value-type="float">
            <text:p>+4KP</text:p>
          </table:table-cell>
          <table:table-cell table:style-name="ce1844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41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9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655" office:value-type="float" office:value="18" calcext:value-type="float">
            <text:p>18</text:p>
          </table:table-cell>
          <table:table-cell table:style-name="ce1272" table:formula="of:=[.J11]-[.J10]" office:value-type="float" office:value="5" calcext:value-type="float">
            <text:p>+5KP</text:p>
          </table:table-cell>
          <table:table-cell table:style-name="ce1844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97"/>
          <table:table-cell table:style-name="ce1250" office:value-type="float" office:value="7" calcext:value-type="float">
            <text:p>7</text:p>
          </table:table-cell>
          <table:table-cell table:style-name="ce1655" office:value-type="float" office:value="24" calcext:value-type="float">
            <text:p>24</text:p>
          </table:table-cell>
          <table:table-cell table:style-name="ce1272" table:formula="of:=[.J12]-[.J11]" office:value-type="float" office:value="6" calcext:value-type="float">
            <text:p>+6KP</text:p>
          </table:table-cell>
          <table:table-cell table:style-name="ce1844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97"/>
          <table:table-cell table:style-name="ce1250" office:value-type="float" office:value="8" calcext:value-type="float">
            <text:p>8</text:p>
          </table:table-cell>
          <table:table-cell table:style-name="ce1655" office:value-type="float" office:value="31" calcext:value-type="float">
            <text:p>31</text:p>
          </table:table-cell>
          <table:table-cell table:style-name="ce1272" table:formula="of:=[.J13]-[.J12]" office:value-type="float" office:value="7" calcext:value-type="float">
            <text:p>+7KP</text:p>
          </table:table-cell>
          <table:table-cell table:style-name="ce1844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9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655" office:value-type="float" office:value="38" calcext:value-type="float">
            <text:p>38</text:p>
          </table:table-cell>
          <table:table-cell table:style-name="ce1272" table:formula="of:=[.J14]-[.J13]" office:value-type="float" office:value="7" calcext:value-type="float">
            <text:p>+7KP</text:p>
          </table:table-cell>
          <table:table-cell table:style-name="ce1844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31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97"/>
          <table:table-cell table:style-name="ce1250" office:value-type="float" office:value="10" calcext:value-type="float">
            <text:p>10</text:p>
          </table:table-cell>
          <table:table-cell table:style-name="ce1655" office:value-type="float" office:value="46" calcext:value-type="float">
            <text:p>46</text:p>
          </table:table-cell>
          <table:table-cell table:style-name="ce1272" table:formula="of:=[.J15]-[.J14]" office:value-type="float" office:value="8" calcext:value-type="float">
            <text:p>+8KP</text:p>
          </table:table-cell>
          <table:table-cell table:style-name="ce1844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31"/>
          <table:table-cell table:number-columns-repeated="235"/>
        </table:table-row>
        <table:table-row table:style-name="ro14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97"/>
          <table:table-cell table:style-name="ce1250" office:value-type="float" office:value="11" calcext:value-type="float">
            <text:p>11</text:p>
          </table:table-cell>
          <table:table-cell table:style-name="ce1655" office:value-type="float" office:value="55" calcext:value-type="float">
            <text:p>55</text:p>
          </table:table-cell>
          <table:table-cell table:style-name="ce1272" table:formula="of:=[.J16]-[.J15]" office:value-type="float" office:value="9" calcext:value-type="float">
            <text:p>+9KP</text:p>
          </table:table-cell>
          <table:table-cell table:style-name="ce1844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40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655" office:value-type="float" office:value="65" calcext:value-type="float">
            <text:p>65</text:p>
          </table:table-cell>
          <table:table-cell table:style-name="ce1272" table:formula="of:=[.J17]-[.J16]" office:value-type="float" office:value="10" calcext:value-type="float">
            <text:p>+10KP</text:p>
          </table:table-cell>
          <table:table-cell table:style-name="ce1844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97"/>
          <table:table-cell table:style-name="ce1250" office:value-type="float" office:value="13" calcext:value-type="float">
            <text:p>13</text:p>
          </table:table-cell>
          <table:table-cell table:style-name="ce1655" office:value-type="float" office:value="76" calcext:value-type="float">
            <text:p>76</text:p>
          </table:table-cell>
          <table:table-cell table:style-name="ce1272" table:formula="of:=[.J18]-[.J17]" office:value-type="float" office:value="11" calcext:value-type="float">
            <text:p>+11KP</text:p>
          </table:table-cell>
          <table:table-cell table:style-name="ce1844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 table:style-name="Default" table:number-columns-repeated="4"/>
          <table:table-cell table:style-name="ce1597"/>
          <table:table-cell table:style-name="ce1250" office:value-type="float" office:value="14" calcext:value-type="float">
            <text:p>14</text:p>
          </table:table-cell>
          <table:table-cell table:style-name="ce1655" office:value-type="float" office:value="88" calcext:value-type="float">
            <text:p>88</text:p>
          </table:table-cell>
          <table:table-cell table:style-name="ce1272" table:formula="of:=[.J19]-[.J18]" office:value-type="float" office:value="12" calcext:value-type="float">
            <text:p>+12KP</text:p>
          </table:table-cell>
          <table:table-cell table:style-name="ce1844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59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655" office:value-type="float" office:value="101" calcext:value-type="float">
            <text:p>101</text:p>
          </table:table-cell>
          <table:table-cell table:style-name="ce1272" table:formula="of:=[.J20]-[.J19]" office:value-type="float" office:value="13" calcext:value-type="float">
            <text:p>+13KP</text:p>
          </table:table-cell>
          <table:table-cell table:style-name="ce1844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2" table:number-columns-repeated="3"/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8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2"/>
          <table:table-cell table:style-name="ce582"/>
          <table:table-cell table:style-name="ce1831" table:content-validation-name="val58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40" table:content-validation-name="val182" office:value-type="string" calcext:value-type="string">
            <text:p>Fok</text:p>
          </table:table-cell>
          <table:table-cell table:style-name="ce1740" table:content-validation-name="val182" office:value-type="string" calcext:value-type="string">
            <text:p>Bónusz</text:p>
          </table:table-cell>
          <table:table-cell table:style-name="ce68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09" table:content-validation-name="val180" office:value-type="string" calcext:value-type="string">
            <text:p>Egyik HM nagyobb lehet</text:p>
          </table:table-cell>
          <table:table-cell table:style-name="ce1933" table:content-validation-name="val18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2" office:value-type="float" office:value="0" calcext:value-type="float">
            <text:p>0</text:p>
          </table:table-cell>
          <table:table-cell table:style-name="ce1341" table:content-validation-name="val182" office:value-type="float" office:value="0" calcext:value-type="float">
            <text:p>0</text:p>
          </table:table-cell>
          <table:table-cell table:style-name="ce68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2" office:value-type="float" office:value="1" calcext:value-type="float">
            <text:p>1</text:p>
          </table:table-cell>
          <table:table-cell table:style-name="ce1341" table:content-validation-name="val182" office:value-type="float" office:value="1" calcext:value-type="float">
            <text:p>1</text:p>
          </table:table-cell>
          <table:table-cell table:style-name="ce680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80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8" office:value-type="string" calcext:value-type="string" table:number-columns-spanned="2" table:number-rows-spanned="1">
            <text:p>Kétkezes harc Mf limit</text:p>
          </table:table-cell>
          <table:covered-table-cell table:style-name="ce680" table:content-validation-name="val58"/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3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4" calcext:value-type="float">
            <text:p>1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40" table:content-validation-name="val58" office:value-type="string" calcext:value-type="string">
            <text:p>Fegyver</text:p>
          </table:table-cell>
          <table:table-cell table:style-name="ce1817" table:content-validation-name="val58" office:value-type="string" calcext:value-type="string">
            <text:p>Mf Innen</text:p>
            <text:p>Számít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Elsődleges fegyver</text:p>
          </table:table-cell>
          <table:table-cell table:style-name="ce1342" table:content-validation-name="val58" office:value-type="float" office:value="2" calcext:value-type="float">
            <text:p>2. fok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8" office:value-type="string" calcext:value-type="string">
            <text:p>Másodlagos fegyver</text:p>
          </table:table-cell>
          <table:table-cell table:style-name="ce1342" table:content-validation-name="val58" office:value-type="float" office:value="3" calcext:value-type="float">
            <text:p>3. fok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8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80" table:content-validation-name="val58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Kétkezes harc max pengehossz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11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8" office:value-type="string" calcext:value-type="string">
            <text:p>Minimum Erő 2 pengénél</text:p>
          </table:table-cell>
          <table:table-cell table:style-name="ce1322" table:content-validation-name="val58" office:value-type="float" office:value="2" calcext:value-type="float">
            <text:p>2</text:p>
          </table:table-cell>
          <table:table-cell table:style-name="ce680" table:content-validation-name="val58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0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0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52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44"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44"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44"/>
          <table:table-cell table:style-name="Default" table:number-columns-repeated="6"/>
          <table:table-cell table:style-name="ce159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44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8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32" table:content-validation-name="val58"/>
          <table:covered-table-cell table:number-columns-repeated="3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8" office:value-type="string" calcext:value-type="string" table:number-columns-spanned="2" table:number-rows-spanned="1">
            <text:p>Fok</text:p>
          </table:table-cell>
          <table:covered-table-cell table:style-name="ce582" table:content-validation-name="val58"/>
          <table:table-cell table:style-name="ce1740" table:content-validation-name="val58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0" calcext:value-type="float" table:number-columns-spanned="2" table:number-rows-spanned="1">
            <text:p>0</text:p>
          </table:table-cell>
          <table:covered-table-cell table:content-validation-name="val58"/>
          <table:table-cell table:style-name="ce1741" table:content-validation-name="val58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8"/>
          <table:table-cell table:content-validation-name="val58" table:number-columns-repeated="3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1" calcext:value-type="float" table:number-columns-spanned="2" table:number-rows-spanned="1">
            <text:p>1</text:p>
          </table:table-cell>
          <table:covered-table-cell table:content-validation-name="val58"/>
          <table:table-cell table:style-name="ce1741" table:content-validation-name="val58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8"/>
          <table:table-cell table:style-name="ce1731" table:content-validation-name="val58" office:value-type="string" calcext:value-type="string">
            <text:p>Csak könnyűvértre</text:p>
          </table:table-cell>
          <table:table-cell table:content-validation-name="val58" table:number-columns-repeated="2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2" calcext:value-type="float" table:number-columns-spanned="2" table:number-rows-spanned="1">
            <text:p>2</text:p>
          </table:table-cell>
          <table:covered-table-cell table:content-validation-name="val58"/>
          <table:table-cell table:style-name="ce1741" table:content-validation-name="val58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4" table:content-validation-name="val58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8" office:value-type="float" office:value="3" calcext:value-type="float" table:number-columns-spanned="2" table:number-rows-spanned="1">
            <text:p>3</text:p>
          </table:table-cell>
          <table:covered-table-cell table:content-validation-name="val58"/>
          <table:table-cell table:style-name="ce1741" table:content-validation-name="val58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8"/>
          <table:table-cell table:content-validation-name="val58" table:number-columns-repeated="2"/>
          <table:table-cell table:style-name="ce1844" table:content-validation-name="val58"/>
          <table:table-cell table:style-name="Default" table:number-columns-repeated="6"/>
          <table:table-cell table:style-name="ce1597" table:content-validation-name="val5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4" table:content-validation-name="val58"/>
          <table:table-cell table:style-name="ce1733" table:content-validation-name="val58" table:number-columns-repeated="2"/>
          <table:table-cell table:style-name="ce1844" table:content-validation-name="val58"/>
          <table:table-cell table:style-name="ce1754" table:content-validation-name="val58"/>
          <table:table-cell table:style-name="ce1844" table:content-validation-name="val58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8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8"/>
          <table:covered-table-cell table:number-columns-repeated="5" table:style-name="ce582" table:content-validation-name="val58"/>
          <table:covered-table-cell table:style-name="ce680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8"/>
          <table:table-cell table:style-name="ce1742" table:content-validation-name="val58" office:value-type="string" calcext:value-type="string" table:number-columns-spanned="3" table:number-rows-spanned="1">
            <text:p>SFÉ</text:p>
          </table:table-cell>
          <table:covered-table-cell table:number-columns-repeated="2" table:style-name="ce1742" table:content-validation-name="val58"/>
          <table:table-cell table:style-name="ce1742" table:content-validation-name="val58"/>
          <table:table-cell table:style-name="ce1944" table:content-validation-name="val58" office:value-type="string" calcext:value-type="string">
            <text:p>SFÉ diff</text:p>
          </table:table-cell>
          <table:table-cell table:style-name="ce1944" table:content-validation-name="val58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8"/>
          <table:table-cell table:style-name="ce1742" table:content-validation-name="val58" office:value-type="string" calcext:value-type="string">
            <text:p>Szúró</text:p>
          </table:table-cell>
          <table:table-cell table:style-name="ce1742" table:content-validation-name="val58" office:value-type="string" calcext:value-type="string">
            <text:p>Vágó</text:p>
          </table:table-cell>
          <table:table-cell table:style-name="ce1742" table:content-validation-name="val58" office:value-type="string" calcext:value-type="string">
            <text:p>Zúzó</text:p>
          </table:table-cell>
          <table:table-cell table:style-name="ce1742" table:content-validation-name="val58" office:value-type="string" calcext:value-type="string">
            <text:p>Energia</text:p>
          </table:table-cell>
          <table:table-cell table:style-name="ce1945" table:content-validation-name="val58"/>
          <table:table-cell table:style-name="ce1947" table:content-validation-name="val58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Posztó / Bunda</text:p>
          </table:table-cell>
          <table:covered-table-cell table:style-name="ce1699" table:content-validation-name="val58"/>
          <table:table-cell table:style-name="ce718" table:content-validation-name="val58" office:value-type="float" office:value="1" calcext:value-type="float">
            <text:p>1</text:p>
          </table:table-cell>
          <table:table-cell table:number-columns-repeated="2"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Fegyverkabát</text:p>
          </table:table-cell>
          <table:covered-table-cell table:style-name="ce1699" table:content-validation-name="val58"/>
          <table:table-cell table:number-columns-repeated="2" table:style-name="ce718" table:content-validation-name="val58" office:value-type="float" office:value="3" calcext:value-type="float">
            <text:p>3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0" calcext:value-type="float">
            <text:p>0</text:p>
          </table:table-cell>
          <table:table-cell table:style-name="ce1948" table:content-validation-name="val5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Bőr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Brigantin bőr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7" calcext:value-type="float">
            <text:p>7</text:p>
          </table:table-cell>
          <table:table-cell table:style-name="ce718" table:content-validation-name="val58" office:value-type="float" office:value="14" calcext:value-type="float">
            <text:p>14</text:p>
          </table:table-cell>
          <table:table-cell table:style-name="ce718" table:content-validation-name="val58" office:value-type="float" office:value="2" calcext:value-type="float">
            <text:p>2</text:p>
          </table:table-cell>
          <table:table-cell table:style-name="ce1948" table:content-validation-name="val58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Lánc / Sodrony</text:p>
          </table:table-cell>
          <table:covered-table-cell table:style-name="ce1699" table:content-validation-name="val58"/>
          <table:table-cell table:style-name="ce718" table:content-validation-name="val58" office:value-type="float" office:value="8" calcext:value-type="float">
            <text:p>8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5" calcext:value-type="float">
            <text:p>5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Pikkely fém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12" calcext:value-type="float">
            <text:p>12</text:p>
          </table:table-cell>
          <table:table-cell table:style-name="ce718" table:content-validation-name="val58" office:value-type="float" office:value="13" calcext:value-type="float">
            <text:p>13</text:p>
          </table:table-cell>
          <table:table-cell table:style-name="ce718" table:content-validation-name="val58" office:value-type="float" office:value="6" calcext:value-type="float">
            <text:p>6</text:p>
          </table:table-cell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3" calcext:value-type="float">
            <text:p>3</text:p>
          </table:table-cell>
          <table:table-cell table:style-name="ce1948" table:content-validation-name="val58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99" table:content-validation-name="val58" office:value-type="string" calcext:value-type="string" table:number-columns-spanned="2" table:number-rows-spanned="1">
            <text:p>Lemezpáncél</text:p>
          </table:table-cell>
          <table:covered-table-cell table:style-name="ce1699" table:content-validation-name="val58"/>
          <table:table-cell table:style-name="ce718" table:content-validation-name="val58" office:value-type="float" office:value="15" calcext:value-type="float">
            <text:p>15</text:p>
          </table:table-cell>
          <table:table-cell table:style-name="ce718" table:content-validation-name="val58" office:value-type="float" office:value="18" calcext:value-type="float">
            <text:p>18</text:p>
          </table:table-cell>
          <table:table-cell table:style-name="ce718" table:content-validation-name="val58" office:value-type="float" office:value="10" calcext:value-type="float">
            <text:p>10</text:p>
          </table:table-cell>
          <table:table-cell table:style-name="ce718" table:content-validation-name="val58" office:value-type="float" office:value="20" calcext:value-type="float">
            <text:p>20</text:p>
          </table:table-cell>
          <table:table-cell table:style-name="ce718" table:content-validation-name="val58" office:value-type="float" office:value="4" calcext:value-type="float">
            <text:p>4</text:p>
          </table:table-cell>
          <table:table-cell table:style-name="ce1948" table:content-validation-name="val58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8"/>
          <table:table-cell table:style-name="ce1742" table:content-validation-name="val58" office:value-type="string" calcext:value-type="string">
            <text:p>SFÉ</text:p>
          </table:table-cell>
          <table:table-cell table:style-name="ce1742" table:content-validation-name="val58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8" table:number-columns-spanned="2" table:number-rows-spanned="1"/>
          <table:covered-table-cell table:style-name="ce1269" table:content-validation-name="val58"/>
          <table:table-cell table:style-name="ce1742" table:content-validation-name="val58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97"/>
          <table:table-cell table:style-name="ce1617"/>
          <table:table-cell table:style-name="Default" table:number-columns-repeated="3"/>
          <table:table-cell table:style-name="ce1754"/>
          <table:table-cell table:style-name="ce184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97"/>
          <table:table-cell table:style-name="ce1694"/>
          <table:table-cell table:style-name="ce1733" table:number-columns-repeated="2"/>
          <table:table-cell table:style-name="ce1844"/>
          <table:table-cell table:style-name="ce1754"/>
          <table:table-cell table:style-name="ce184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97"/>
          <table:table-cell table:style-name="ce1694"/>
          <table:table-cell table:style-name="ce1733" table:number-columns-repeated="2"/>
          <table:table-cell table:style-name="ce1844"/>
          <table:table-cell table:style-name="ce1754"/>
          <table:table-cell table:style-name="ce1844" table:number-columns-repeated="6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>
          <table:table-cell table:style-name="ce1597"/>
          <table:table-cell table:style-name="ce1694"/>
          <table:table-cell table:style-name="ce1733" table:number-columns-repeated="2"/>
          <table:table-cell table:style-name="ce1844"/>
          <table:table-cell table:number-columns-repeated="4"/>
          <table:table-cell table:style-name="ce1844" table:number-columns-repeated="3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>
          <table:table-cell table:style-name="ce1597"/>
          <table:table-cell table:number-columns-repeated="8"/>
          <table:table-cell table:style-name="ce1844" table:number-columns-repeated="3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44" table:number-columns-repeated="3"/>
          <table:table-cell table:style-name="ce1739"/>
          <table:table-cell table:style-name="ce1803" table:number-columns-repeated="2"/>
          <table:table-cell table:style-name="ce1844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4">
          <table:table-cell table:style-name="ce204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5" table:on-update-keep-styles="true" table:on-update-keep-size="false"/>
        <table:database-range table:name="fortelyok_altalanos_full" table:target-range-address="Fortélylista.A4:Fortélylista.B45" table:on-update-keep-styles="true" table:on-update-keep-size="false" table:contains-header="false"/>
        <table:database-range table:name="fortelyok_harci" table:target-range-address="Fortélylista.A61:Fortélylista.A101" table:on-update-keep-styles="true" table:on-update-keep-size="false"/>
        <table:database-range table:name="fortelyok_harci_full" table:target-range-address="Fortélylista.A61:Fortélylista.B101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7" table:on-update-keep-styles="true" table:on-update-keep-size="false"/>
        <table:database-range table:name="hatterek_szabad_all" table:target-range-address="Fortélylista.G5:Fortélylista.H37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4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41:Fortélylista.G49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9:Alapértékek.E61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00.00.00</text:date>, <text:time style:data-style-name="N2" text:time-value="17:29:51.00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5-30T18:02:31.556000000</dc:date>
    <meta:editing-cycles>651</meta:editing-cycles>
    <meta:editing-duration>P4DT9H4M21S</meta:editing-duration>
    <meta:document-statistic meta:table-count="11" meta:cell-count="341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